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Reference">
      <style:paragraph-properties fo:break-before="page">
        <style:tab-stops/>
      </style:paragraph-properties>
    </style:style>
    <style:style style:name="P37" style:family="paragraph" style:parent-style-name="Reference">
      <style:paragraph-properties>
        <style:tab-stops/>
      </style:paragraph-properties>
    </style:style>
    <style:style style:name="P38" style:family="paragraph" style:parent-style-name="Reference">
      <style:text-properties officeooo:rsid="0083e2e4" officeooo:paragraph-rsid="0083e2e4"/>
    </style:style>
    <style:style style:name="P39" style:family="paragraph" style:parent-style-name="Note">
      <style:text-properties officeooo:paragraph-rsid="002797df"/>
    </style:style>
    <style:style style:name="P40" style:family="paragraph" style:parent-style-name="Note">
      <style:text-properties officeooo:paragraph-rsid="009addbb"/>
    </style:style>
    <style:style style:name="P41" style:family="paragraph" style:parent-style-name="Option_20_title">
      <style:text-properties style:font-style-asian="normal" style:font-style-complex="normal"/>
    </style:style>
    <style:style style:name="P42" style:family="paragraph" style:parent-style-name="Option_20_title">
      <style:text-properties fo:font-style="normal" style:font-style-asian="normal" style:font-style-complex="normal"/>
    </style:style>
    <style:style style:name="P43" style:family="paragraph" style:parent-style-name="Option_20_title">
      <style:text-properties officeooo:paragraph-rsid="00283a1c"/>
    </style:style>
    <style:style style:name="P44" style:family="paragraph" style:parent-style-name="Option_20_title">
      <style:text-properties officeooo:rsid="0068dc3f"/>
    </style:style>
    <style:style style:name="P45" style:family="paragraph" style:parent-style-name="Option_20_title">
      <style:text-properties officeooo:paragraph-rsid="00ab13e5"/>
    </style:style>
    <style:style style:name="P46" style:family="paragraph" style:parent-style-name="Option_20_title">
      <style:text-properties officeooo:paragraph-rsid="00bfe008"/>
    </style:style>
    <style:style style:name="P47" style:family="paragraph" style:parent-style-name="Option_20_title">
      <style:text-properties officeooo:paragraph-rsid="010f167b"/>
    </style:style>
    <style:style style:name="P48" style:family="paragraph" style:parent-style-name="Option_20_title">
      <style:text-properties officeooo:paragraph-rsid="013ee393"/>
    </style:style>
    <style:style style:name="P49" style:family="paragraph" style:parent-style-name="Option_20_title">
      <style:text-properties officeooo:paragraph-rsid="0143ac7c"/>
    </style:style>
    <style:style style:name="P50" style:family="paragraph" style:parent-style-name="Note">
      <style:paragraph-properties fo:margin-left="11.99mm" fo:margin-right="0mm" fo:text-indent="-11.99mm" style:auto-text-indent="false"/>
    </style:style>
    <style:style style:name="P51" style:family="paragraph" style:parent-style-name="Option">
      <style:paragraph-properties fo:margin-left="0mm" fo:margin-right="0mm" fo:text-indent="0mm" style:auto-text-indent="false"/>
    </style:style>
    <style:style style:name="P52" style:family="paragraph" style:parent-style-name="Footnote">
      <style:text-properties officeooo:rsid="0015d65b" officeooo:paragraph-rsid="0015d65b"/>
    </style:style>
    <style:style style:name="P53" style:family="paragraph" style:parent-style-name="Footnote">
      <style:text-properties officeooo:rsid="00259ac4" officeooo:paragraph-rsid="00259ac4"/>
    </style:style>
    <style:style style:name="P54" style:family="paragraph" style:parent-style-name="Footnote">
      <style:text-properties officeooo:rsid="002706f7" officeooo:paragraph-rsid="002706f7"/>
    </style:style>
    <style:style style:name="P55" style:family="paragraph" style:parent-style-name="Footnote">
      <style:text-properties officeooo:rsid="002797df" officeooo:paragraph-rsid="002797df"/>
    </style:style>
    <style:style style:name="P56" style:family="paragraph" style:parent-style-name="Footnote">
      <style:text-properties officeooo:rsid="00283a1c" officeooo:paragraph-rsid="00283a1c"/>
    </style:style>
    <style:style style:name="P57" style:family="paragraph" style:parent-style-name="Footnote">
      <style:text-properties officeooo:rsid="002ee9f8" officeooo:paragraph-rsid="002ee9f8"/>
    </style:style>
    <style:style style:name="P58" style:family="paragraph" style:parent-style-name="Footnote">
      <style:text-properties officeooo:rsid="003e47c0" officeooo:paragraph-rsid="003e47c0"/>
    </style:style>
    <style:style style:name="P59" style:family="paragraph" style:parent-style-name="Footnote">
      <style:text-properties officeooo:rsid="00813323" officeooo:paragraph-rsid="00813323"/>
    </style:style>
    <style:style style:name="P60" style:family="paragraph" style:parent-style-name="Footnote">
      <style:text-properties officeooo:rsid="0083e2e4" officeooo:paragraph-rsid="0083e2e4"/>
    </style:style>
    <style:style style:name="P61" style:family="paragraph" style:parent-style-name="Footnote">
      <style:text-properties officeooo:rsid="0129e483" officeooo:paragraph-rsid="0129e483"/>
    </style:style>
    <style:style style:name="P62" style:family="paragraph" style:parent-style-name="Answer">
      <style:text-properties officeooo:paragraph-rsid="002797df"/>
    </style:style>
    <style:style style:name="P63" style:family="paragraph" style:parent-style-name="Answer">
      <style:text-properties officeooo:rsid="0037af8d" officeooo:paragraph-rsid="0037af8d"/>
    </style:style>
    <style:style style:name="P64" style:family="paragraph" style:parent-style-name="Answer">
      <style:text-properties officeooo:paragraph-rsid="008db1e9"/>
    </style:style>
    <style:style style:name="P65" style:family="paragraph" style:parent-style-name="Answer">
      <style:text-properties officeooo:rsid="008db1e9" officeooo:paragraph-rsid="008db1e9"/>
    </style:style>
    <style:style style:name="P66" style:family="paragraph" style:parent-style-name="Answer">
      <style:text-properties officeooo:paragraph-rsid="00a3938e"/>
    </style:style>
    <style:style style:name="P67" style:family="paragraph" style:parent-style-name="Option_20_Start">
      <style:text-properties officeooo:paragraph-rsid="002706f7"/>
    </style:style>
    <style:style style:name="P68" style:family="paragraph" style:parent-style-name="Option_20_Start">
      <style:text-properties officeooo:paragraph-rsid="002797df"/>
    </style:style>
    <style:style style:name="P69" style:family="paragraph" style:parent-style-name="Option_20_Start">
      <style:text-properties officeooo:paragraph-rsid="00283a1c"/>
    </style:style>
    <style:style style:name="P70" style:family="paragraph" style:parent-style-name="Option_20_Start">
      <style:text-properties officeooo:rsid="00283a1c" officeooo:paragraph-rsid="00283a1c"/>
    </style:style>
    <style:style style:name="P71" style:family="paragraph" style:parent-style-name="Option_20_Start">
      <style:text-properties officeooo:paragraph-rsid="006c2030"/>
    </style:style>
    <style:style style:name="P72" style:family="paragraph" style:parent-style-name="Option_20_Start">
      <style:text-properties officeooo:paragraph-rsid="007a1f5a"/>
    </style:style>
    <style:style style:name="P73" style:family="paragraph" style:parent-style-name="Option_20_Start">
      <style:text-properties officeooo:rsid="009f61a1" officeooo:paragraph-rsid="009f61a1"/>
    </style:style>
    <style:style style:name="P74" style:family="paragraph" style:parent-style-name="Option_20_Start">
      <style:text-properties officeooo:paragraph-rsid="00ab13e5"/>
    </style:style>
    <style:style style:name="P75" style:family="paragraph" style:parent-style-name="Option_20_Start">
      <style:text-properties officeooo:rsid="00aca646" officeooo:paragraph-rsid="00aca646"/>
    </style:style>
    <style:style style:name="P76" style:family="paragraph" style:parent-style-name="Option_20_Start">
      <style:text-properties officeooo:rsid="00ba05c8" officeooo:paragraph-rsid="00ba05c8"/>
    </style:style>
    <style:style style:name="P77" style:family="paragraph" style:parent-style-name="Option_20_Start">
      <style:text-properties officeooo:rsid="00ba05c8" officeooo:paragraph-rsid="00ba3a04"/>
    </style:style>
    <style:style style:name="P78" style:family="paragraph" style:parent-style-name="Option_20_Start">
      <style:text-properties officeooo:rsid="00ba05c8" officeooo:paragraph-rsid="00bc03fd"/>
    </style:style>
    <style:style style:name="P79" style:family="paragraph" style:parent-style-name="Option_20_Start">
      <style:text-properties officeooo:rsid="00ba05c8" officeooo:paragraph-rsid="00bd3e3d"/>
    </style:style>
    <style:style style:name="P80" style:family="paragraph" style:parent-style-name="Option_20_Start">
      <style:text-properties officeooo:paragraph-rsid="00bc03fd"/>
    </style:style>
    <style:style style:name="P81" style:family="paragraph" style:parent-style-name="Option_20_Start">
      <style:text-properties officeooo:paragraph-rsid="00c5e64e"/>
    </style:style>
    <style:style style:name="P82" style:family="paragraph" style:parent-style-name="Option_20_Start">
      <style:text-properties officeooo:rsid="00cdc61f" officeooo:paragraph-rsid="010f167b"/>
    </style:style>
    <style:style style:name="P83" style:family="paragraph" style:parent-style-name="Option_20_Start">
      <style:text-properties officeooo:paragraph-rsid="010f167b"/>
    </style:style>
    <style:style style:name="P84" style:family="paragraph" style:parent-style-name="Option_20_Start">
      <style:text-properties officeooo:paragraph-rsid="011baecf"/>
    </style:style>
    <style:style style:name="P85" style:family="paragraph" style:parent-style-name="Option_20_Start">
      <style:text-properties officeooo:paragraph-rsid="011cef7e"/>
    </style:style>
    <style:style style:name="P86" style:family="paragraph" style:parent-style-name="Option_20_Start">
      <style:text-properties officeooo:paragraph-rsid="011d81b5"/>
    </style:style>
    <style:style style:name="P87" style:family="paragraph" style:parent-style-name="Option_20_Start">
      <style:text-properties officeooo:paragraph-rsid="011ea8d3"/>
    </style:style>
    <style:style style:name="P88" style:family="paragraph" style:parent-style-name="Option_20_Start">
      <style:text-properties officeooo:paragraph-rsid="01341591"/>
    </style:style>
    <style:style style:name="P89" style:family="paragraph" style:parent-style-name="Option_20_Start">
      <style:text-properties officeooo:paragraph-rsid="0030f54a"/>
    </style:style>
    <style:style style:name="P90" style:family="paragraph" style:parent-style-name="Option_20_Start">
      <style:text-properties officeooo:paragraph-rsid="0142dcca"/>
    </style:style>
    <style:style style:name="P91" style:family="paragraph" style:parent-style-name="Option_20_Start">
      <style:text-properties officeooo:paragraph-rsid="0143ac7c"/>
    </style:style>
    <style:style style:name="P92" style:family="paragraph" style:parent-style-name="Table">
      <style:text-properties officeooo:paragraph-rsid="00618721"/>
    </style:style>
    <style:style style:name="P93" style:family="paragraph" style:parent-style-name="Source_20_code">
      <style:text-properties officeooo:rsid="006496a9" officeooo:paragraph-rsid="006496a9"/>
    </style:style>
    <style:style style:name="P94" style:family="paragraph" style:parent-style-name="Source_20_code">
      <style:text-properties officeooo:paragraph-rsid="00a3682d"/>
    </style:style>
    <style:style style:name="P95" style:family="paragraph" style:parent-style-name="Source_20_code">
      <style:text-properties officeooo:rsid="00a3682d" officeooo:paragraph-rsid="00a3682d"/>
    </style:style>
    <style:style style:name="P96" style:family="paragraph" style:parent-style-name="Option_20_note">
      <style:text-properties officeooo:paragraph-rsid="007a1f5a"/>
    </style:style>
    <style:style style:name="P97" style:family="paragraph" style:parent-style-name="Option_20_note">
      <style:text-properties officeooo:rsid="009f61a1" officeooo:paragraph-rsid="009f61a1"/>
    </style:style>
    <style:style style:name="P98" style:family="paragraph" style:parent-style-name="Option_20_note">
      <style:text-properties officeooo:rsid="00a06f13" officeooo:paragraph-rsid="00a06f13"/>
    </style:style>
    <style:style style:name="P99" style:family="paragraph" style:parent-style-name="Option_20_note">
      <style:text-properties officeooo:paragraph-rsid="011cef7e"/>
    </style:style>
    <style:style style:name="P100" style:family="paragraph" style:parent-style-name="Option_20_note">
      <style:text-properties officeooo:paragraph-rsid="011d6c6f"/>
    </style:style>
    <style:style style:name="P101" style:family="paragraph" style:parent-style-name="Command_20_Start">
      <style:text-properties officeooo:paragraph-rsid="009816eb"/>
    </style:style>
    <style:style style:name="P102" style:family="paragraph" style:parent-style-name="Command_20_End">
      <style:text-properties officeooo:paragraph-rsid="0098d308"/>
    </style:style>
    <style:style style:name="P103" style:family="paragraph" style:parent-style-name="Text_20_Body_20_Start">
      <style:text-properties officeooo:paragraph-rsid="00ae8774"/>
    </style:style>
    <style:style style:name="P104" style:family="paragraph" style:parent-style-name="Text_20_Body_20_Start">
      <style:text-properties officeooo:paragraph-rsid="0115c280"/>
    </style:style>
    <style:style style:name="P105" style:family="paragraph" style:parent-style-name="Text_20_Body_20_Start">
      <style:text-properties officeooo:paragraph-rsid="0123cb58"/>
    </style:style>
    <style:style style:name="P106" style:family="paragraph" style:parent-style-name="Text_20_Body_20_Start">
      <style:text-properties officeooo:paragraph-rsid="01297cf5"/>
    </style:style>
    <style:style style:name="P107" style:family="paragraph" style:parent-style-name="Text_20_Body_20_Start">
      <style:text-properties officeooo:paragraph-rsid="0129e483"/>
    </style:style>
    <style:style style:name="P108" style:family="paragraph" style:parent-style-name="Text_20_Body_20_Start">
      <style:text-properties officeooo:paragraph-rsid="012a523a"/>
    </style:style>
    <style:style style:name="P109" style:family="paragraph" style:parent-style-name="Text_20_Body_20_Start">
      <style:text-properties officeooo:paragraph-rsid="012f9ff9"/>
    </style:style>
    <style:style style:name="P110" style:family="paragraph" style:parent-style-name="Configuration">
      <style:text-properties officeooo:rsid="0115c280" officeooo:paragraph-rsid="0115c280"/>
    </style:style>
    <style:style style:name="P111" style:family="paragraph" style:parent-style-name="Configuration_20_title">
      <style:text-properties officeooo:rsid="0115c280" officeooo:paragraph-rsid="0115c280"/>
    </style:style>
    <style:style style:name="P112" style:family="paragraph" style:parent-style-name="Option">
      <style:text-properties officeooo:paragraph-rsid="00c5e64e"/>
    </style:style>
    <style:style style:name="P113" style:family="paragraph" style:parent-style-name="Illustration_20_Index_20_1">
      <style:paragraph-properties>
        <style:tab-stops>
          <style:tab-stop style:position="170mm" style:type="right" style:leader-style="dotted" style:leader-text="."/>
        </style:tab-stops>
      </style:paragraph-properties>
    </style:style>
    <style:style style:name="P114" style:family="paragraph" style:parent-style-name="Table_20_index_20_1">
      <style:paragraph-properties>
        <style:tab-stops>
          <style:tab-stop style:position="170mm" style:type="right" style:leader-style="dotted" style:leader-text="."/>
        </style:tab-stops>
      </style:paragraph-properties>
    </style:style>
    <style:style style:name="P115" style:family="paragraph" style:parent-style-name="Note_20_Cont." style:list-style-name="L9">
      <style:text-properties officeooo:paragraph-rsid="0122492a"/>
    </style:style>
    <style:style style:name="P116" style:family="paragraph" style:parent-style-name="Option_20_title">
      <style:text-properties officeooo:rsid="00756d63"/>
    </style:style>
    <style:style style:name="P117" style:family="paragraph" style:parent-style-name="Index_20_Separator">
      <style:paragraph-properties>
        <style:tab-stops/>
      </style:paragraph-properties>
    </style:style>
    <style:style style:name="P118" style:family="paragraph" style:parent-style-name="List_20_1_20_End" style:list-style-name="L3"/>
    <style:style style:name="P119" style:family="paragraph" style:parent-style-name="List_20_1_20_End" style:list-style-name="L6">
      <style:text-properties officeooo:paragraph-rsid="00272990"/>
    </style:style>
    <style:style style:name="P120" style:family="paragraph" style:parent-style-name="List_20_1_20_End">
      <style:text-properties officeooo:paragraph-rsid="011d81b5"/>
    </style:style>
    <style:style style:name="P121" style:family="paragraph" style:parent-style-name="List_20_1_20_End">
      <style:text-properties officeooo:rsid="0038d579" officeooo:paragraph-rsid="0038d579"/>
    </style:style>
    <style:style style:name="P122" style:family="paragraph" style:parent-style-name="List_20_1_20_End">
      <style:text-properties officeooo:paragraph-rsid="0013ea2a"/>
    </style:style>
    <style:style style:name="P123" style:family="paragraph" style:parent-style-name="List_20_1_20_End">
      <style:text-properties officeooo:rsid="0013ea2a" officeooo:paragraph-rsid="0013ea2a"/>
    </style:style>
    <style:style style:name="P124" style:family="paragraph" style:parent-style-name="List_20_1_20_End" style:list-style-name="L11"/>
    <style:style style:name="P125" style:family="paragraph" style:parent-style-name="List_20_1_20_End" style:list-style-name="L12"/>
    <style:style style:name="P126" style:family="paragraph" style:parent-style-name="List_20_1_20_End">
      <style:paragraph-properties fo:margin-left="12.51mm" fo:margin-right="0mm" fo:text-indent="-4mm" style:auto-text-indent="false"/>
    </style:style>
    <style:style style:name="P127" style:family="paragraph" style:parent-style-name="List_20_1_20_Start" style:list-style-name="L1"/>
    <style:style style:name="P128" style:family="paragraph" style:parent-style-name="List_20_1_20_Start" style:list-style-name="L1">
      <style:text-properties officeooo:rsid="01297aef" officeooo:paragraph-rsid="01297aef"/>
    </style:style>
    <style:style style:name="P129" style:family="paragraph" style:parent-style-name="List_20_1_20_Start" style:list-style-name="L2"/>
    <style:style style:name="P130" style:family="paragraph" style:parent-style-name="List_20_1_20_Start" style:list-style-name="L4"/>
    <style:style style:name="P131" style:family="paragraph" style:parent-style-name="List_20_1_20_Start" style:list-style-name="L5">
      <style:text-properties officeooo:paragraph-rsid="006f49b8"/>
    </style:style>
    <style:style style:name="P132" style:family="paragraph" style:parent-style-name="List_20_1_20_Start" style:list-style-name="L6"/>
    <style:style style:name="P133" style:family="paragraph" style:parent-style-name="List_20_1_20_Start" style:list-style-name="L7"/>
    <style:style style:name="P134" style:family="paragraph" style:parent-style-name="List_20_1_20_Start">
      <style:text-properties officeooo:paragraph-rsid="0013ea2a"/>
    </style:style>
    <style:style style:name="P135" style:family="paragraph" style:parent-style-name="List_20_1_20_Start">
      <style:text-properties officeooo:rsid="0013ea2a" officeooo:paragraph-rsid="0014b6e1"/>
    </style:style>
    <style:style style:name="P136" style:family="paragraph" style:parent-style-name="List_20_1_20_Start" style:list-style-name="L11"/>
    <style:style style:name="P137" style:family="paragraph" style:parent-style-name="List_20_1_20_Start" style:list-style-name="L12"/>
    <style:style style:name="P138" style:family="paragraph" style:parent-style-name="List_20_1_20_Start">
      <style:paragraph-properties fo:margin-left="12.51mm" fo:margin-right="0mm" fo:text-indent="-4.06mm" style:auto-text-indent="false"/>
    </style:style>
    <style:style style:name="P139" style:family="paragraph" style:parent-style-name="Question">
      <style:text-properties officeooo:paragraph-rsid="00a3938e"/>
    </style:style>
    <style:style style:name="P140" style:family="paragraph" style:parent-style-name="Question">
      <style:text-properties officeooo:rsid="0037af8d" officeooo:paragraph-rsid="0037af8d"/>
    </style:style>
    <style:style style:name="P141" style:family="paragraph" style:parent-style-name="Question">
      <style:text-properties officeooo:rsid="008db1e9" officeooo:paragraph-rsid="008db1e9"/>
    </style:style>
    <style:style style:name="P142" style:family="paragraph" style:parent-style-name="Standard" style:list-style-name="L8"/>
    <style:style style:name="P143" style:family="paragraph" style:parent-style-name="Heading_20_2">
      <style:text-properties officeooo:rsid="00868084" officeooo:paragraph-rsid="00868084"/>
    </style:style>
    <style:style style:name="P144" style:family="paragraph" style:parent-style-name="Heading_20_2">
      <style:text-properties officeooo:paragraph-rsid="00a9b12c"/>
    </style:style>
    <style:style style:name="P145" style:family="paragraph" style:parent-style-name="Heading_20_2" style:list-style-name="">
      <style:paragraph-properties fo:text-align="justify" style:justify-single-word="false"/>
    </style:style>
    <style:style style:name="P146" style:family="paragraph" style:parent-style-name="Heading_20_2">
      <style:text-properties officeooo:rsid="0032c6b2" officeooo:paragraph-rsid="0032c6b2"/>
    </style:style>
    <style:style style:name="P147" style:family="paragraph" style:parent-style-name="Heading_20_2">
      <style:paragraph-properties fo:break-before="page"/>
    </style:style>
    <style:style style:name="P148" style:family="paragraph" style:parent-style-name="Heading_20_3">
      <style:text-properties officeooo:paragraph-rsid="00918711"/>
    </style:style>
    <style:style style:name="P149" style:family="paragraph" style:parent-style-name="Heading_20_3">
      <style:text-properties style:font-style-asian="normal" style:font-style-complex="normal"/>
    </style:style>
    <style:style style:name="P150" style:family="paragraph" style:parent-style-name="Heading_20_3">
      <style:text-properties officeooo:rsid="009f61a1" officeooo:paragraph-rsid="009f61a1"/>
    </style:style>
    <style:style style:name="P151" style:family="paragraph" style:parent-style-name="Heading_20_3">
      <style:text-properties officeooo:paragraph-rsid="002706f7"/>
    </style:style>
    <style:style style:name="P152" style:family="paragraph" style:parent-style-name="Heading_20_3">
      <style:paragraph-properties fo:break-before="page"/>
    </style:style>
    <style:style style:name="P153" style:family="paragraph" style:parent-style-name="Heading_20_1" style:list-style-name="">
      <style:paragraph-properties fo:text-align="justify" style:justify-single-word="false"/>
    </style:style>
    <style:style style:name="P154" style:family="paragraph" style:parent-style-name="Heading_20_1">
      <style:paragraph-properties fo:break-before="page"/>
    </style:style>
    <style:style style:name="P155" style:family="paragraph" style:parent-style-name="Contents_20_1">
      <style:paragraph-properties>
        <style:tab-stops>
          <style:tab-stop style:position="170mm" style:type="right" style:leader-style="dotted" style:leader-text="."/>
        </style:tab-stops>
      </style:paragraph-properties>
    </style:style>
    <style:style style:name="P156" style:family="paragraph" style:parent-style-name="Contents_20_Heading">
      <style:paragraph-properties fo:break-before="page"/>
    </style:style>
    <style:style style:name="P157" style:family="paragraph" style:parent-style-name="Contents_20_2">
      <style:paragraph-properties>
        <style:tab-stops>
          <style:tab-stop style:position="165.01mm" style:type="right" style:leader-style="dotted" style:leader-text="."/>
        </style:tab-stops>
      </style:paragraph-properties>
    </style:style>
    <style:style style:name="P158" style:family="paragraph" style:parent-style-name="Heading_20_4">
      <style:text-properties officeooo:rsid="003b244f" officeooo:paragraph-rsid="003b244f"/>
    </style:style>
    <style:style style:name="P159" style:family="paragraph" style:parent-style-name="Heading_20_4">
      <style:text-properties officeooo:rsid="003e8725" officeooo:paragraph-rsid="003e8725"/>
    </style:style>
    <style:style style:name="P160" style:family="paragraph" style:parent-style-name="Heading_20_4">
      <style:text-properties officeooo:rsid="00918711"/>
    </style:style>
    <style:style style:name="P161" style:family="paragraph" style:parent-style-name="Contents_20_3">
      <style:paragraph-properties>
        <style:tab-stops>
          <style:tab-stop style:position="160.02mm" style:type="right" style:leader-style="dotted" style:leader-text="."/>
        </style:tab-stops>
      </style:paragraph-properties>
    </style:style>
    <style:style style:name="P162" style:family="paragraph" style:parent-style-name="Contents_20_4">
      <style:paragraph-properties>
        <style:tab-stops>
          <style:tab-stop style:position="155.03mm" style:type="right" style:leader-style="dotted" style:leader-text="."/>
        </style:tab-stops>
      </style:paragraph-properties>
    </style:style>
    <style:style style:name="P163" style:family="paragraph" style:parent-style-name="List_20_1">
      <style:text-properties officeooo:rsid="006f49b8" officeooo:paragraph-rsid="006f49b8"/>
    </style:style>
    <style:style style:name="P164" style:family="paragraph" style:parent-style-name="List_20_1">
      <style:text-properties officeooo:rsid="0068dddf" officeooo:paragraph-rsid="0068dddf"/>
    </style:style>
    <style:style style:name="P165" style:family="paragraph" style:parent-style-name="List_20_1">
      <style:text-properties officeooo:rsid="008310a8" officeooo:paragraph-rsid="008310a8"/>
    </style:style>
    <style:style style:name="P166" style:family="paragraph" style:parent-style-name="List_20_1">
      <style:text-properties officeooo:rsid="0093db33"/>
    </style:style>
    <style:style style:name="P167" style:family="paragraph" style:parent-style-name="List_20_1">
      <style:text-properties officeooo:paragraph-rsid="004dfd2b"/>
    </style:style>
    <style:style style:name="P168" style:family="paragraph" style:parent-style-name="List_20_1" style:list-style-name="">
      <style:text-properties officeooo:rsid="012c3b8d"/>
    </style:style>
    <style:style style:name="P169" style:family="paragraph" style:parent-style-name="List_20_1">
      <style:text-properties officeooo:paragraph-rsid="00b02fc0"/>
    </style:style>
    <style:style style:name="P170" style:family="paragraph" style:parent-style-name="List_20_1">
      <style:text-properties officeooo:rsid="00b02fc0" officeooo:paragraph-rsid="00b02fc0"/>
    </style:style>
    <style:style style:name="P171" style:family="paragraph" style:parent-style-name="List_20_1">
      <style:text-properties fo:font-style="italic" officeooo:rsid="00b02fc0" officeooo:paragraph-rsid="00b02fc0" style:font-style-asian="italic" style:font-style-complex="italic"/>
    </style:style>
    <style:style style:name="P172" style:family="paragraph" style:parent-style-name="List_20_1">
      <style:text-properties officeooo:rsid="0038d579" officeooo:paragraph-rsid="0038d579"/>
    </style:style>
    <style:style style:name="P173" style:family="paragraph" style:parent-style-name="List_20_1">
      <style:text-properties officeooo:paragraph-rsid="0038d579"/>
    </style:style>
    <style:style style:name="P174" style:family="paragraph" style:parent-style-name="List_20_1">
      <style:text-properties officeooo:paragraph-rsid="0042e302"/>
    </style:style>
    <style:style style:name="P175" style:family="paragraph" style:parent-style-name="List_20_1">
      <style:text-properties officeooo:rsid="0042e302" officeooo:paragraph-rsid="0042e302"/>
    </style:style>
    <style:style style:name="P176" style:family="paragraph" style:parent-style-name="List_20_1">
      <style:text-properties officeooo:paragraph-rsid="004495ea"/>
    </style:style>
    <style:style style:name="P177" style:family="paragraph" style:parent-style-name="List_20_1">
      <style:text-properties officeooo:paragraph-rsid="0013ea2a"/>
    </style:style>
    <style:style style:name="P178" style:family="paragraph" style:parent-style-name="Index_20_1">
      <style:paragraph-properties>
        <style:tab-stops>
          <style:tab-stop style:position="170mm" style:type="right" style:leader-style="dotted" style:leader-text="."/>
        </style:tab-stops>
      </style:paragraph-properties>
    </style:style>
    <style:style style:name="P179" style:family="paragraph" style:parent-style-name="List_20_1_20_Cont." style:list-style-name="L4"/>
    <style:style style:name="P180" style:family="paragraph" style:parent-style-name="List_20_1_20_Cont.">
      <style:paragraph-properties fo:margin-left="12.51mm" fo:margin-right="0mm" fo:text-indent="-4mm" style:auto-text-indent="false"/>
    </style:style>
    <style:style style:name="P181" style:family="paragraph" style:parent-style-name="Option" style:list-style-name="L10"/>
    <style:style style:name="P182" style:family="paragraph" style:parent-style-name="Text_20_body" style:list-style-name="L10"/>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style:font-style-asian="normal" style:font-style-complex="normal"/>
    </style:style>
    <style:style style:name="T16" style:family="text">
      <style:text-properties officeooo:rsid="0062e13e" style:font-style-asian="normal" style:font-style-complex="normal"/>
    </style:style>
    <style:style style:name="T17" style:family="text">
      <style:text-properties officeooo:rsid="00ab13e5" style:font-style-asian="normal" style:font-style-complex="normal"/>
    </style:style>
    <style:style style:name="T18" style:family="text">
      <style:text-properties officeooo:rsid="01297cf5" style:font-style-asian="normal" style:font-style-complex="normal"/>
    </style:style>
    <style:style style:name="T19" style:family="text">
      <style:text-properties style:text-position="super 58%"/>
    </style:style>
    <style:style style:name="T20" style:family="text">
      <style:text-properties style:text-position="super 58%" style:font-style-asian="italic" style:font-style-complex="italic"/>
    </style:style>
    <style:style style:name="T21" style:family="text">
      <style:text-properties style:text-position="super 58%" officeooo:rsid="00272990"/>
    </style:style>
    <style:style style:name="T22" style:family="text">
      <style:text-properties style:text-position="super 58%" officeooo:rsid="01297cf5"/>
    </style:style>
    <style:style style:name="T23" style:family="text">
      <style:text-properties style:font-style-asian="italic" style:font-style-complex="italic"/>
    </style:style>
    <style:style style:name="T24" style:family="text">
      <style:text-properties style:text-underline-style="solid" style:text-underline-width="auto" style:text-underline-color="font-color" style:font-style-asian="normal" style:font-style-complex="normal"/>
    </style:style>
    <style:style style:name="T25" style:family="text">
      <style:text-properties style:font-name="Ume P Mincho S3" style:font-name-asian="Ume P Mincho S3" style:font-name-complex="Ume P Mincho S3"/>
    </style:style>
    <style:style style:name="T26" style:family="text">
      <style:text-properties fo:font-weight="bold" style:font-weight-asian="bold" style:font-weight-complex="bold"/>
    </style:style>
    <style:style style:name="T27" style:family="text">
      <style:text-properties officeooo:rsid="0013ea2a"/>
    </style:style>
    <style:style style:name="T28" style:family="text">
      <style:text-properties officeooo:rsid="0014b6e1"/>
    </style:style>
    <style:style style:name="T29" style:family="text">
      <style:text-properties officeooo:rsid="0015d65b"/>
    </style:style>
    <style:style style:name="T30" style:family="text">
      <style:text-properties officeooo:rsid="00259ac4"/>
    </style:style>
    <style:style style:name="T31" style:family="text">
      <style:text-properties officeooo:rsid="002706f7"/>
    </style:style>
    <style:style style:name="T32" style:family="text">
      <style:text-properties officeooo:rsid="00272990"/>
    </style:style>
    <style:style style:name="T33" style:family="text">
      <style:text-properties officeooo:rsid="002797df"/>
    </style:style>
    <style:style style:name="T34" style:family="text">
      <style:text-properties officeooo:rsid="00283a1c"/>
    </style:style>
    <style:style style:name="T35" style:family="text">
      <style:text-properties officeooo:rsid="00297a38"/>
    </style:style>
    <style:style style:name="T36" style:family="text">
      <style:text-properties officeooo:rsid="002a1459"/>
    </style:style>
    <style:style style:name="T37" style:family="text">
      <style:text-properties officeooo:rsid="002d4b7d"/>
    </style:style>
    <style:style style:name="T38" style:family="text">
      <style:text-properties officeooo:rsid="002db773"/>
    </style:style>
    <style:style style:name="T39" style:family="text">
      <style:text-properties officeooo:rsid="002ee9f8"/>
    </style:style>
    <style:style style:name="T40" style:family="text">
      <style:text-properties officeooo:rsid="00302c38"/>
    </style:style>
    <style:style style:name="T41" style:family="text">
      <style:text-properties officeooo:rsid="0030f54a"/>
    </style:style>
    <style:style style:name="T42" style:family="text">
      <style:text-properties officeooo:rsid="00330a2b"/>
    </style:style>
    <style:style style:name="T43" style:family="text">
      <style:text-properties officeooo:rsid="0034fa7e"/>
    </style:style>
    <style:style style:name="T44" style:family="text">
      <style:text-properties officeooo:rsid="0036e484"/>
    </style:style>
    <style:style style:name="T45" style:family="text">
      <style:text-properties officeooo:rsid="0038929b"/>
    </style:style>
    <style:style style:name="T46" style:family="text">
      <style:text-properties officeooo:rsid="0039b912"/>
    </style:style>
    <style:style style:name="T47" style:family="text">
      <style:text-properties officeooo:rsid="003b244f"/>
    </style:style>
    <style:style style:name="T48" style:family="text">
      <style:text-properties officeooo:rsid="003c91ca"/>
    </style:style>
    <style:style style:name="T49" style:family="text">
      <style:text-properties officeooo:rsid="003d2435"/>
    </style:style>
    <style:style style:name="T50" style:family="text">
      <style:text-properties officeooo:rsid="003e47c0"/>
    </style:style>
    <style:style style:name="T51" style:family="text">
      <style:text-properties officeooo:rsid="003e8725"/>
    </style:style>
    <style:style style:name="T52" style:family="text">
      <style:text-properties officeooo:rsid="0041c449"/>
    </style:style>
    <style:style style:name="T53" style:family="text">
      <style:text-properties officeooo:rsid="00426797"/>
    </style:style>
    <style:style style:name="T54" style:family="text">
      <style:text-properties officeooo:rsid="0042e302"/>
    </style:style>
    <style:style style:name="T55" style:family="text">
      <style:text-properties officeooo:rsid="004495ea"/>
    </style:style>
    <style:style style:name="T56" style:family="text">
      <style:text-properties officeooo:rsid="0044bc21"/>
    </style:style>
    <style:style style:name="T57" style:family="text">
      <style:text-properties officeooo:rsid="004dfd2b"/>
    </style:style>
    <style:style style:name="T58" style:family="text">
      <style:text-properties officeooo:rsid="0050c1de"/>
    </style:style>
    <style:style style:name="T59" style:family="text">
      <style:text-properties officeooo:rsid="005246f6"/>
    </style:style>
    <style:style style:name="T60" style:family="text">
      <style:text-properties officeooo:rsid="00535d91"/>
    </style:style>
    <style:style style:name="T61" style:family="text">
      <style:text-properties officeooo:rsid="00547596"/>
    </style:style>
    <style:style style:name="T62" style:family="text">
      <style:text-properties officeooo:rsid="0056d64d"/>
    </style:style>
    <style:style style:name="T63" style:family="text">
      <style:text-properties officeooo:rsid="00585f9b"/>
    </style:style>
    <style:style style:name="T64" style:family="text">
      <style:text-properties officeooo:rsid="0016c718"/>
    </style:style>
    <style:style style:name="T65" style:family="text">
      <style:text-properties officeooo:rsid="005c5ea5"/>
    </style:style>
    <style:style style:name="T66" style:family="text">
      <style:text-properties officeooo:rsid="005eb9c6"/>
    </style:style>
    <style:style style:name="T67" style:family="text">
      <style:text-properties officeooo:rsid="00618721"/>
    </style:style>
    <style:style style:name="T68" style:family="text">
      <style:text-properties officeooo:rsid="0062e13e"/>
    </style:style>
    <style:style style:name="T69" style:family="text">
      <style:text-properties officeooo:rsid="00647896"/>
    </style:style>
    <style:style style:name="T70" style:family="text">
      <style:text-properties officeooo:rsid="00662ed2"/>
    </style:style>
    <style:style style:name="T71" style:family="text">
      <style:text-properties officeooo:rsid="006a1074"/>
    </style:style>
    <style:style style:name="T72" style:family="text">
      <style:text-properties officeooo:rsid="006b1df6"/>
    </style:style>
    <style:style style:name="T73" style:family="text">
      <style:text-properties officeooo:rsid="006c2030"/>
    </style:style>
    <style:style style:name="T74" style:family="text">
      <style:text-properties officeooo:rsid="00715870"/>
    </style:style>
    <style:style style:name="T75" style:family="text">
      <style:text-properties officeooo:rsid="00762dd6"/>
    </style:style>
    <style:style style:name="T76" style:family="text">
      <style:text-properties officeooo:rsid="00766659"/>
    </style:style>
    <style:style style:name="T77" style:family="text">
      <style:text-properties officeooo:rsid="00766a47"/>
    </style:style>
    <style:style style:name="T78" style:family="text">
      <style:text-properties officeooo:rsid="007a1f5a"/>
    </style:style>
    <style:style style:name="T79" style:family="text">
      <style:text-properties officeooo:rsid="00813323"/>
    </style:style>
    <style:style style:name="T80" style:family="text">
      <style:text-properties officeooo:rsid="008310a8"/>
    </style:style>
    <style:style style:name="T81" style:family="text">
      <style:text-properties officeooo:rsid="0083e2e4"/>
    </style:style>
    <style:style style:name="T82" style:family="text">
      <style:text-properties officeooo:rsid="0084a069"/>
    </style:style>
    <style:style style:name="T83" style:family="text">
      <style:text-properties officeooo:rsid="00899f22"/>
    </style:style>
    <style:style style:name="T84" style:family="text">
      <style:text-properties officeooo:rsid="008a21a5"/>
    </style:style>
    <style:style style:name="T85" style:family="text">
      <style:text-properties officeooo:rsid="008bbbf4"/>
    </style:style>
    <style:style style:name="T86" style:family="text">
      <style:text-properties officeooo:rsid="008d2da1"/>
    </style:style>
    <style:style style:name="T87" style:family="text">
      <style:text-properties officeooo:rsid="008db1e9"/>
    </style:style>
    <style:style style:name="T88" style:family="text">
      <style:text-properties officeooo:rsid="008efcec"/>
    </style:style>
    <style:style style:name="T89" style:family="text">
      <style:text-properties officeooo:rsid="0090410b"/>
    </style:style>
    <style:style style:name="T90" style:family="text">
      <style:text-properties officeooo:rsid="00935ac3"/>
    </style:style>
    <style:style style:name="T91" style:family="text">
      <style:text-properties officeooo:rsid="0093db33"/>
    </style:style>
    <style:style style:name="T92" style:family="text">
      <style:text-properties officeooo:rsid="00955ee9"/>
    </style:style>
    <style:style style:name="T93" style:family="text">
      <style:text-properties officeooo:rsid="0097b2f6"/>
    </style:style>
    <style:style style:name="T94" style:family="text">
      <style:text-properties officeooo:rsid="009816eb"/>
    </style:style>
    <style:style style:name="T95" style:family="text">
      <style:text-properties officeooo:rsid="009addbb"/>
    </style:style>
    <style:style style:name="T96" style:family="text">
      <style:text-properties officeooo:rsid="009b12cf"/>
    </style:style>
    <style:style style:name="T97" style:family="text">
      <style:text-properties officeooo:rsid="009b6395"/>
    </style:style>
    <style:style style:name="T98" style:family="text">
      <style:text-properties officeooo:rsid="009f61a1"/>
    </style:style>
    <style:style style:name="T99" style:family="text">
      <style:text-properties officeooo:rsid="00a06f13"/>
    </style:style>
    <style:style style:name="T100" style:family="text">
      <style:text-properties officeooo:rsid="00a09345"/>
    </style:style>
    <style:style style:name="T101" style:family="text">
      <style:text-properties officeooo:rsid="00a3682d"/>
    </style:style>
    <style:style style:name="T102" style:family="text">
      <style:text-properties officeooo:rsid="00a3938e"/>
    </style:style>
    <style:style style:name="T103" style:family="text">
      <style:text-properties officeooo:rsid="00a4bcad"/>
    </style:style>
    <style:style style:name="T104" style:family="text">
      <style:text-properties officeooo:rsid="00a8ffc8"/>
    </style:style>
    <style:style style:name="T105" style:family="text">
      <style:text-properties officeooo:rsid="00a972c1"/>
    </style:style>
    <style:style style:name="T106" style:family="text">
      <style:text-properties officeooo:rsid="00868084"/>
    </style:style>
    <style:style style:name="T107" style:family="text">
      <style:text-properties officeooo:rsid="00a9b12c"/>
    </style:style>
    <style:style style:name="T108" style:family="text">
      <style:text-properties officeooo:rsid="00ab13e5"/>
    </style:style>
    <style:style style:name="T109" style:family="text">
      <style:text-properties officeooo:rsid="00aca646"/>
    </style:style>
    <style:style style:name="T110" style:family="text">
      <style:text-properties officeooo:rsid="00ae8774"/>
    </style:style>
    <style:style style:name="T111" style:family="text">
      <style:text-properties officeooo:rsid="00b02fc0"/>
    </style:style>
    <style:style style:name="T112" style:family="text">
      <style:text-properties officeooo:rsid="00b1a47a"/>
    </style:style>
    <style:style style:name="T113" style:family="text">
      <style:text-properties officeooo:rsid="00b2040b"/>
    </style:style>
    <style:style style:name="T114" style:family="text">
      <style:text-properties officeooo:rsid="00b924e7"/>
    </style:style>
    <style:style style:name="T115" style:family="text">
      <style:text-properties officeooo:rsid="00ba3a04"/>
    </style:style>
    <style:style style:name="T116" style:family="text">
      <style:text-properties officeooo:rsid="00bc03fd"/>
    </style:style>
    <style:style style:name="T117" style:family="text">
      <style:text-properties officeooo:rsid="00bd3e3d"/>
    </style:style>
    <style:style style:name="T118" style:family="text">
      <style:text-properties officeooo:rsid="00bfe008"/>
    </style:style>
    <style:style style:name="T119" style:family="text">
      <style:text-properties officeooo:rsid="00c199bc"/>
    </style:style>
    <style:style style:name="T120" style:family="text">
      <style:text-properties officeooo:rsid="00c514cf"/>
    </style:style>
    <style:style style:name="T121" style:family="text">
      <style:text-properties officeooo:rsid="00c59116"/>
    </style:style>
    <style:style style:name="T122" style:family="text">
      <style:text-properties officeooo:rsid="00c5e64e"/>
    </style:style>
    <style:style style:name="T123" style:family="text">
      <style:text-properties officeooo:rsid="00ca0dde"/>
    </style:style>
    <style:style style:name="T124" style:family="text">
      <style:text-properties officeooo:rsid="00cbf49e"/>
    </style:style>
    <style:style style:name="T125" style:family="text">
      <style:text-properties officeooo:rsid="00cdc61f"/>
    </style:style>
    <style:style style:name="T126" style:family="text">
      <style:text-properties officeooo:rsid="010f167b"/>
    </style:style>
    <style:style style:name="T127" style:family="text">
      <style:text-properties officeooo:rsid="01147885"/>
    </style:style>
    <style:style style:name="T128" style:family="text">
      <style:text-properties officeooo:rsid="0115c280"/>
    </style:style>
    <style:style style:name="T129" style:family="text">
      <style:text-properties officeooo:rsid="0117b79e"/>
    </style:style>
    <style:style style:name="T130" style:family="text">
      <style:text-properties officeooo:rsid="01188aa8"/>
    </style:style>
    <style:style style:name="T131" style:family="text">
      <style:text-properties officeooo:rsid="011cef7e"/>
    </style:style>
    <style:style style:name="T132" style:family="text">
      <style:text-properties officeooo:rsid="011d81b5"/>
    </style:style>
    <style:style style:name="T133" style:family="text">
      <style:text-properties officeooo:rsid="011ea8d3"/>
    </style:style>
    <style:style style:name="T134" style:family="text">
      <style:text-properties officeooo:rsid="011eac36"/>
    </style:style>
    <style:style style:name="T135" style:family="text">
      <style:text-properties officeooo:rsid="0120140f"/>
    </style:style>
    <style:style style:name="T136" style:family="text">
      <style:text-properties officeooo:rsid="0120a8e1"/>
    </style:style>
    <style:style style:name="T137" style:family="text">
      <style:text-properties officeooo:rsid="0122492a"/>
    </style:style>
    <style:style style:name="T138" style:family="text">
      <style:text-properties fo:color="#ff0000" style:font-name="Numberpile1"/>
    </style:style>
    <style:style style:name="T139" style:family="text">
      <style:text-properties fo:color="#ff0000" style:font-name="Numberpile1" officeooo:rsid="003c91ca"/>
    </style:style>
    <style:style style:name="T140" style:family="text">
      <style:text-properties fo:color="#ff0000" style:font-name="Numberpile1" officeooo:rsid="01271ea5"/>
    </style:style>
    <style:style style:name="T141" style:family="text">
      <style:text-properties fo:color="#ff0000" style:font-name="Numberpile1" officeooo:rsid="00935ac3"/>
    </style:style>
    <style:style style:name="T142" style:family="text">
      <style:text-properties fo:color="#ff0000" style:font-name="Numberpile1" officeooo:rsid="002db773"/>
    </style:style>
    <style:style style:name="T143" style:family="text">
      <style:text-properties fo:color="#ff0000" style:font-name="Numberpile1" officeooo:rsid="012f9ff9"/>
    </style:style>
    <style:style style:name="T144" style:family="text">
      <style:text-properties fo:color="#ff0000" style:font-name="Numberpile1" officeooo:rsid="0042e302"/>
    </style:style>
    <style:style style:name="T145" style:family="text">
      <style:text-properties fo:color="#ff0000" style:font-name="Numberpile1" officeooo:rsid="0130bcde"/>
    </style:style>
    <style:style style:name="T146" style:family="text">
      <style:text-properties style:font-name="Times New Roman"/>
    </style:style>
    <style:style style:name="T147" style:family="text">
      <style:text-properties style:font-name="Times New Roman" officeooo:rsid="01271ea5"/>
    </style:style>
    <style:style style:name="T148" style:family="text">
      <style:text-properties officeooo:rsid="01281dbe"/>
    </style:style>
    <style:style style:name="T149" style:family="text">
      <style:text-properties style:font-name="Numberpile2" officeooo:rsid="01293217"/>
    </style:style>
    <style:style style:name="T150" style:family="text">
      <style:text-properties officeooo:rsid="01297aef"/>
    </style:style>
    <style:style style:name="T151" style:family="text">
      <style:text-properties officeooo:rsid="01297cf5"/>
    </style:style>
    <style:style style:name="T152" style:family="text">
      <style:text-properties officeooo:rsid="0129e483"/>
    </style:style>
    <style:style style:name="T153" style:family="text">
      <style:text-properties officeooo:rsid="012a523a"/>
    </style:style>
    <style:style style:name="T154" style:family="text">
      <style:text-properties officeooo:rsid="012a9ba9"/>
    </style:style>
    <style:style style:name="T155" style:family="text">
      <style:text-properties officeooo:rsid="012c3b8d"/>
    </style:style>
    <style:style style:name="T156" style:family="text">
      <style:text-properties officeooo:rsid="012ddbb8"/>
    </style:style>
    <style:style style:name="T157" style:family="text">
      <style:text-properties officeooo:rsid="012f9ff9"/>
    </style:style>
    <style:style style:name="T158" style:family="text">
      <style:text-properties officeooo:rsid="0130bcde"/>
    </style:style>
    <style:style style:name="T159" style:family="text">
      <style:text-properties officeooo:rsid="01329c1e"/>
    </style:style>
    <style:style style:name="T160" style:family="text">
      <style:text-properties officeooo:rsid="01339125"/>
    </style:style>
    <style:style style:name="T161" style:family="text">
      <style:text-properties officeooo:rsid="01341591"/>
    </style:style>
    <style:style style:name="T162" style:family="text">
      <style:text-properties officeooo:rsid="013bc90c"/>
    </style:style>
    <style:style style:name="T163" style:family="text">
      <style:text-properties officeooo:rsid="013cb2b6"/>
    </style:style>
    <style:style style:name="T164" style:family="text">
      <style:text-properties officeooo:rsid="013ee393"/>
    </style:style>
    <style:style style:name="T165" style:family="text">
      <style:text-properties officeooo:rsid="0140d256"/>
    </style:style>
    <style:style style:name="T166" style:family="text">
      <style:text-properties officeooo:rsid="0142000b"/>
    </style:style>
    <style:style style:name="T167" style:family="text">
      <style:text-properties officeooo:rsid="0142433d"/>
    </style:style>
    <style:style style:name="T168" style:family="text">
      <style:text-properties officeooo:rsid="0142dcca"/>
    </style:style>
    <style:style style:name="T169" style:family="text">
      <style:text-properties officeooo:rsid="01431fbb"/>
    </style:style>
    <style:style style:name="T170" style:family="text">
      <style:text-properties officeooo:rsid="0143ac7c"/>
    </style:style>
    <style:style style:name="T171"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5">1</text:span></text:p>
      <text:p text:style-name="P4">© 2007-20<text:span text:style-name="T136">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of Contents</text:p>
          </text:index-title>
          <text:p text:style-name="P155"><text:a xlink:type="simple" xlink:href="#__RefHeading__31345316" text:style-name="Index_20_Link" text:visited-style-name="Index_20_Link">Overview<text:tab/>5</text:a></text:p>
          <text:p text:style-name="P157"><text:a xlink:type="simple" xlink:href="#__RefHeading__16232_1510295094" text:style-name="Index_20_Link" text:visited-style-name="Index_20_Link">Features<text:tab/>5</text:a></text:p>
          <text:p text:style-name="P157"><text:a xlink:type="simple" xlink:href="#__RefHeading__16234_1510295094" text:style-name="Index_20_Link" text:visited-style-name="Index_20_Link">Requirements<text:tab/>5</text:a></text:p>
          <text:p text:style-name="P157"><text:a xlink:type="simple" xlink:href="#__RefHeading__16236_1510295094" text:style-name="Index_20_Link" text:visited-style-name="Index_20_Link">Supported entry types<text:tab/>6</text:a></text:p>
          <text:p text:style-name="P155"><text:a xlink:type="simple" xlink:href="#__RefHeading__16238_1510295094" text:style-name="Index_20_Link" text:visited-style-name="Index_20_Link">Installation<text:tab/>7</text:a></text:p>
          <text:p text:style-name="P157"><text:a xlink:type="simple" xlink:href="#__RefHeading__16240_1510295094" text:style-name="Index_20_Link" text:visited-style-name="Index_20_Link">Packages<text:tab/>7</text:a></text:p>
          <text:p text:style-name="P157"><text:a xlink:type="simple" xlink:href="#__RefHeading__31496503" text:style-name="Index_20_Link" text:visited-style-name="Index_20_Link">Network connection key files<text:tab/>7</text:a></text:p>
          <text:p text:style-name="P155"><text:a xlink:type="simple" xlink:href="#__RefHeading__16242_1510295094" text:style-name="Index_20_Link" text:visited-style-name="Index_20_Link">Usage<text:tab/>8</text:a></text:p>
          <text:p text:style-name="P157"><text:a xlink:type="simple" xlink:href="#__RefHeading__16244_1510295094" text:style-name="Index_20_Link" text:visited-style-name="Index_20_Link">Creating archives<text:tab/>8</text:a></text:p>
          <text:p text:style-name="P161"><text:a xlink:type="simple" xlink:href="#__RefHeading__16246_1510295094" text:style-name="Index_20_Link" text:visited-style-name="Index_20_Link">File archives<text:tab/>9</text:a></text:p>
          <text:p text:style-name="P161"><text:a xlink:type="simple" xlink:href="#__RefHeading__16248_1510295094" text:style-name="Index_20_Link" text:visited-style-name="Index_20_Link">Image archives<text:tab/>9</text:a></text:p>
          <text:p text:style-name="P157"><text:a xlink:type="simple" xlink:href="#__RefHeading__16250_1510295094" text:style-name="Index_20_Link" text:visited-style-name="Index_20_Link">List archives and directory content<text:tab/>10</text:a></text:p>
          <text:p text:style-name="P157"><text:a xlink:type="simple" xlink:href="#__RefHeading__16252_1510295094" text:style-name="Index_20_Link" text:visited-style-name="Index_20_Link">Test archives<text:tab/>10</text:a></text:p>
          <text:p text:style-name="P157"><text:a xlink:type="simple" xlink:href="#__RefHeading__16254_1510295094" text:style-name="Index_20_Link" text:visited-style-name="Index_20_Link">Compare archives<text:tab/>11</text:a></text:p>
          <text:p text:style-name="P157"><text:a xlink:type="simple" xlink:href="#__RefHeading__16256_1510295094" text:style-name="Index_20_Link" text:visited-style-name="Index_20_Link">Extract archives<text:tab/>11</text:a></text:p>
          <text:p text:style-name="P157"><text:a xlink:type="simple" xlink:href="#__RefHeading__12718_1965121651" text:style-name="Index_20_Link" text:visited-style-name="Index_20_Link">Convert archives<text:tab/>12</text:a></text:p>
          <text:p text:style-name="P157"><text:a xlink:type="simple" xlink:href="#__RefHeading__16258_1510295094" text:style-name="Index_20_Link" text:visited-style-name="Index_20_Link">Incremental/Differential archives<text:tab/>12</text:a></text:p>
          <text:p text:style-name="P157"><text:a xlink:type="simple" xlink:href="#__RefHeading__16260_1510295094" text:style-name="Index_20_Link" text:visited-style-name="Index_20_Link">Compress archives<text:tab/>13</text:a></text:p>
          <text:p text:style-name="P157"><text:a xlink:type="simple" xlink:href="#__RefHeading__16262_1510295094" text:style-name="Index_20_Link" text:visited-style-name="Index_20_Link">Encrypt archives<text:tab/>14</text:a></text:p>
          <text:p text:style-name="P161"><text:a xlink:type="simple" xlink:href="#__RefHeading__16264_1510295094" text:style-name="Index_20_Link" text:visited-style-name="Index_20_Link">Asymmetric encryption<text:tab/>15</text:a></text:p>
          <text:p text:style-name="P157"><text:a xlink:type="simple" xlink:href="#__RefHeading__29676110" text:style-name="Index_20_Link" text:visited-style-name="Index_20_Link">Split archives<text:tab/>16</text:a></text:p>
          <text:p text:style-name="P157"><text:a xlink:type="simple" xlink:href="#__RefHeading__16266_1510295094" text:style-name="Index_20_Link" text:visited-style-name="Index_20_Link">Store archives<text:tab/>16</text:a></text:p>
          <text:p text:style-name="P161"><text:a xlink:type="simple" xlink:href="#__RefHeading__31224310" text:style-name="Index_20_Link" text:visited-style-name="Index_20_Link">File system<text:tab/>17</text:a></text:p>
          <text:p text:style-name="P161"><text:a xlink:type="simple" xlink:href="#__RefHeading__33452803" text:style-name="Index_20_Link" text:visited-style-name="Index_20_Link">Remote server (FTP/SCP/SFTP/WebDAV/WebDAVs)<text:tab/>17</text:a></text:p>
          <text:p text:style-name="P161"><text:a xlink:type="simple" xlink:href="#__RefHeading__16268_1510295094" text:style-name="Index_20_Link" text:visited-style-name="Index_20_Link">CD/DVD/BD<text:tab/>17</text:a></text:p>
          <text:p text:style-name="P161"><text:a xlink:type="simple" xlink:href="#__RefHeading__33455003" text:style-name="Index_20_Link" text:visited-style-name="Index_20_Link">Device<text:tab/>19</text:a></text:p>
          <text:p text:style-name="P155"><text:a xlink:type="simple" xlink:href="#__RefHeading__29694130" text:style-name="Index_20_Link" text:visited-style-name="Index_20_Link">Server<text:tab/>19</text:a></text:p>
          <text:p text:style-name="P157"><text:a xlink:type="simple" xlink:href="#__RefHeading__16270_1510295094" text:style-name="Index_20_Link" text:visited-style-name="Index_20_Link">Daemon<text:tab/>19</text:a></text:p>
          <text:p text:style-name="P161"><text:a xlink:type="simple" xlink:href="#__RefHeading__7119_1531997487" text:style-name="Index_20_Link" text:visited-style-name="Index_20_Link">Ports<text:tab/>19</text:a></text:p>
          <text:p text:style-name="P161"><text:a xlink:type="simple" xlink:href="#__RefHeading__6783_1531997487" text:style-name="Index_20_Link" text:visited-style-name="Index_20_Link">Firewall<text:tab/>20</text:a></text:p>
          <text:p text:style-name="P157"><text:a xlink:type="simple" xlink:href="#__RefHeading__12406_1972768539" text:style-name="Index_20_Link" text:visited-style-name="Index_20_Link">Master and Slave<text:tab/>20</text:a></text:p>
          <text:p text:style-name="P157"><text:a xlink:type="simple" xlink:href="#__RefHeading__16272_1510295094" text:style-name="Index_20_Link" text:visited-style-name="Index_20_Link">Database<text:tab/>21</text:a></text:p>
          <text:p text:style-name="P161"><text:a xlink:type="simple" xlink:href="#__RefHeading__8614_961238848" text:style-name="Index_20_Link" text:visited-style-name="Index_20_Link">bar-sqlite3<text:tab/>21</text:a></text:p>
          <text:p text:style-name="P157"><text:a xlink:type="simple" xlink:href="#__RefHeading__30626103" text:style-name="Index_20_Link" text:visited-style-name="Index_20_Link">Graphical front end<text:tab/>23</text:a></text:p>
          <text:p text:style-name="P161"><text:a xlink:type="simple" xlink:href="#__RefHeading__16274_1510295094" text:style-name="Index_20_Link" text:visited-style-name="Index_20_Link">Status tab<text:tab/>24</text:a></text:p>
          <text:p text:style-name="P161"><text:a xlink:type="simple" xlink:href="#__RefHeading__16276_1510295094" text:style-name="Index_20_Link" text:visited-style-name="Index_20_Link">Jobs tab<text:tab/>25</text:a></text:p>
          <text:p text:style-name="P162"><text:a xlink:type="simple" xlink:href="#__RefHeading__16278_1510295094" text:style-name="Index_20_Link" text:visited-style-name="Index_20_Link">Entries<text:tab/>25</text:a></text:p>
          <text:p text:style-name="P162"><text:a xlink:type="simple" xlink:href="#__RefHeading__16280_1510295094" text:style-name="Index_20_Link" text:visited-style-name="Index_20_Link">Images<text:tab/>26</text:a></text:p>
          <text:p text:style-name="P162"><text:a xlink:type="simple" xlink:href="#__RefHeading__16282_1510295094" text:style-name="Index_20_Link" text:visited-style-name="Index_20_Link">Filters &amp; Mounts<text:tab/>27</text:a></text:p>
          <text:p text:style-name="P162"><text:a xlink:type="simple" xlink:href="#__RefHeading__30546110" text:style-name="Index_20_Link" text:visited-style-name="Index_20_Link">Storage<text:tab/>28</text:a></text:p>
          <text:p text:style-name="P162"><text:a xlink:type="simple" xlink:href="#__RefHeading__14185_608817561" text:style-name="Index_20_Link" text:visited-style-name="Index_20_Link">Scripts<text:tab/>29</text:a></text:p>
          <text:p text:style-name="P162"><text:a xlink:type="simple" xlink:href="#__RefHeading__16284_1510295094" text:style-name="Index_20_Link" text:visited-style-name="Index_20_Link">Schedule<text:tab/>30</text:a></text:p>
          <text:p text:style-name="P162"><text:a xlink:type="simple" xlink:href="#__RefHeading__16286_1510295094" text:style-name="Index_20_Link" text:visited-style-name="Index_20_Link">Persistence<text:tab/>31</text:a></text:p>
          <text:p text:style-name="P162"><text:a xlink:type="simple" xlink:href="#__RefHeading__12408_1972768539" text:style-name="Index_20_Link" text:visited-style-name="Index_20_Link">Comment<text:tab/>32</text:a></text:p>
          <text:p text:style-name="P161"><text:a xlink:type="simple" xlink:href="#__RefHeading__12410_1972768539" text:style-name="Index_20_Link" text:visited-style-name="Index_20_Link">Restore tab<text:tab/>32</text:a></text:p>
          <text:p text:style-name="P161"><text:a xlink:type="simple" xlink:href="#__RefHeading__12251_695893263" text:style-name="Index_20_Link" text:visited-style-name="Index_20_Link">Server settings<text:tab/>35</text:a></text:p>
          <text:p text:style-name="P162"><text:a xlink:type="simple" xlink:href="#__RefHeading__12253_695893263" text:style-name="Index_20_Link" text:visited-style-name="Index_20_Link">General<text:tab/>35</text:a></text:p>
          <text:p text:style-name="P162"><text:a xlink:type="simple" xlink:href="#__RefHeading__12255_695893263" text:style-name="Index_20_Link" text:visited-style-name="Index_20_Link">Servers<text:tab/>36</text:a></text:p>
          <text:p text:style-name="P162"><text:a xlink:type="simple" xlink:href="#__RefHeading__12257_695893263" text:style-name="Index_20_Link" text:visited-style-name="Index_20_Link">Commands<text:tab/>36</text:a></text:p>
          <text:p text:style-name="P162"><text:soft-page-break/><text:a xlink:type="simple" xlink:href="#__RefHeading__12259_695893263" text:style-name="Index_20_Link" text:visited-style-name="Index_20_Link">Verbosity &amp; Log<text:tab/>37</text:a></text:p>
          <text:p text:style-name="P155"><text:a xlink:type="simple" xlink:href="#__RefHeading__16288_1510295094" text:style-name="Index_20_Link" text:visited-style-name="Index_20_Link">Use cases<text:tab/>38</text:a></text:p>
          <text:p text:style-name="P157"><text:a xlink:type="simple" xlink:href="#__RefHeading__15954_1674148630" text:style-name="Index_20_Link" text:visited-style-name="Index_20_Link">a) <text:s/>Normal backup<text:tab/>38</text:a></text:p>
          <text:p text:style-name="P157"><text:a xlink:type="simple" xlink:href="#__RefHeading__15956_1674148630" text:style-name="Index_20_Link" text:visited-style-name="Index_20_Link">b) <text:s/>Full daily backup with time schedule<text:tab/>39</text:a></text:p>
          <text:p text:style-name="P157"><text:a xlink:type="simple" xlink:href="#__RefHeading__15958_1674148630" text:style-name="Index_20_Link" text:visited-style-name="Index_20_Link">c) <text:s/>Full weekly backup with time schedule and daily incremental backup<text:tab/>39</text:a></text:p>
          <text:p text:style-name="P157"><text:a xlink:type="simple" xlink:href="#__RefHeading__15960_1674148630" text:style-name="Index_20_Link" text:visited-style-name="Index_20_Link">d) <text:s/>Full weekly backup with daily incremental and continuous backup<text:tab/>39</text:a></text:p>
          <text:p text:style-name="P157"><text:a xlink:type="simple" xlink:href="#__RefHeading__15962_1674148630" text:style-name="Index_20_Link" text:visited-style-name="Index_20_Link">e) <text:s/>Restore single file or directory<text:tab/>39</text:a></text:p>
          <text:p text:style-name="P157"><text:a xlink:type="simple" xlink:href="#__RefHeading__15964_1674148630" text:style-name="Index_20_Link" text:visited-style-name="Index_20_Link">f) <text:s/>Restore full backup<text:tab/>40</text:a></text:p>
          <text:p text:style-name="P155"><text:a xlink:type="simple" xlink:href="#__RefHeading__15744_1674148630" text:style-name="Index_20_Link" text:visited-style-name="Index_20_Link">Appendix<text:tab/>41</text:a></text:p>
          <text:p text:style-name="P157"><text:a xlink:type="simple" xlink:href="#__RefHeading__8616_961238848" text:style-name="Index_20_Link" text:visited-style-name="Index_20_Link">Tools<text:tab/>41</text:a></text:p>
          <text:p text:style-name="P157"><text:a xlink:type="simple" xlink:href="#__RefHeading__30604910" text:style-name="Index_20_Link" text:visited-style-name="Index_20_Link">Archive file name macros<text:tab/>41</text:a></text:p>
          <text:p text:style-name="P157"><text:a xlink:type="simple" xlink:href="#__RefHeading__27593402" text:style-name="Index_20_Link" text:visited-style-name="Index_20_Link">BAR command line options summary<text:tab/>42</text:a></text:p>
          <text:p text:style-name="P161"><text:a xlink:type="simple" xlink:href="#__RefHeading__16290_1510295094" text:style-name="Index_20_Link" text:visited-style-name="Index_20_Link">Basic commands<text:tab/>42</text:a></text:p>
          <text:p text:style-name="P161"><text:a xlink:type="simple" xlink:href="#__RefHeading__16292_1510295094" text:style-name="Index_20_Link" text:visited-style-name="Index_20_Link">Include/Exclude files<text:tab/>44</text:a></text:p>
          <text:p text:style-name="P161"><text:a xlink:type="simple" xlink:href="#__RefHeading__16294_1510295094" text:style-name="Index_20_Link" text:visited-style-name="Index_20_Link">Incremental/Differential archives<text:tab/>45</text:a></text:p>
          <text:p text:style-name="P161"><text:a xlink:type="simple" xlink:href="#__RefHeading__16296_1510295094" text:style-name="Index_20_Link" text:visited-style-name="Index_20_Link">Compression<text:tab/>46</text:a></text:p>
          <text:p text:style-name="P161"><text:a xlink:type="simple" xlink:href="#__RefHeading__16298_1510295094" text:style-name="Index_20_Link" text:visited-style-name="Index_20_Link">Encryption<text:tab/>49</text:a></text:p>
          <text:p text:style-name="P161"><text:a xlink:type="simple" xlink:href="#__RefHeading__12412_1972768539" text:style-name="Index_20_Link" text:visited-style-name="Index_20_Link">Signatures<text:tab/>51</text:a></text:p>
          <text:p text:style-name="P161"><text:a xlink:type="simple" xlink:href="#__RefHeading__29665410" text:style-name="Index_20_Link" text:visited-style-name="Index_20_Link">Splitting<text:tab/>51</text:a></text:p>
          <text:p text:style-name="P161"><text:a xlink:type="simple" xlink:href="#__RefHeading__31202610" text:style-name="Index_20_Link" text:visited-style-name="Index_20_Link">Storage<text:tab/>52</text:a></text:p>
          <text:p text:style-name="P162"><text:a xlink:type="simple" xlink:href="#__RefHeading__16300_1510295094" text:style-name="Index_20_Link" text:visited-style-name="Index_20_Link">File<text:tab/>52</text:a></text:p>
          <text:p text:style-name="P162"><text:a xlink:type="simple" xlink:href="#__RefHeading__33495803" text:style-name="Index_20_Link" text:visited-style-name="Index_20_Link">FTP<text:tab/>52</text:a></text:p>
          <text:p text:style-name="P162"><text:a xlink:type="simple" xlink:href="#__RefHeading__33496803" text:style-name="Index_20_Link" text:visited-style-name="Index_20_Link">SSH<text:tab/>52</text:a></text:p>
          <text:p text:style-name="P162"><text:a xlink:type="simple" xlink:href="#__RefHeading__16302_1510295094" text:style-name="Index_20_Link" text:visited-style-name="Index_20_Link">SCP<text:tab/>53</text:a></text:p>
          <text:p text:style-name="P162"><text:a xlink:type="simple" xlink:href="#__RefHeading__16304_1510295094" text:style-name="Index_20_Link" text:visited-style-name="Index_20_Link">SFTP<text:tab/>53</text:a></text:p>
          <text:p text:style-name="P162"><text:a xlink:type="simple" xlink:href="#__RefHeading__7767_909302912" text:style-name="Index_20_Link" text:visited-style-name="Index_20_Link">WebDAV<text:tab/>53</text:a></text:p>
          <text:p text:style-name="P162"><text:a xlink:type="simple" xlink:href="#__RefHeading__16306_1510295094" text:style-name="Index_20_Link" text:visited-style-name="Index_20_Link">CD/DVD/BD<text:tab/>54</text:a></text:p>
          <text:p text:style-name="P162"><text:a xlink:type="simple" xlink:href="#__RefHeading__33501503" text:style-name="Index_20_Link" text:visited-style-name="Index_20_Link">Device<text:tab/>56</text:a></text:p>
          <text:p text:style-name="P161"><text:a xlink:type="simple" xlink:href="#__RefHeading__16308_1510295094" text:style-name="Index_20_Link" text:visited-style-name="Index_20_Link">Restore<text:tab/>57</text:a></text:p>
          <text:p text:style-name="P161"><text:a xlink:type="simple" xlink:href="#__RefHeading__16310_1510295094" text:style-name="Index_20_Link" text:visited-style-name="Index_20_Link">Server<text:tab/>58</text:a></text:p>
          <text:p text:style-name="P161"><text:a xlink:type="simple" xlink:href="#__RefHeading__13949_1679799926" text:style-name="Index_20_Link" text:visited-style-name="Index_20_Link">Index database<text:tab/>59</text:a></text:p>
          <text:p text:style-name="P161"><text:a xlink:type="simple" xlink:href="#__RefHeading__10437_873480820" text:style-name="Index_20_Link" text:visited-style-name="Index_20_Link">Continuous database<text:tab/>60</text:a></text:p>
          <text:p text:style-name="P161"><text:a xlink:type="simple" xlink:href="#__RefHeading__13951_1679799926" text:style-name="Index_20_Link" text:visited-style-name="Index_20_Link">Logging<text:tab/>61</text:a></text:p>
          <text:p text:style-name="P161"><text:a xlink:type="simple" xlink:href="#__RefHeading__16312_1510295094" text:style-name="Index_20_Link" text:visited-style-name="Index_20_Link">Miscellaneous<text:tab/>62</text:a></text:p>
          <text:p text:style-name="P157"><text:a xlink:type="simple" xlink:href="#__RefHeading__16314_1510295094" text:style-name="Index_20_Link" text:visited-style-name="Index_20_Link">BAR configuration and job files<text:tab/>66</text:a></text:p>
          <text:p text:style-name="P161"><text:a xlink:type="simple" xlink:href="#__RefHeading__16316_1510295094" text:style-name="Index_20_Link" text:visited-style-name="Index_20_Link">Additional configuration entries<text:tab/>67</text:a></text:p>
          <text:p text:style-name="P161"><text:a xlink:type="simple" xlink:href="#__RefHeading__16318_1510295094" text:style-name="Index_20_Link" text:visited-style-name="Index_20_Link">Block configuration entries<text:tab/>68</text:a></text:p>
          <text:p text:style-name="P162"><text:a xlink:type="simple" xlink:href="#__RefHeading__14674_1674148630" text:style-name="Index_20_Link" text:visited-style-name="Index_20_Link">File server<text:tab/>68</text:a></text:p>
          <text:p text:style-name="P162"><text:a xlink:type="simple" xlink:href="#__RefHeading__16320_1510295094" text:style-name="Index_20_Link" text:visited-style-name="Index_20_Link">FTP server<text:tab/>68</text:a></text:p>
          <text:p text:style-name="P162"><text:a xlink:type="simple" xlink:href="#__RefHeading__16322_1510295094" text:style-name="Index_20_Link" text:visited-style-name="Index_20_Link">SSH/SCP/SFTP server<text:tab/>69</text:a></text:p>
          <text:p text:style-name="P162"><text:a xlink:type="simple" xlink:href="#__RefHeading__9029_1272517093" text:style-name="Index_20_Link" text:visited-style-name="Index_20_Link">WebDAV server<text:tab/>69</text:a></text:p>
          <text:p text:style-name="P162"><text:a xlink:type="simple" xlink:href="#__RefHeading__9031_1272517093" text:style-name="Index_20_Link" text:visited-style-name="Index_20_Link">Device<text:tab/>69</text:a></text:p>
          <text:p text:style-name="P162"><text:a xlink:type="simple" xlink:href="#__RefHeading__9033_1272517093" text:style-name="Index_20_Link" text:visited-style-name="Index_20_Link">Schedule<text:tab/>70</text:a></text:p>
          <text:p text:style-name="P162"><text:a xlink:type="simple" xlink:href="#__RefHeading___Toc220184_3155296967" text:style-name="Index_20_Link" text:visited-style-name="Index_20_Link">Persistence<text:tab/>70</text:a></text:p>
          <text:p text:style-name="P161"><text:a xlink:type="simple" xlink:href="#__RefHeading__16326_1510295094" text:style-name="Index_20_Link" text:visited-style-name="Index_20_Link">Example configuration file<text:tab/>70</text:a></text:p>
          <text:p text:style-name="P157"><text:a xlink:type="simple" xlink:href="#__RefHeading__32474025" text:style-name="Index_20_Link" text:visited-style-name="Index_20_Link">BARControl command line options summary<text:tab/>71</text:a></text:p>
          <text:p text:style-name="P157"><text:a xlink:type="simple" xlink:href="#__RefHeading__16328_1510295094" text:style-name="Index_20_Link" text:visited-style-name="Index_20_Link">BARControl configuration file<text:tab/>73</text:a></text:p>
          <text:p text:style-name="P157"><text:a xlink:type="simple" xlink:href="#__RefHeading__16330_1510295094" text:style-name="Index_20_Link" text:visited-style-name="Index_20_Link">Exit codes<text:tab/>74</text:a></text:p>
          <text:p text:style-name="P157"><text:a xlink:type="simple" xlink:href="#__RefHeading__29596110" text:style-name="Index_20_Link" text:visited-style-name="Index_20_Link">Archive file format<text:tab/>75</text:a></text:p>
          <text:p text:style-name="P157"><text:a xlink:type="simple" xlink:href="#__RefHeading__35624716" text:style-name="Index_20_Link" text:visited-style-name="Index_20_Link">Compilation<text:tab/>75</text:a></text:p>
          <text:p text:style-name="P157"><text:soft-page-break/><text:a xlink:type="simple" xlink:href="#__RefHeading__16332_1510295094" text:style-name="Index_20_Link" text:visited-style-name="Index_20_Link">Development<text:tab/>79</text:a></text:p>
          <text:p text:style-name="P155"><text:a xlink:type="simple" xlink:href="#__RefHeading__31406103" text:style-name="Index_20_Link" text:visited-style-name="Index_20_Link">Frequently asked questions<text:tab/>79</text:a></text:p>
          <text:p text:style-name="P155"><text:a xlink:type="simple" xlink:href="#__RefHeading__16334_1510295094" text:style-name="Index_20_Link" text:visited-style-name="Index_20_Link">Contact and bug reports<text:tab/>85</text:a></text:p>
          <text:p text:style-name="P155"><text:a xlink:type="simple" xlink:href="#__RefHeading__16336_1510295094" text:style-name="Index_20_Link" text:visited-style-name="Index_20_Link">License<text:tab/>86</text:a></text:p>
          <text:p text:style-name="P155"><text:a xlink:type="simple" xlink:href="#__RefHeading__16338_1510295094" text:style-name="Index_20_Link" text:visited-style-name="Index_20_Link">References<text:tab/>8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3">Figure 1: Graphical front end main window (status tab)<text:tab/>24</text:p>
          <text:p text:style-name="P113">Figure 2: Entries<text:tab/>26</text:p>
          <text:p text:style-name="P113">Figure 3: Images<text:tab/>27</text:p>
          <text:p text:style-name="P113">Figure 4: Filters and mounts<text:tab/>28</text:p>
          <text:p text:style-name="P113">Figure 5: Storage<text:tab/>28</text:p>
          <text:p text:style-name="P113">Figure 6: Archive name editor<text:tab/>29</text:p>
          <text:p text:style-name="P113">Figure 7: Scripts<text:tab/>30</text:p>
          <text:p text:style-name="P113">Figure 8: Scheduler<text:tab/>31</text:p>
          <text:p text:style-name="P113">Figure 9: Persistenc<text:tab/>31</text:p>
          <text:p text:style-name="P113">Figure 10: Restoring files<text:tab/>33</text:p>
          <text:p text:style-name="P113">Figure 11: Restore dialog<text:tab/>34</text:p>
          <text:p text:style-name="P113">Figure 12: Server general settings<text:tab/>35</text:p>
          <text:p text:style-name="P113">Figure 13: Servers settings<text:tab/>36</text:p>
          <text:p text:style-name="P113">Figure 14: Server command settings<text:tab/>37</text:p>
          <text:p text:style-name="P113">Figure 15: Server verbosity &amp; log settings<text:tab/>3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4">Table 1: Supported entries<text:tab/>6</text:p>
          <text:p text:style-name="P114">Table 2: Certificates and key files<text:tab/>7</text:p>
          <text:p text:style-name="P114">Table 3: Archive part and medium sizes<text:tab/>18</text:p>
          <text:p text:style-name="P114">Table 4: Server ports<text:tab/>20</text:p>
          <text:p text:style-name="P114">Table 5: Archive file name macros<text:tab/>42</text:p>
          <text:p text:style-name="P114">Table 6: Pattern types<text:tab/>44</text:p>
          <text:p text:style-name="P114">Table 7: Compression algorithms<text:tab/>49</text:p>
          <text:p text:style-name="P114">Table 8: Encryption algorithms<text:tab/>50</text:p>
          <text:p text:style-name="P114">Table 9: Log information types<text:tab/>61</text:p>
          <text:p text:style-name="P114">Table 10: Log format macros<text:tab/>62</text:p>
          <text:p text:style-name="P114">Table 11: Verbosity levels<text:tab/>66</text:p>
          <text:p text:style-name="P114">Table 12: BAR exit codes<text:tab/>74</text:p>
          <text:p text:style-name="P114">Table 13: Compilation packages<text:tab/>77</text:p>
          <text:p text:style-name="P114">Table 14: Tests<text:tab/>78</text:p>
        </text:index-body>
      </text:table-index>
      <text:p text:style-name="Text_20_body"/>
      <text:h text:style-name="P153" text:outline-level="1"/>
      <text:h text:style-name="P15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900014653" text:style-name="L1">
        <text:list-item>
          <text:p text:style-name="P127">create, list, test, compare and extract archives of files and disk images,</text:p>
        </text:list-item>
        <text:list-item>
          <text:p text:style-name="P128">convert archives,</text:p>
        </text:list-item>
      </text:list>
      <text:list xml:id="list184433500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9">or WebDAVS</text:span></text:p>
        </text:list-item>
        <text:list-item>
          <text:p text:style-name="List_20_1">with external tools: store archives on CD/DVD/BD including error correction codes, <text:span text:style-name="T7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129616636" text:style-name="L2">
        <text:list-item>
          <text:p text:style-name="P129">glibc 2.3.2 or higher</text:p>
        </text:list-item>
      </text:list>
      <text:list xml:id="list114052680777672" text:continue-list="list1844335003" text:style-name="List_20_1">
        <text:list-item>
          <text:p text:style-name="List_20_1"><text:span text:style-name="Name">BAR</text:span> binary</text:p>
        </text:list-item>
      </text:list>
      <text:list xml:id="list4062455359" text:style-name="L3">
        <text:list-item>
          <text:p text:style-name="P11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555634520" text:style-name="L4">
        <text:list-item>
          <text:p text:style-name="P130">cdrecord [<text:reference-ref text:reference-format="text" text:ref-name="cdrtools">cdrtools</text:reference-ref>]</text:p>
        </text:list-item>
      </text:list>
      <text:list xml:id="list114052621159916" text:continue-list="list114052680777672" text:style-name="List_20_1">
        <text:list-item>
          <text:p text:style-name="List_20_1">growisofs [<text:reference-ref text:reference-format="text" text:ref-name="growisofs">growisofs</text:reference-ref>]</text:p>
        </text:list-item>
      </text:list>
      <text:list xml:id="list114052232787427" text:continue-list="list3555634520" text:style-name="L4">
        <text:list-item>
          <text:p text:style-name="P179">mkisofs, <text:span text:style-name="T68">dvd+rw-format</text:span> [<text:reference-ref text:reference-format="text" text:ref-name="dvd+rw-tools">dvd+rw-tools</text:reference-ref>]</text:p>
        </text:list-item>
      </text:list>
      <text:list xml:id="list114051590504998" text:continue-list="list114052621159916"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ext:soft-page-break/>To compile <text:span text:style-name="Name">BAR</text:span> you need:</text:p>
      <text:list xml:id="list1044065930" text:style-name="L5">
        <text:list-item>
          <text:p text:style-name="P131">C/<text:span text:style-name="T72">C++</text:span> development environment with gcc, <text:span text:style-name="T71">g++</text:span></text:p>
        </text:list-item>
      </text:list>
      <text:list xml:id="list114053173481210" text:continue-list="list114051590504998" text:style-name="List_20_1">
        <text:list-item>
          <text:p text:style-name="List_20_1">GNU make</text:p>
        </text:list-item>
        <text:list-item>
          <text:p text:style-name="List_20_1">m4</text:p>
        </text:list-item>
        <text:list-item>
          <text:p text:style-name="P163">xgettext</text:p>
        </text:list-item>
        <text:list-item>
          <text:p text:style-name="List_20_1">perl</text:p>
        </text:list-item>
        <text:list-item>
          <text:p text:style-name="P164">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14051975125281"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65"><text:span text:style-name="T9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5</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1405255794530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5</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44">key-pair is valid for one year. If the key-pair expires after one year a new key-pair must be generated with:</text:span></text:p>
      <text:p text:style-name="Command_20_End">sudo bar-keygen ‑‑<text:span text:style-name="T4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1</text:bookmark-ref><text:s/>for available macros).</text:p>
      <text:p text:style-name="Text_20_body">The arguments following the archive name are names or patterns of <text:span text:style-name="T3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3391489244" text:style-name="L6">
        <text:list-item>
          <text:p text:style-name="P132"><text:bookmark-start text:name="__DdeLink__11097_1674148630"/>&lt;name&gt; stay for a parameter, e. g. a name or some text,</text:p>
        </text:list-item>
      </text:list>
      <text:list xml:id="list114051657278073" text:continue-list="list114052557945300"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14051348049642" text:continue-list="list3391489244" text:style-name="L6">
        <text:list-item>
          <text:p text:style-name="P119">&lt;size&gt; specify a byte size. Sizes can be specified as numbers including the following optional units: <text:span text:style-name="T150">P, T, </text:span>G, M, K which multiply the given number by 1125899906842624 <text:span text:style-name="T151">(1024</text:span><text:span text:style-name="T22">5</text:span><text:span text:style-name="T151">), </text:span>1099511627776 <text:span text:style-name="T31">(1024</text:span><text:span text:style-name="T21">4</text:span><text:span text:style-name="T31">), </text:span>1073741824 (1024<text:span text:style-name="T19">3</text:span>), 1048576 (1024<text:span text:style-name="T1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114052044635417" text:continue-list="list11405165727807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0">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839461318" text:style-name="L7">
        <text:list-item>
          <text:p text:style-name="P133"><text:soft-page-break/>ext2</text:p>
        </text:list-item>
      </text:list>
      <text:list xml:id="list114053177867486" text:continue-list="list11405204463541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14053315822356" text:continue-numbering="true" text:style-name="List_20_1">
        <text:list-item>
          <text:p text:style-name="List_20_1_20_End">ext4</text:p>
        </text:list-item>
      </text:list>
      <text:p text:style-name="Text_20_Body_20_Start">Experimental, but no longer supported files systems are:</text:p>
      <text:list xml:id="list11405136593802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text:span text:style-name="T151">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text:soft-page-break/>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5">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text:soft-page-break/>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6">one or all of the</text:span> following par<text:span text:style-name="T76">a</text:span>meters <text:span text:style-name="T76">of existing archives</text:span>:</text:p>
      <text:list xml:id="list114052486731417" text:continue-numbering="true" text:style-name="List_20_1">
        <text:list-item>
          <text:p text:style-name="List_20_1_20_Start"><text:span text:style-name="T91">byte compress</text:span> algorithm</text:p>
        </text:list-item>
        <text:list-item>
          <text:p text:style-name="List_20_1">crypt <text:span text:style-name="T91">algorithm</text:span></text:p>
        </text:list-item>
        <text:list-item>
          <text:p text:style-name="P166">crypt password</text:p>
        </text:list-item>
        <text:list-item>
          <text:p text:style-name="List_20_1">crypt key</text:p>
        </text:list-item>
        <text:list-item>
          <text:p text:style-name="List_20_1">comment</text:p>
        </text:list-item>
        <text:list-item>
          <text:p text:style-name="P120">signature</text:p>
        </text:list-item>
      </text:list>
      <text:p text:style-name="Text_20_Body_20_Start">The archives are read and the content is re-encrypted and compressed with the new given settings. <text:span text:style-name="T77">To set a new password or key see option ‑‑</text:span><text:span text:style-name="Option"><text:span text:style-name="T77">crypt-new-password</text:span></text:span><text:span text:style-name="T77">.</text:span></text:p>
      <text:p text:style-name="P40">Note<text:span text:style-name="T95">s</text:span>:<text:tab/><text:span text:style-name="T95">I</text:span>f an archive is encrypted the <text:span text:style-name="T92">old </text:span>encryption password and <text:span text:style-name="T92">old private </text:span>key is required to change setting<text:span text:style-name="T151">s</text:span>.</text:p>
      <text:p text:style-name="P40"><text:tab/><text:span text:style-name="T95">T</text:span>o change the signature of an <text:span text:style-name="T92">existing </text:span>archive the old public signature key is required or the option <text:span text:style-name="Option"><text:span text:style-name="T77">‑‑</text:span></text:span><text:span text:style-name="Option">skip-verify-signatures</text:span> have to be used.</text:p>
      <text:p text:style-name="Text_20_Body_20_Start">Examples:</text:p>
      <text:p text:style-name="Command_20_Start">bar ‑‑convert home.bar ‑‑compress-<text:span text:style-name="T93">algorithm=</text:span>lz4-16</text:p>
      <text:p text:style-name="Command">bar ‑‑convert home.bar ‑‑<text:span text:style-name="T93">crypt-algorithm=AES192 ‑‑crypt-password=secret</text:span></text:p>
      <text:p text:style-name="Command">bar ‑‑convert home.bar ‑‑<text:span text:style-name="T93">crypt-algorithm=CAMELLIA256 ‑‑crypt-password=secret ‑‑crypt-new-password=new-secret</text:span></text:p>
      <text:p text:style-name="Command">bar ‑‑convert home.bar ‑‑<text:span text:style-name="T93">comment='some text'</text:span></text:p>
      <text:p text:style-name="Command_20_End">bar ‑‑convert home.bar ‑‑<text:span text:style-name="T9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14053299645046"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an incremental data file when the first full archive is created resp. this file <text:span text:style-name="T151">is updated </text:span>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text:soft-page-break/>will create an incremental data file with the name</text:p>
      <text:p text:style-name="Command_20_End">&lt;path&gt;/&lt;archive name&gt;.bid</text:p>
      <text:p text:style-name="P106"><text:span text:style-name="T5">The derived default incremental data file name may be overwritten with the option </text:span><text:span text:style-name="Option"><text:span text:style-name="T15">-I</text:span></text:span><text:span text:style-name="T5"> or </text:span><text:span text:style-name="Option"><text:span text:style-name="T15">‑‑incremental-list-file</text:span></text:span><text:span text:style-name="T5">. </text:span><text:span text:style-name="T13">The directory where the incremental data file is stored can be changed with the option </text:span><text:span text:style-name="Option"><text:span text:style-name="T1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5">BAR</text:span></text:span><text:span text:style-name="T5"> itself to create incremental or differential archives.</text:span></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5">Note:<text:tab/>Use the option </text:span><text:span text:style-name="Option"><text:span text:style-name="T15">‑‑no-storage</text:span></text:span><text:span text:style-name="T15">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5">home.bar</text:span></text:span><text:span text:style-name="T5"> and </text:span><text:span text:style-name="Filename"><text:span text:style-name="T1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5">bar ‑‑increment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Command_20_End"><text:span text:style-name="Command"><text:span text:style-name="T15">bar -i -I</text:span></text:span><text:span text:style-name="Command"><text:span text:style-name="T1">=&lt;incremental data file name&gt; </text:span></text:span><text:span text:style-name="Command"><text:span text:style-name="T1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5">bar ‑‑differenti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5">These commands read in the incremental data file </text:span><text:span text:style-name="Filename"><text:span text:style-name="T15">home.bid</text:span></text:span><text:span text:style-name="T15"> and store all modified files from /</text:span><text:span text:style-name="Filename"><text:span text:style-name="T15">home</text:span></text:span><text:span text:style-name="T15"> into the new archive </text:span><text:span text:style-name="Filename"><text:span text:style-name="T15">home-incremental.bar</text:span></text:span><text:span text:style-name="T15"> resp. </text:span><text:span text:style-name="Filename"><text:span text:style-name="T15">home-differential.bar</text:span></text:span><text:span text:style-name="T15">. After the incremental archive is created the incremental data file </text:span><text:span text:style-name="Filename"><text:span text:style-name="T15">home.bid</text:span></text:span><text:span text:style-name="T15">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1405254137295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text:soft-page-break/>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ext:soft-page-break/>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07">When encryption is enabled, a pass phrase must be entered when the archive is created. The content of the archive may later only be accessed when the <text:span text:style-name="T133">correct </text:span>pass phrase is entered again. <text:span text:style-name="T79">The pass phrase is read from the console if required</text:span><text:span text:style-name="T79"><text:note text:id="ftn2" text:note-class="footnote"><text:note-citation>2</text:note-citation><text:note-body><text:p text:style-name="P59">If the environment variable SSH_ASKPASS is set to an execute this executed is called to enter the password.</text:p></text:note-body></text:note></text:span><text:span text:style-name="T79"> or can be stored in the </text:span><text:span text:style-name="Name"><text:span text:style-name="T79">BAR</text:span></text:span><text:span text:style-name="T79"> configuration file</text:span><text:span text:style-name="T79"><text:note text:id="ftn3" text:note-class="footnote"><text:note-citation>3</text:note-citation><text:note-body><text:p text:style-name="P61">If the pass phrase is stored in the configuration file, access to that file should be limited.</text:p></text:note-body></text:note></text:span><text:span text:style-name="T79">.</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0</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01">bar ‑‑create home.bar /home –<text:span text:style-name="T94">crypt</text:span>-algorithm=<text:span text:style-name="T94">AES256 ‑‑crypt-password=secret</text:span></text:p>
      <text:p text:style-name="P102">bar ‑‑create home.bar /home -z <text:span text:style-name="T9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2">the </text:span>private key. For each new archive part a new random key is generated.</text:p>
      <text:p text:style-name="Text_20_Body_20_Start">To use asymmetric RSA encryption <text:span text:style-name="T152">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ext:soft-page-break/>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438586756504"/><text:alphabetical-index-mark-start text:id="IMark94438593225544"/>URI<text:alphabetical-index-mark-end text:id="IMark94438593225544"/><text:alphabetical-index-mark-end text:id="IMark9443858675650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text:soft-page-break/>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2">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2">WebDAVs</text:span>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7">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5">max-tmp-size</text:span></text:span><text:span text:style-name="T5"> to limit the space </text:span><text:span text:style-name="Name"><text:span text:style-name="T1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5">‑‑max-band-with</text:span></text:span><text:span text:style-name="T5">.</text:span></text:p>
      <text:p text:style-name="Note"><text:span text:style-name="T5">Note:<text:tab/></text:span><text:span text:style-name="T11">A</text:span><text:span text:style-name="T5"> </text:span><text:span text:style-name="Name"><text:span text:style-name="T1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5">growisofs</text:span></text:span> <text:bibliography-mark text:identifier="growisofs" text:bibliography-type="www" text:title="growisofs">[growisofs]</text:bibliography-mark>, <text:span text:style-name="Command"><text:span text:style-name="T15">mkisofs, </text:span></text:span><text:span text:style-name="Command"><text:span text:style-name="T16">dvd+rw-format [</text:span></text:span><text:span text:style-name="Command"><text:span text:style-name="T16"><text:reference-ref text:reference-format="text" text:ref-name="dvd+rw-tools">dvd+rw-tools</text:reference-ref></text:span></text:span><text:span text:style-name="Command"><text:span text:style-name="T16">],</text:span></text:span><text:span text:style-name="T1"> </text:span>and optionally <text:span text:style-name="Command"><text:span text:style-name="T15">dvdisaster</text:span></text:span><text:span text:style-name="T1"> </text:span><text:span text:style-name="T23"><text:bibliography-mark text:identifier="dvdisaster" text:bibliography-type="www" text:title="dvdisaster" text:url="http://dvdisaster.net/en/index.html">[dvdisaster]</text:bibliography-mark></text:span><text:s/>are installed, <text:span text:style-name="Name">BAR</text:span> can also create CDs, <text:soft-page-break/>DVDs and BDs with optionally added error correction codes <text:span text:style-name="T7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08">When a CD/DVD/BD is created it is recommended to enable archive splitting (see <text:bookmark-ref text:reference-format="text" text:ref-name="__RefHeading__29676110">Split archives</text:bookmark-ref>, <text:span text:style-name="T153">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suitable setting <text:span text:style-name="T153">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text:soft-page-break/>(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9">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3">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3">options to execute a command before an archive is created or an entry is stored additional commands can be used to control the device. See options </text:span><text:span text:style-name="Option"><text:span text:style-name="T153">--device-write-pre-command</text:span></text:span><text:span text:style-name="T153">,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9</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4">or TLS (SSL) connection</text:spa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43" text:outline-level="2"><text:bookmark-start text:name="__RefHeading__12406_1972768539"/>Master and Slave<text:bookmark-end text:name="__RefHeading__12406_1972768539"/></text:h>
      <text:p text:style-name="Text_20_Body_20_Start"><text:span text:style-name="T106">Several instances of a </text:span><text:span text:style-name="Name"><text:span text:style-name="T106">BAR</text:span></text:span><text:span text:style-name="T10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5">in the job setting </text:span>accordingly to the host where the <text:span text:style-name="Name"><text:span text:style-name="T104">BAR</text:span></text:span><text:span text:style-name="T104"> server </text:span>slave is running. <text:span text:style-name="T84">The port number can be 0 for the default port number.</text:span></text:p>
      <text:p text:style-name="Text_20_body">Before a job can be executed on the slave <text:span text:style-name="T154">the </text:span>slave and master have to be paired once. Pairing is done with of the following steps:</text:p>
      <text:list xml:id="list114051663038873"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439439107"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5">the </text:span><text:span text:style-name="Name">BAR</text:span> <text:span text:style-name="T105">server slave instance </text:span>is running.</text:p>
      <text:list xml:id="list114051484522598" text:continue-numbering="true" text:style-name="List_20_2">
        <text:list-item>
          <text:p text:style-name="List_20_2_20_End"><text:span text:style-name="T105">create an empty file with the name specified with the option </text:span><text:span text:style-name="Option"><text:span text:style-name="T84">‑‑pairing-master-file</text:span></text:span><text:span text:style-name="T84"> (see </text:span><text:span text:style-name="T84"><text:bookmark-ref text:reference-format="text" text:ref-name="__RefHeading__16312_1510295094">Miscellaneous</text:bookmark-ref></text:span><text:span text:style-name="T84">, page </text:span><text:span text:style-name="T84"><text:bookmark-ref text:reference-format="page" text:ref-name="__RefHeading__16312_1510295094">62</text:bookmark-ref></text:span><text:span text:style-name="T84">)</text:span></text:p>
        </text:list-item>
      </text:list>
      <text:p text:style-name="Text_20_Body_20_Start"><text:soft-page-break/>The <text:span text:style-name="Name"><text:span text:style-name="T105">BAR</text:span></text:span><text:span text:style-name="T105"> server </text:span>master <text:span text:style-name="T83">has</text:span> <text:span text:style-name="T105">a </text:span>time window of 120s to pair with <text:span text:style-name="T107">the </text:span>slave. <text:span text:style-name="T84">The master do this automatically when there is a least on job defined for the slave.</text:span></text:p>
      <text:h text:style-name="P144"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3">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3">periodically checked and </text:span>added automatically if</text:p>
      <text:list xml:id="list114052508492708" text:continue-list="list114051663038873" text:style-name="List_20_1">
        <text:list-item>
          <text:p text:style-name="P138">the archive files are stored either in the file system, on a ftp server, scp/sftp server, or a we<text:span text:style-name="T33">bdav/webdavs</text:span> server and</text:p>
        </text:list-item>
        <text:list-item>
          <text:p text:style-name="P180">the name suffix is <text:span text:style-name="Filename">.bar,</text:span> and</text:p>
        </text:list-item>
        <text:list-item>
          <text:p text:style-name="P126">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3">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3">index-d</text:span></text:span><text:span text:style-name="Command">atabase</text:span> in /etc/bar/<text:span text:style-name="Filename">bar.cfg</text:span>.</text:p>
      <text:p text:style-name="Standard"><text:span text:style-name="T33">S</text:span>torage files can be added, removed, <text:span text:style-name="T34">or refreshed manually in</text:span> index database with the command line options <text:span text:style-name="Option">--index-database-add</text:span> <text:span text:style-name="Option">--index-database-remove</text:span> <text:span text:style-name="T34">and –</text:span><text:span text:style-name="Option"><text:span text:style-name="T34">index-database-refresh </text:span></text:span>of <text:span text:style-name="Name"><text:span text:style-name="T33">BARC</text:span></text:span><text:span text:style-name="Name">ontrol</text:span> or via the <text:span text:style-name="Command"><text:span text:style-name="T33">BARC</text:span></text:span><text:span text:style-name="Command">ontrol</text:span> front end, tab restore in the context menu of the archive list.</text:p>
      <text:p text:style-name="P39">Note:<text:tab/>The index database is upgraded automatically when a new <text:span text:style-name="Name">BAR</text:span> version is installed and run for the first time. Depending on the size of the database this may take some time. The upgrade is done in the background. <text:span text:style-name="T33">The shown data in </text:span><text:span text:style-name="Command"><text:span text:style-name="T33">BARControl</text:span></text:span><text:span text:style-name="T33">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text:soft-page-break/>old database file. For manual maint<text:span text:style-name="T57">e</text:span>n<text:span text:style-name="T57">an</text:span>ce the tool <text:span text:style-name="Command">bar-sqlite3</text:span> can be used for some basic operations.</text:p>
      <text:list xml:id="list114053202870013" text:continue-numbering="true" text:style-name="List_20_1">
        <text:list-item>
          <text:p text:style-name="List_20_1">create a new empty database: <text:span text:style-name="T43">this is done with option </text:span><text:span text:style-name="Option"><text:span text:style-name="T43">‑‑create</text:span></text:span><text:span text:style-name="T43">.<text:line-break/></text:span>Note: be careful with this option! An existing database is deleted when a new one is created</text:p>
        </text:list-item>
        <text:list-item>
          <text:p text:style-name="P167"><text:span text:style-name="Option"><text:span text:style-name="T43">‑‑create-triggers: </text:span></text:span>re-create all triggers of the database<text:span text:style-name="T43">.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67"><text:span text:style-name="Option">‑‑</text:span><text:span text:style-name="Option"><text:span text:style-name="T57">create-newest</text:span></text:span><text:span text:style-name="T57">: re-create all newest data in the database. It deletes all existing newest data in the database and re-creates it from the existing entries data.</text:span></text:p>
        </text:list-item>
        <text:list-item>
          <text:p text:style-name="P167"><text:span text:style-name="Option"><text:span text:style-name="T43">‑‑create-indizes: </text:span></text:span>re-create all indizes of the database. <text:span text:style-name="T43">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67"><text:span text:style-name="Option">‑‑</text:span><text:span text:style-name="Option"><text:span text:style-name="T154">create-aggregates</text:span></text:span><text:span text:style-name="T154">: re-create aggregate data in the database like storage sizes, number of entries in a entity</text:span></text:p>
        </text:list-item>
        <text:list-item>
          <text:p text:style-name="P167"><text:span text:style-name="Option">‑‑</text:span><text:span text:style-name="Option"><text:span text:style-name="T154">check</text:span></text:span><text:span text:style-name="T154">: check integrity of the database and report errors if something is corrupted.</text:span></text:p>
        </text:list-item>
        <text:list-item>
          <text:p text:style-name="P167"><text:span text:style-name="Option">‑‑</text:span><text:span text:style-name="Option"><text:span text:style-name="T154">clean</text:span></text:span><text:span text:style-name="T154">: remove duplicated and orphaned entries.</text:span></text:p>
        </text:list-item>
        <text:list-item>
          <text:p text:style-name="P167"><text:span text:style-name="Option">‑‑</text:span><text:span text:style-name="Option"><text:span text:style-name="T74">vacuum</text:span></text:span><text:span text:style-name="T74">: collect and remove not used space in the index database file. This may shrink the disk space used by the index database file.</text:span></text:p>
        </text:list-item>
        <text:list-item>
          <text:p text:style-name="P167"><text:span text:style-name="Option">‑‑</text:span><text:span text:style-name="Option"><text:span text:style-name="T155">info</text:span></text:span><text:span text:style-name="T155">, </text:span><text:span text:style-name="Option"><text:span text:style-name="T155">‑‑info-entities</text:span></text:span><text:span text:style-name="T155">, </text:span><text:span text:style-name="Option"><text:span text:style-name="T155">‑‑info-storages</text:span></text:span><text:span text:style-name="T155">, </text:span><text:span text:style-name="Option"><text:span text:style-name="T155">‑‑info-entries</text:span></text:span><text:span text:style-name="T155">: print some information of the database content.</text:span></text:p>
        </text:list-item>
        <text:list-item>
          <text:p text:style-name="List_20_1">execute some SQL command: <text:span text:style-name="T43">execute an arbitrary SQL command. SQL commands may also be piped into </text:span><text:span text:style-name="Command"><text:span text:style-name="T43">bar-sqlite3</text:span></text:span><text:span text:style-name="T43"> with </text:span><text:span text:style-name="Option"><text:span text:style-name="T43">‑</text:span></text:span><text:span text:style-name="T43"> as the SQL command or the option </text:span><text:span text:style-name="Option"><text:span text:style-name="T43">‑‑pipe</text:span></text:span><text:span text:style-name="T43">.</text:span></text:p>
          <text:p text:style-name="List_20_1"/>
        </text:list-item>
      </text:list>
      <text:p text:style-name="P168">For more details to the available commands and options see <text:span text:style-name="Option">‑‑help</text:span> of <text:span text:style-name="Command">bar-sqlite3</text:span>.</text:p>
      <text:h text:style-name="P145" text:outline-level="2"/>
      <text:h text:style-name="P147" text:outline-level="2"><text:bookmark-start text:name="__RefHeading__30626103"/><text:alphabetical-index-mark text:string-value="graphical front end"/>Graphical front end<text:bookmark-end text:name="__RefHeading__30626103"/></text:h>
      <text:p text:style-name="P103">The graphical front end <text:span text:style-name="Name">BARControl</text:span> for <text:span text:style-name="Name">BAR</text:span> can be used to control a <text:span text:style-name="Name">BAR</text:span> server instance <text:span text:style-name="T110">(</text:span><text:span text:style-name="Name"><text:span text:style-name="T110">BAR <text:s/></text:span></text:span><text:span text:style-name="T110">daemon) </text:span>running on the local or some remote computer. Via the front end the status of a server can be display, backup or restore jobs can be create, edited, deleted, started, paused, suspended or canceled.</text:p>
      <text:p text:style-name="P3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0">name </text:span>is given <text:span text:style-name="T155">or connecting to the default server is not possible </text:span>a login dialog is show<text:span text:style-name="T123">n</text:span> where a server name may be entered or selected from a know<text:span text:style-name="T123">n</text:span> list as well as the server port number, SSL setting, <text:span text:style-name="T155">the login password</text:span> and the user role. With the option <text:span text:style-name="Option">‑‑login-dialog</text:span> the login dialog may be forced to be shown.</text:p>
      <text:p text:style-name="P31">To establish a <text:span text:style-name="T113">TLS/</text:span>SSL <text:span text:style-name="T11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1">gen</text:span></text:span> <text:span text:style-name="T111">(see chapter </text:span><text:span text:style-name="T111"><text:bookmark-ref text:reference-format="text" text:ref-name="__RefHeading__31496503">Network connection key files</text:bookmark-ref></text:span><text:span text:style-name="T111">, page </text:span><text:span text:style-name="T111"><text:bookmark-ref text:reference-format="page" text:ref-name="__RefHeading__31496503">7</text:bookmark-ref></text:span><text:span text:style-name="T111">). The private key is read from one of the following locations:</text:span></text:p>
      <text:list xml:id="list114053243101888" text:continue-numbering="true" text:style-name="List_20_1">
        <text:list-item>
          <text:p text:style-name="List_20_1">specified on the command line via the option <text:span text:style-name="Option">–key-file</text:span></text:p>
        </text:list-item>
        <text:list-item>
          <text:p text:style-name="P169"><text:span text:style-name="Filename"><text:span text:style-name="T111">bar-key.pem</text:span></text:span><text:span text:style-name="T111"> in the local directory</text:span></text:p>
        </text:list-item>
        <text:list-item>
          <text:p text:style-name="P170"><text:span text:style-name="Filename">$HOME/.bar/bar-key.pem</text:span></text:p>
        </text:list-item>
        <text:list-item>
          <text:p text:style-name="P171"><text:span text:style-name="Filename">/etc/bar/bar-key.pem</text:span></text:p>
        </text:list-item>
        <text:list-item>
          <text:p text:style-name="P171"><text:span text:style-name="Filename"><text:span text:style-name="T11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3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5">B</text:span></text:span><text:span text:style-name="T45"> </text:span>show the defined backup jobs and their current status. <text:span text:style-name="T85">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5">C</text:span></text:span><text:span text:style-name="T45"> </text:span>show the detailed status of the currently select job in the list. Via the button ruler at the bottom<text:span text:style-name="T45"> </text:span>a backup job can be started, aborted, paused or suspended.</text:p>
      <text:p text:style-name="P26">After selecting a job in the list which is not already scheduled to run or running, the job can be started with the <text:span text:style-name="Command">Start</text:span> button <text:span text:style-name="Number_20_Mark"><text:span text:style-name="T45">D</text:span></text:span>. In the appearing dialog you can select the specific operation:</text:p>
      <text:list xml:id="list11405166694744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6">G</text:span></text:span><text:span text:style-name="T4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7">(see example figure </text:span><text:span text:style-name="T47"><text:sequence-ref text:reference-format="value" text:ref-name="refFigure1">2</text:sequence-ref></text:span><text:span text:style-name="T47">)</text:span>. Each job have a unique name and is stored into a text file by the <text:span text:style-name="Name">BAR</text:span> server (default directory is <text:span text:style-name="Filename">/etc/bar/jobs</text:span>). A job file contain the following data:</text:p>
      <text:list xml:id="list114051791429515" text:continue-numbering="true" text:style-name="List_20_1">
        <text:list-item>
          <text:p text:style-name="List_20_1_20_Start"><text:span text:style-name="T85">slave host to run the job </text:span><text:span text:style-name="Number_20_Mark"><text:span text:style-name="T45">B</text:span></text:span></text:p>
        </text:list-item>
      </text:list>
      <text:list xml:id="list2230684393" text:style-name="L8">
        <text:list-item>
          <text:p text:style-name="P142">included entry names</text:p>
        </text:list-item>
      </text:list>
      <text:list xml:id="list114052565053122" text:continue-list="list114051791429515" text:style-name="List_20_1">
        <text:list-item>
          <text:p text:style-name="List_20_1">included images</text:p>
        </text:list-item>
        <text:list-item>
          <text:p text:style-name="P172">filters and mounts</text:p>
        </text:list-item>
        <text:list-item>
          <text:p text:style-name="List_20_1">storage information</text:p>
        </text:list-item>
        <text:list-item>
          <text:p text:style-name="P172">scripts</text:p>
        </text:list-item>
        <text:list-item>
          <text:p text:style-name="P173">schedule information</text:p>
        </text:list-item>
        <text:list-item>
          <text:p text:style-name="P121">comments</text:p>
        </text:list-item>
      </text:list>
      <text:p text:style-name="Text_20_Body_20_Start">The jobs tab have some sub-tabs to edit these pieces of data.</text:p>
      <text:h text:style-name="P158" text:outline-level="4"><text:bookmark-start text:name="__RefHeading__16278_1510295094"/>Entries<text:bookmark-end text:name="__RefHeading__16278_1510295094"/></text:h>
      <text:p text:style-name="P105">With the <text:span text:style-name="T47">entries</text:span> tab (see example figure <text:sequence-ref text:reference-format="value" text:ref-name="refFigure1">2</text:sequence-ref>: <text:sequence-ref text:reference-format="caption" text:ref-name="refFigure1">Entries</text:sequence-ref>) file <text:span text:style-name="T48">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under laying window manager.</text:p></text:note-body></text:note> <text:span text:style-name="Number_20_Mark"><text:span text:style-name="T48">C</text:span></text:span><text:span text:style-name="T48"> </text:span>open or close the directory. With the buttons <text:span text:style-name="Number_20_Mark"><text:span text:style-name="T48">D </text:span></text:span>at the bottom files, directories, links, hard links and special files can be included (entry become green) <text:span text:style-name="Number_20_Mark"><text:span text:style-name="T48">E </text:span></text:span><text:span text:style-name="T48"><text:s/></text:span>or excluded (entry has a red cross) <text:span text:style-name="Number_20_Mark"><text:span text:style-name="T4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05">With the directory symbol <text:span text:style-name="Number_20_Mark"><text:span text:style-name="T48">G </text:span></text:span>at the bottom<text:span text:style-name="T48"> </text:span>all included directories are opened in the directory tree view. With the directory size checkbox<text:span text:style-name="T48"> </text:span><text:span text:style-name="T139">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6">Entries</text:span></text:p></draw:text-box></draw:frame><text:bookmark-start text:name="__RefHeading__16280_1510295094"/><text:soft-page-break/>Images<text:bookmark-end text:name="__RefHeading__16280_1510295094"/></text:h>
      <text:p text:style-name="Text_20_Body_20_Start">Similar to files <text:span text:style-name="T4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9">&amp; Mounts</text:span><text:bookmark-end text:name="__RefHeading__16282_1510295094"/></text:h>
      <text:p text:style-name="Text_20_Body_20_Start">In the filters <text:span text:style-name="T4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0">B</text:span></text:span><text:span text:style-name="T50"> </text:span>and do not match to an exclude filter <text:span text:style-name="Number_20_Mark"><text:span text:style-name="T50">C</text:span></text:span><text:span text:style-name="T50"> </text:span>are included into the created archive. Entries which are explicitly excluded will never be stored into an archive.</text:p>
      <text:p text:style-name="P27"><text:span text:style-name="T50">Besides listing included and excluded entries also script commands can be specified which are executed to create a list of included </text:span><text:span text:style-name="Number_20_Mark"><text:span text:style-name="T50">D</text:span></text:span><text:span text:style-name="T50"> or excluded entries </text:span><text:span text:style-name="Number_20_Mark"><text:span text:style-name="T50">E</text:span></text:span>. <text:span text:style-name="T50">The scripts should output in each line a single entry name on standard output.</text:span></text:p>
      <text:p text:style-name="P27"><text:span text:style-name="T50">To automatically mount and unmount file systems mounts </text:span><text:span text:style-name="Number_20_Mark"><text:span text:style-name="T50">F</text:span></text:span> <text:span text:style-name="T50">may be defined. The mount name must match an entry in the system mount table</text:span><text:span text:style-name="T50"><text:note text:id="ftn12" text:note-class="footnote"><text:note-citation>12</text:note-citation><text:note-body><text:p text:style-name="P58">On Linux this is usually <text:span text:style-name="Filename">/etc/fstab</text:span>.</text:p></text:note-body></text:note></text:span><text:span text:style-name="T50">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8">G</text:span><text:span text:style-name="T146"> </text:span>not readable entries are skipped and no error is reported for those entries. With no stop on attribute error option <text:span text:style-name="T140">H</text:span><text:span text:style-name="T147"> </text:span>errors when reading a entry attribute are ignored. With the raw image option <text:span text:style-name="T140">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4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0">Created archives may be unlimited or split </text:span><text:span text:style-name="Number_20_Mark"><text:span text:style-name="T50">B</text:span></text:span><text:span text:style-name="T50"> and compressed </text:span><text:span text:style-name="Number_20_Mark"><text:span text:style-name="T50">C</text:span></text:span><text:span text:style-name="T50">. Entries should never be compressed, e. g. because they are already compressed, can be added to the compress exclude list </text:span><text:soft-page-break/><text:span text:style-name="Number_20_Mark"><text:span text:style-name="T50">D</text:span></text:span><text:span text:style-name="T50">. If the archives should be encrypted, too, the encryption algorithm, key and the password may be specified </text:span><text:span text:style-name="Number_20_Mark"><text:span text:style-name="T50">E</text:span></text:span><text:span text:style-name="T50">. Also the default archive mode </text:span><text:span text:style-name="Number_20_Mark"><text:span text:style-name="T50">F</text:span></text:span><text:span text:style-name="T50"> can be set here.</text:span></text:p>
      <text:p text:style-name="Text_20_body">In the archive file name field <text:span text:style-name="Number_20_Mark"><text:span text:style-name="T50">G</text:span></text:span><text:span text:style-name="T50">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51">button </text:span>the system file selector dial<text:span text:style-name="T51">o</text:span>g is opened. The <text:span text:style-name="T51">archive name </text:span>editor dialog include all possible variable patterns <text:span text:style-name="T5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0">and blanking a medium.</text:span></text:p>
      <text:h text:style-name="P159"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9">(see example figure </text:span><text:span text:style-name="T59"><text:sequence-ref text:reference-format="value" text:ref-name="refFigure6">7</text:sequence-ref></text:span><text:span text:style-name="T59">: </text:span><text:span text:style-name="T59"><text:sequence-ref text:reference-format="caption" text:ref-name="refFigure6">Scripts</text:sequence-ref></text:span><text:span text:style-name="T59">) </text:span>pre- <text:span text:style-name="Number_20_Mark">B</text:span> and post-scripts <text:span text:style-name="Number_20_Mark">C</text:span> may be defined which are executed before the job starts and after the job <text:span text:style-name="T59">has</text:span> terminated. Scripts may contain special variables like %name, %archive, %type, %file, %directory which are expanded to the current job name, the full archive name, the archive file name and the archive directory part. <text:span text:style-name="T58">With the test buttons </text:span><text:span text:style-name="Number_20_Mark"><text:span text:style-name="T58">D</text:span></text:span><text:span text:style-name="T58">,</text:span><text:span text:style-name="Number_20_Mark"><text:span text:style-name="T58">E</text:span></text:span><text:span text:style-name="T58"> the scripts can be executed for a test run.</text:span></text:p>
      <text:p text:style-name="Note">Note:<text:tab/><text:span text:style-name="T88">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2">date </text:span><text:span text:style-name="Number_20_Mark"><text:span text:style-name="T52">B</text:span></text:span><text:span text:style-name="T52">, weekdays </text:span><text:span text:style-name="Number_20_Mark"><text:span text:style-name="T60">C</text:span></text:span><text:span text:style-name="T60"> and </text:span>time <text:span text:style-name="Number_20_Mark"><text:span text:style-name="T52">D</text:span></text:span><text:span text:style-name="T52"> </text:span>for the backup job can be defined. Also the type of the created archive (default, normal, full, incremental, <text:s/>differential, or continuous) <text:span text:style-name="Number_20_Mark"><text:span text:style-name="T52">E</text:span></text:span><text:span text:style-name="T52">, for continuous backups the time interval </text:span><text:span text:style-name="Number_20_Mark"><text:span text:style-name="T52">F</text:span></text:span><text:span text:style-name="T52">.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2">G</text:span></text:span><text:span text:style-name="T52"> may</text:span> be defined, <text:span text:style-name="T52">too</text:span>.</text:p>
      <text:p text:style-name="P34"><text:span text:style-name="T148">If only the incremental data should be collected the no storage option </text:span><text:span text:style-name="Number_20_Mark"><text:span text:style-name="T60">H </text:span></text:span><text:span text:style-name="T148">can be enabled. A schedule must be enabled to become active and executed. This can be done in the edit dialog or in the schedule list </text:span><text:span text:style-name="Number_20_Mark"><text:span text:style-name="T60">I</text:span></text:span><text:span text:style-name="T52">.</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9">A job will be executed only if it was missed for max. 30 days.</text:span></text:p>
      <text:h text:style-name="P160"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5"><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0">(see example figure </text:span><text:span text:style-name="T90"><text:sequence-ref text:reference-format="value" text:ref-name="refFigure8">9</text:sequence-ref></text:span><text:span text:style-name="T90">: </text:span><text:span text:style-name="T90"><text:sequence-ref text:reference-format="caption" text:ref-name="refFigure8">Persistence</text:sequence-ref></text:span><text:span text:style-name="T90">) the time periods to keep created archives can be defined. For each archive type </text:span><text:span text:style-name="T141">B </text:span><text:span text:style-name="T90">the minimal number of entities to keep </text:span><text:span text:style-name="Number_20_Mark"><text:span text:style-name="T149">C</text:span></text:span><text:span text:style-name="T90">, the maximal number of entities to keep </text:span><text:span text:style-name="Number_20_Mark"><text:span text:style-name="T149">D</text:span></text:span><text:span text:style-name="T90"> and the maximal age of an entity </text:span><text:span text:style-name="Number_20_Mark"><text:span text:style-name="T149">E</text:span></text:span><text:span text:style-name="T90">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114053004453532"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7">The condition when an archive is deleted is evaluated with:</text:span></text:p>
      <text:list xml:id="list2966830897" text:style-name="L9">
        <text:list-item>
          <text:p text:style-name="P115">the archive is older then the max. age of the period</text:p>
        </text:list-item>
        <text:list-item>
          <text:p text:style-name="P115">the archive is not in transit to the next period</text:p>
        </text:list-item>
        <text:list-item>
          <text:p text:style-name="P115">the archive is the oldest in the period</text:p>
        </text:list-item>
        <text:list-item>
          <text:p text:style-name="P115">the number of existing archives in the period exceeds the max. number</text:p>
        </text:list-item>
      </text:list>
      <text:h text:style-name="P160"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48"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0">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0">top tree view </text:span><text:span text:style-name="Number_20_Mark"><text:span text:style-name="T30">B</text:span></text:span><text:span text:style-name="T30"> resp. </text:span>list <text:span text:style-name="Number_20_Mark"><text:span text:style-name="T52">C</text:span></text:span><text:span text:style-name="T52"> </text:span>all known storage archives are listed. <text:span text:style-name="T30">The tree view show jobs</text:span><text:span text:style-name="T30"><text:note text:id="ftn14" text:note-class="footnote"><text:note-citation>14</text:note-citation><text:note-body><text:p text:style-name="P54">If a job is unknown, e. g. was deleted, only the internal UUID is shown instead of the name.</text:p></text:note-body></text:note></text:span><text:span text:style-name="T30">,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2">D</text:span></text:span><text:span text:style-name="T52"> </text:span>parts of storage archive names can be entered <text:span text:style-name="T30">(multiple words, at least 3 characters)</text:span>. <text:span text:style-name="T30">Archive names which contain the filter words </text:span>are listed immediately. <text:span text:style-name="T30">The state filter </text:span><text:span text:style-name="Number_20_Mark"><text:span text:style-name="T30">E</text:span></text:span><text:span text:style-name="T30"> in the top list filter the archives by there current state. </text:span>After selecting some storage archives <text:span text:style-name="T52">with the check boxes </text:span><text:span text:style-name="Number_20_Mark"><text:span text:style-name="T52">F</text:span></text:span><text:span text:style-name="T52"> </text:span>the <text:span text:style-name="T37">content of </text:span>whole archives can be restored with the <text:span text:style-name="Command">Restore</text:span>-button <text:span text:style-name="Number_20_Mark"><text:span text:style-name="T53">G</text:span></text:span>.</text:p>
      <text:p text:style-name="P23">The bottom list <text:span text:style-name="Number_20_Mark"><text:span text:style-name="T53">H</text:span></text:span><text:span text:style-name="T53"> </text:span>show entries which are stored in some archive. By entering parts of names <text:span text:style-name="T30">(multiple words, at least 3 characters) in the input field </text:span><text:span text:style-name="Command"><text:span text:style-name="T30">Filter:</text:span></text:span> <text:span text:style-name="Number_20_Mark"><text:span text:style-name="T53">I</text:span></text:span><text:span text:style-name="T53"> </text:span>entries <text:span text:style-name="T30">which contain the filter words </text:span>are listed immediately<text:note text:id="ftn15" text:note-class="footnote"><text:note-citation>15</text:note-citation><text:note-body><text:p text:style-name="P53">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3">J</text:span></text:span>.</text:p>
      <text:p text:style-name="P21">The <text:span text:style-name="Command">count</text:span> value <text:span text:style-name="Number_20_Mark"><text:span text:style-name="T53">K</text:span></text:span><text:span text:style-name="T53">,</text:span><text:span text:style-name="Number_20_Mark"><text:span text:style-name="T53">L</text:span></text:span><text:span text:style-name="T53"> </text:span>in the upper left of the lists show the number of total <text:span text:style-name="T38">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29"><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6"><draw:image xlink:href="Pictures/100000000000000B0000000B4DFF7AF9EE6CBD7C.png" xlink:type="simple" xlink:show="embed" xlink:actuate="onLoad" loext:mime-type="image/png"/></draw:frame><text:s/>button the selection can be cleared.</text:p>
      <text:p text:style-name="P24">The entr<text:span text:style-name="T53">y</text:span> <text:span text:style-name="T53">types </text:span>shown in the bottom list can be filtered by files, images, directories, links, hard links and special entries <text:span text:style-name="T53">with the type filter</text:span> <text:span text:style-name="Number_20_Mark"><text:span text:style-name="T53">M</text:span></text:span>. Only entries with the matching type are shown in the list.</text:p>
      <text:p text:style-name="Text_20_body"><text:soft-page-break/>If the check box <text:span text:style-name="Command">newest only</text:span> <text:span text:style-name="Number_20_Mark"><text:span text:style-name="T53">N</text:span></text:span><text:span text:style-name="T53"> </text:span>only the newest entries are shown, otherwise all existing entries are shown.</text:p>
      <text:p text:style-name="P35"><text:span text:style-name="T38">After one of the restore buttons is selected a restore dialog opens (see example figure </text:span><text:span text:style-name="T38"><text:sequence-ref text:reference-format="value" text:ref-name="refFigure10">11</text:sequence-ref></text:span><text:span text:style-name="T38">: </text:span><text:span text:style-name="T38"><text:sequence-ref text:reference-format="caption" text:ref-name="refFigure10">Restore dialog</text:sequence-ref></text:span><text:span text:style-name="T38">) with a list of archives or single entries to restore </text:span><text:span text:style-name="T142">B</text:span><text:span text:style-name="T38">. </text:span>If a different restore destination is required, the directory <text:span text:style-name="Number_20_Mark"><text:span text:style-name="T53">C</text:span></text:span><text:span text:style-name="T53"> of </text:span>the restore can be selected in the <text:span text:style-name="T30">dialog. There also the check box </text:span><text:span text:style-name="Command"><text:span text:style-name="T30">directory content</text:span></text:span><text:span text:style-name="T30"> </text:span><text:span text:style-name="Number_20_Mark"><text:span text:style-name="T61">D</text:span></text:span><text:span text:style-name="T30"> can be selected to restore directories including their content</text:span>. <text:span text:style-name="T156">By default the signature of the archives are checked if there is a signature available. If the </text:span><text:span text:style-name="Option"><text:span text:style-name="T156">skip signature check</text:span></text:span><text:span text:style-name="T156"> box </text:span><text:span text:style-name="Number_20_Mark"><text:span text:style-name="T61">E </text:span></text:span><text:span text:style-name="T156">is set the signatures are not checked. </text:span>By selecting the check box <text:span text:style-name="Command">overwrite exiting files</text:span> <text:span text:style-name="Number_20_Mark"><text:span text:style-name="T61">F</text:span></text:span><text:span text:style-name="T53"> </text:span>already existing files are overwritten. <text:span text:style-name="T31">With the button </text:span><text:span text:style-name="Command"><text:span text:style-name="T31">Start restore </text:span></text:span><text:span text:style-name="Number_20_Mark"><text:span text:style-name="T156">G</text:span></text:span><text:span text:style-name="T31"> the restore of entries is started.</text:span></text:p>
      <text:p text:style-name="Note">Note:<text:tab/>Details for storage archives in the <text:span text:style-name="T30">top</text:span> list and entries in the lower list can be displayed by positioning the mouse over an entry in the <text:span text:style-name="T30">right</text:span> part of the list <text:span text:style-name="T30">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20"><draw:text-box fo:min-height="58%" fo:min-width="163.99mm"><text:p text:style-name="Figure"><draw:frame draw:style-name="fr13" draw:name="Image8" text:anchor-type="paragraph" svg:width="163.2mm" svg:height="88.21mm" draw:z-index="27"><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52"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3">BARC</text:span></text:span><text:span text:style-name="Name">ontrol</text:span> in the server settings dialog<text:note text:id="ftn16" text:note-class="footnote"><text:note-citation>16</text:note-citation><text:note-body><text:p text:style-name="P5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3">BARC</text:span></text:span><text:span text:style-name="Name">ontrol</text:span>, the last writable configuration file <text:span text:style-name="T3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09">In the general <text:span text:style-name="T5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4">This include the</text:span></text:p>
      <text:list xml:id="list114052467883154" text:continue-list="list114053004453532" text:style-name="List_20_1">
        <text:list-item>
          <text:p text:style-name="List_20_1_20_Start"><text:span text:style-name="T54">temporary directory </text:span><text:span text:style-name="Number_20_Mark"><text:span text:style-name="T54">B</text:span></text:span> <text:span text:style-name="T157">and max. size </text:span><text:span text:style-name="T143">C</text:span><text:span text:style-name="T157">,</text:span></text:p>
        </text:list-item>
        <text:list-item>
          <text:p text:style-name="P174"><text:span text:style-name="T54">the nice level </text:span><text:span text:style-name="T144">D</text:span><text:span text:style-name="T54">,</text:span></text:p>
        </text:list-item>
        <text:list-item>
          <text:p text:style-name="P174"><text:span text:style-name="T54">the max. number of compress and encryption threads </text:span><text:span text:style-name="T144">E</text:span><text:span text:style-name="T54">,</text:span></text:p>
        </text:list-item>
        <text:list-item>
          <text:p text:style-name="P174"><text:span text:style-name="T54">the minimal compress size </text:span><text:span text:style-name="T144">F</text:span><text:span text:style-name="T54">,</text:span></text:p>
        </text:list-item>
        <text:list-item>
          <text:p text:style-name="P175">the jobs directory <text:span text:style-name="T143">G</text:span>,</text:p>
        </text:list-item>
        <text:list-item>
          <text:p text:style-name="P175">the max. size of files included in a continuous backup <text:span text:style-name="T145">H</text:span>,</text:p>
        </text:list-item>
        <text:list-item>
          <text:p text:style-name="P175">the file name of the index database <text:span text:style-name="Number_20_Mark"><text:span text:style-name="T158">I</text:span></text:span> and if index auto-updates should be active <text:span text:style-name="Number_20_Mark"><text:span text:style-name="T158">J</text:span></text:span>,</text:p>
        </text:list-item>
        <text:list-item>
          <text:p text:style-name="List_20_1_20_End"><draw:frame draw:style-name="fr8" draw:name="Frame9" text:anchor-type="paragraph" svg:y="6.86mm" style:rel-width="66%" svg:height="71.3mm" draw:z-index="21"><draw:text-box fo:min-height="30%" fo:min-width="112.2mm"><text:p text:style-name="Figure"><draw:frame draw:style-name="fr19" draw:name="Image1" text:anchor-type="paragraph" svg:width="143mm" svg:height="103.08mm" draw:z-index="28"><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8">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4">sub-</text:span>tab <text:span text:style-name="T64">(see example figure </text:span><text:span text:style-name="T64"><text:sequence-ref text:reference-format="value" text:ref-name="refFigure12">13</text:sequence-ref></text:span><text:span text:style-name="T64">: </text:span><text:span text:style-name="T64"><text:sequence-ref text:reference-format="caption" text:ref-name="refFigure12">Servers settings</text:sequence-ref></text:span><text:span text:style-name="T64">)</text:span> the <text:span text:style-name="T54">port number </text:span><text:span text:style-name="Number_20_Mark"><text:span text:style-name="T54">B</text:span></text:span><text:span text:style-name="T54"> of the </text:span><text:span text:style-name="Name"><text:span text:style-name="T54">BAR</text:span></text:span><text:span text:style-name="T54"> server, the CA/Cert/key files </text:span><text:span text:style-name="Number_20_Mark"><text:span text:style-name="T54">C</text:span></text:span><text:span text:style-name="T54"> and the server login password </text:span><text:span text:style-name="Number_20_Mark"><text:span text:style-name="T62">D</text:span></text:span><text:span text:style-name="T54"> can be changed.</text:span></text:p>
      <text:p text:style-name="P28"><draw:frame draw:style-name="fr9" draw:name="Frame10" text:anchor-type="paragraph" svg:x="0mm" svg:y="15.08mm" style:rel-width="100%" svg:height="71.63mm" draw:z-index="22"><draw:text-box fo:min-height="29%" fo:min-width="170mm"><text:p text:style-name="Figure"><draw:frame draw:style-name="fr13" draw:name="Image2" text:anchor-type="paragraph" svg:width="170mm" svg:height="122.7mm" draw:z-index="30"><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4">Here also names and login credentials</text:span> can be set for a servers where archives can be stored <text:span text:style-name="Number_20_Mark"><text:span text:style-name="T54">E</text:span></text:span>. There always exists default server settings for at least one FTP, SSH, and WebDAV server. Additional servers may be <text:span text:style-name="T54">added</text:span>.</text:p>
      <text:h text:style-name="Heading_20_4" text:outline-level="4"><text:bookmark-start text:name="__RefHeading__12257_695893263"/>Commands<text:bookmark-end text:name="__RefHeading__12257_695893263"/></text:h>
      <text:p text:style-name="Text_20_Body_20_Start">In the commands <text:span text:style-name="T55">sub-</text:span>tab <text:span text:style-name="T63">(see example figure </text:span><text:span text:style-name="T63"><text:sequence-ref text:reference-format="value" text:ref-name="refFigure13">14</text:sequence-ref></text:span><text:span text:style-name="T63">: </text:span><text:span text:style-name="T63"><text:sequence-ref text:reference-format="caption" text:ref-name="refFigure13">Server command settings</text:sequence-ref></text:span><text:span text:style-name="T63">) </text:span>the <text:span text:style-name="T54">device name </text:span><text:span text:style-name="Number_20_Mark"><text:span text:style-name="T54">B</text:span></text:span><text:span text:style-name="T54"> and </text:span>external commands for writing CD/DVD/BD and devices <text:span text:style-name="Number_20_Mark"><text:span text:style-name="T54">C</text:span></text:span><text:span text:style-name="T54"> </text:span>can be defined.</text:p>
      <text:h text:style-name="Heading_20_4" text:outline-level="4"><draw:frame draw:style-name="fr10" draw:name="Frame15" text:anchor-type="paragraph" svg:y="0.65mm" svg:width="170mm" draw:z-index="23"><draw:text-box fo:min-height="92.55mm"><text:p text:style-name="Figure"><draw:frame draw:style-name="fr20" draw:name="Image10" text:anchor-type="paragraph" svg:width="170mm" svg:height="122.7mm" draw:z-index="33"><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oft-page-break/><text:span text:style-name="T54">Verbosity &amp; </text:span>Log<text:bookmark-end text:name="__RefHeading__12259_695893263"/></text:h>
      <text:p text:style-name="Text_20_Body_20_Start">In the <text:span text:style-name="T55">verbosity and </text:span>log <text:span text:style-name="T55">sub-</text:span>tab (see example figure <text:sequence-ref text:reference-format="value" text:ref-name="refFigure14">15</text:sequence-ref>: <text:sequence-ref text:reference-format="caption" text:ref-name="refFigure14">Server verbosity &amp; log settings</text:sequence-ref>) the</text:p>
      <text:list xml:id="list114053144014516" text:continue-numbering="true" text:style-name="List_20_1">
        <text:list-item>
          <text:p text:style-name="List_20_1_20_Start">log <text:span text:style-name="T55">level </text:span><text:span text:style-name="Number_20_Mark"><text:span text:style-name="T55">B</text:span></text:span><text:span text:style-name="T55">,</text:span></text:p>
        </text:list-item>
        <text:list-item>
          <text:p text:style-name="P176"><text:span text:style-name="T55">the log </text:span>types <text:span text:style-name="Number_20_Mark"><text:span text:style-name="T55">C</text:span></text:span>,</text:p>
        </text:list-item>
        <text:list-item>
          <text:p text:style-name="P176">the log file name <text:span text:style-name="Number_20_Mark"><text:span text:style-name="T55">D</text:span></text:span>,</text:p>
        </text:list-item>
        <text:list-item>
          <text:p text:style-name="P176">the log format <text:span text:style-name="Number_20_Mark"><text:span text:style-name="T55">E</text:span></text:span><text:span text:style-name="T55"> </text:span>and</text:p>
        </text:list-item>
        <text:list-item>
          <text:p text:style-name="List_20_1_20_End"><text:span text:style-name="T39">the</text:span> log post command <text:span text:style-name="Number_20_Mark"><text:span text:style-name="T55">F</text:span></text:span></text:p>
        </text:list-item>
      </text:list>
      <text:p text:style-name="Text_20_Body_20_Start"><draw:frame draw:style-name="fr11" draw:name="Frame11" text:anchor-type="paragraph" svg:x="0mm" svg:y="7.14mm" svg:width="170mm" draw:z-index="24"><draw:text-box fo:min-height="92.55mm"><text:p text:style-name="Figure"><draw:frame draw:style-name="fr20" draw:name="Image3" text:anchor-type="paragraph" svg:width="170mm" svg:height="122.7mm" draw:z-index="34"><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31634889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7">entries (</text:span>files, directories, <text:span text:style-name="T27">links, hard links, special files,</text:span> or disks<text:span text:style-name="T27">)</text:span> can be done with the following settings in <text:span text:style-name="Name">BARControl</text:span>:<text:bookmark-end text:name="__DdeLink__15739_1674148630"/></text:p>
      <text:list xml:id="list114053675513594" text:continue-list="list11405314401451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7">n the</text:span> <text:span text:style-name="Command">Include</text:span> button.</text:p>
        </text:list-item>
        <text:list-item>
          <text:p text:style-name="List_20_1_20_End">switch to the <text:span text:style-name="Command">Storage</text:span> sub-tab. Select the name of the archive to create and select <text:span text:style-name="T27">the </text:span>type of storage. Most simply enter a archive name like <text:span text:style-name="Filename">my-backup.bar</text:span> and a <text:span text:style-name="T27">as the type</text:span> <text:span text:style-name="Command">file system</text:span>. <text:span text:style-name="T27">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7">then </text:span>click the button <text:span text:style-name="Command">Start</text:span>. In the dialog which opens click <text:span text:style-name="Command">Normal</text:span>. The job is immediately schedule for execution and will be run as soon <text:span text:style-name="T27">as possible</text:span>.</text:p>
      <text:list xml:id="list114054687236054" text:continue-list="list2316348898" text:style-name="Numbering_20_1">
        <text:list-item>
          <text:h text:style-name="Alpha2" text:outline-level="2"><text:bookmark-start text:name="__RefHeading__15956_1674148630"/><text:soft-page-break/><text:s/>Full <text:span text:style-name="T27">daily </text:span>backup with time schedule<text:bookmark-end text:name="__RefHeading__15956_1674148630"/></text:h>
        </text:list-item>
      </text:list>
      <text:p text:style-name="Text_20_Body_20_Start">For a full backup of some <text:span text:style-name="T27">entrie</text:span>s <text:span text:style-name="T27">with a</text:span> regular scheduling first 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p>
      <text:list xml:id="list114053046988883" text:continue-list="list114053675513594"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7">the t</text:span><text:span text:style-name="Name">ype</text:span> <text:span text:style-name="Name">full</text:span></text:p>
        </text:list-item>
        <text:list-item>
          <text:p text:style-name="List_20_1_20_End">verify <text:span text:style-name="T27">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57">The exact time may be later than the specified time if some other jobs are running before.</text:p></text:note-body></text:note> <text:span text:style-name="T27">each day </text:span>as a full backup.</text:p>
      <text:list xml:id="list114054366891503" text:continue-list="list114054687236054" text:style-name="Numbering_20_1">
        <text:list-item>
          <text:h text:style-name="Alpha2" text:outline-level="2"><text:bookmark-start text:name="__RefHeading__15958_1674148630"/><text:span text:style-name="T56"><text:s/>Full w</text:span><text:bookmark-start text:name="__DdeLink__15029_1674148630"/>eekly backup with <text:span text:style-name="T3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7">weekly </text:span>backup of some <text:span text:style-name="T27">entrie</text:span>s <text:span text:style-name="T27">with a regular scheduling and daily incremental backups </text:span>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bookmark-end text:name="__DdeLink__15741_1674148630"/></text:p>
      <text:list xml:id="list114054729504326" text:continue-list="list114053046988883" text:style-name="List_20_1">
        <text:list-item>
          <text:p text:style-name="P134">switch to the <text:span text:style-name="Name">Jobs</text:span> tab. In the <text:span text:style-name="Name">Schedule</text:span> sub-tab add a new schedule entry and define * <text:span text:style-name="T27">for the date and time</text:span>. <text:span text:style-name="T27">S</text:span>elect <text:span text:style-name="T27">the</text:span> week day <text:span text:style-name="T27">when to do execute the full backup.</text:span></text:p>
        </text:list-item>
        <text:list-item>
          <text:p text:style-name="P177">select for <text:span text:style-name="T27">the t</text:span><text:span text:style-name="Name">ype</text:span> <text:span text:style-name="Name">full</text:span></text:p>
        </text:list-item>
        <text:list-item>
          <text:p text:style-name="P17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77"><text:span text:style-name="Name"><text:span text:style-name="T6">select for the type </text:span></text:span><text:span text:style-name="Name"><text:span text:style-name="T2">incremental</text:span></text:span></text:p>
        </text:list-item>
        <text:list-item>
          <text:p text:style-name="P122">verify <text:span text:style-name="T27">that </text:span><text:span text:style-name="Name">enabled</text:span> is checked</text:p>
        </text:list-item>
      </text:list>
      <text:list xml:id="list114053781540830" text:continue-list="list114054366891503" text:style-name="Numbering_20_1">
        <text:list-item>
          <text:h text:style-name="Alpha2" text:outline-level="2"><text:bookmark-start text:name="__RefHeading__15960_1674148630"/><text:span text:style-name="T5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7">weekly </text:span>backup of some <text:span text:style-name="T27">entrie</text:span>s <text:span text:style-name="T27">with with a regular scheduling, daily incremental backups and continuous storages of changes </text:span>define some backup job as described in use case <text:bookmark-ref text:reference-format="number" text:ref-name="__RefHeading__15958_1674148630">c</text:bookmark-ref><text:span text:style-name="T27">)</text:span><text:bookmark-ref text:reference-format="text" text:ref-name="__RefHeading__15958_1674148630"> Full weekly backup with time schedule and daily incremental backup</text:bookmark-ref>. Then enter the following <text:span text:style-name="T27">additional </text:span>settings in <text:span text:style-name="Name">BARControl</text:span>:<text:bookmark-end text:name="__DdeLink__15741_16741486301"/></text:p>
      <text:list xml:id="list114053260277152" text:continue-list="list114054729504326" text:style-name="List_20_1">
        <text:list-item>
          <text:p text:style-name="P134">switch to the <text:span text:style-name="Name">Jobs</text:span> tab. In the <text:span text:style-name="Name">Schedule</text:span> sub-tab add a new schedule entry and define * <text:span text:style-name="T27">for the date, <text:s/>time and week day</text:span>.</text:p>
        </text:list-item>
        <text:list-item>
          <text:p text:style-name="P177">select for <text:span text:style-name="T27">the t</text:span><text:span text:style-name="Name">ype</text:span> <text:span text:style-name="Name"><text:span text:style-name="T27">continuous</text:span></text:span></text:p>
        </text:list-item>
        <text:list-item>
          <text:p text:style-name="P12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0">time interval </text:span>the backup is executed. </text:p>
      <text:list xml:id="list114054016617161" text:continue-list="list114053781540830"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8">entry do the following in <text:s/></text:span><text:span text:style-name="Name"><text:span text:style-name="T28">BARControl:</text:span></text:span></text:p>
      <text:list xml:id="list114054817647200" text:continue-list="list114053260277152" text:style-name="List_20_1">
        <text:list-item>
          <text:p text:style-name="P135"><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3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3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3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3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14054482396719" text:continue-list="list11405401661716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8">a full backup including incremental backups do the following in <text:s/></text:span><text:span text:style-name="Name"><text:span text:style-name="T28">BARControl:</text:span></text:span></text:p>
      <text:list xml:id="list114054730340079" text:continue-list="list114054817647200" text:style-name="List_20_1">
        <text:list-item>
          <text:p text:style-name="P135"><text:span text:style-name="Name"><text:span text:style-name="T5">switch to the </text:span></text:span><text:span text:style-name="Name"><text:span text:style-name="T28">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3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53" text:outline-level="1"/>
      <text:h text:style-name="P154" text:outline-level="1"><text:bookmark-start text:name="__RefHeading__15744_1674148630"/>Appendix<text:bookmark-end text:name="__RefHeading__15744_1674148630"/></text:h>
      <text:h text:style-name="P146" text:outline-level="2"><text:bookmark-start text:name="__RefHeading__8616_961238848"/>Tools<text:bookmark-end text:name="__RefHeading__8616_961238848"/></text:h>
      <text:p text:style-name="Text_20_Body_20_Start">The following tools are part of <text:span text:style-name="Command">BAR</text:span>:</text:p>
      <text:list xml:id="list114054037279286"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2">generator</text:span></text:p>
        </text:list-item>
        <text:list-item>
          <text:p text:style-name="List_20_1_20_End">bar-sqlite3: <text:span text:style-name="T42">index </text:span>a maint<text:span text:style-name="T65">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9">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9">Note:<text:tab/><text:span text:style-name="Command"><text:span text:style-name="T33">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438600007992"/>--create<text:alphabetical-index-mark-end text:id="IMark94438600007992"/>, <text:alphabetical-index-mark-start text:id="IMark94438599920376"/>-c<text:alphabetical-index-mark-end text:id="IMark94438599920376"/></text:p>
      <text:p text:style-name="Option_20_Start">Create an archive with files, directories, links, hard links and special files like device-, pipes- and sockets-descriptors.</text:p>
      <text:p text:style-name="Option_20_title"><text:alphabetical-index-mark-start text:id="IMark94438599968856"/>--image<text:alphabetical-index-mark-end text:id="IMark94438599968856"/>, <text:alphabetical-index-mark-start text:id="IMark94438601910760"/>-m<text:alphabetical-index-mark-end text:id="IMark9443860191076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438597436024"/>--list<text:alphabetical-index-mark-end text:id="IMark94438597436024"/>, <text:alphabetical-index-mark-start text:id="IMark94438601239560"/>-l<text:alphabetical-index-mark-end text:id="IMark9443860123956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438594714904"/>--test<text:alphabetical-index-mark-end text:id="IMark94438594714904"/>, <text:alphabetical-index-mark-start text:id="IMark94438626559848"/>-t<text:alphabetical-index-mark-end text:id="IMark94438626559848"/></text:p>
      <text:p text:style-name="Option_20_Start">Test content integrity of archives.</text:p>
      <text:p text:style-name="Option_20_title"><text:alphabetical-index-mark-start text:id="IMark94438600007992"/>--compare<text:alphabetical-index-mark-end text:id="IMark94438600007992"/>, <text:alphabetical-index-mark-start text:id="IMark94438601238664"/>-d<text:alphabetical-index-mark-end text:id="IMark94438601238664"/></text:p>
      <text:p text:style-name="Option_20_Start">Compare content of archives with content in file system.</text:p>
      <text:p text:style-name="Option_20_title"><text:soft-page-break/><text:alphabetical-index-mark-start text:id="IMark94438601597624"/>--extract<text:alphabetical-index-mark-end text:id="IMark94438601597624"/>, <text:alphabetical-index-mark-start text:id="IMark94438602430072"/>-x<text:alphabetical-index-mark-end text:id="IMark94438602430072"/></text:p>
      <text:p text:style-name="Option_20_Start">Extract content of archives.</text:p>
      <text:p text:style-name="Option_20_title"><text:alphabetical-index-mark-start text:id="IMark94438572582648"/>--<text:span text:style-name="T159">convert</text:span><text:alphabetical-index-mark-end text:id="IMark94438572582648"/></text:p>
      <text:p text:style-name="Option_20_Start">Convert <text:span text:style-name="T159">an archive with new compression, encryption, pass phrase or signature.</text:span></text:p>
      <text:p text:style-name="Option_20_title"><text:alphabetical-index-mark-start text:id="IMark94438597221624"/>--generate-keys<text:alphabetical-index-mark-end text:id="IMark94438597221624"/></text:p>
      <text:p text:style-name="Option_20_Start">Generate a public/private key pair for asymmetric encryption/decryption of archive content with RSA. <text:span text:style-name="T13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4">the selected encryption algorithm and </text:span>a random selected pass <text:span text:style-name="T134">phrase</text:span> key of 2048 bit. The random password is encrypted with the public key and stored into the archive. For each <text:span text:style-name="T135">archive </text:span>part a new random password is generated. This mechanism is known as “hybrid-encryption”. Using hybrid-encryption instead of plain RSA encryption is a common technique to avoid the expensive and usually slow RSA encryption for <text:span text:style-name="T135">a </text:span>huge amount of data.</text:p>
      <text:p text:style-name="Option_20_title"><text:alphabetical-index-mark-start text:id="IMark94438626559848"/>--<text:span text:style-name="T132">generate-signature-keys</text:span><text:alphabetical-index-mark-end text:id="IMark94438626559848"/></text:p>
      <text:p text:style-name="P86">Generate a public/private <text:span text:style-name="T132">signature </text:span>key pair. <text:span text:style-name="T13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438597321800"/>--generate-keys-bits<text:alphabetical-index-mark-end text:id="IMark94438597321800"/>=&lt;n&gt;</text:p>
      <text:p text:style-name="Option_20_Start">Specify number of bits to use for a <text:span text:style-name="T133">public/private</text:span> key pair. It can be 1024, 2048 or 3072 bits. Default value are 2048 bits.</text:p>
      <text:p text:style-name="Option_20_title"><text:alphabetical-index-mark-start text:id="IMark94438601597624"/>--<text:span text:style-name="T75">generate-keys-mode</text:span><text:alphabetical-index-mark-end text:id="IMark94438601597624"/><text:span text:style-name="T75">=secure|transient</text:span></text:p>
      <text:p text:style-name="P87">Specify the mode to generate a <text:span text:style-name="T133">public/private</text:span> key pair. <text:span text:style-name="Command">secure</text:span> use the most secure random number generator and is the default (recommen<text:span text:style-name="T133">d</text:span>ed). <text:span text:style-name="Command">transient</text:span> use a faster, but a less secure random number generator.</text:p>
      <text:p text:style-name="P46"><text:alphabetical-index-mark-start text:id="IMark94438600798408"/><text:span text:style-name="T118">--storage-list-stdin</text:span><text:alphabetical-index-mark-end text:id="IMark94438600798408"/><text:span text:style-name="T118">,</text:span><text:alphabetical-index-mark-start text:id="IMark94438597221624"/><text:span text:style-name="T118">-T</text:span><text:alphabetical-index-mark-end text:id="IMark94438597221624"/></text:p>
      <text:p text:style-name="Option_20_Start">Read storage names (glob pattern) from stdin.</text:p>
      <text:p text:style-name="Option_20_title"><text:alphabetical-index-mark-start text:id="IMark94438600525864"/><text:span text:style-name="T117">--storage-list</text:span><text:alphabetical-index-mark-end text:id="IMark94438600525864"/>=&lt;file name&gt;</text:p>
      <text:p text:style-name="P79">Define the name of a file <text:span text:style-name="T115">from which storage </text:span>names or simple patterns (glob pattern) <text:span text:style-name="T115">are read.</text:span></text:p>
      <text:p text:style-name="Option_20_title"><text:alphabetical-index-mark-start text:id="IMark94438593225544"/><text:span text:style-name="T117">--storage-command</text:span><text:alphabetical-index-mark-end text:id="IMark94438593225544"/>=<text:bookmark-start text:name="__DdeLink__11095_16741486303"/>&lt;command|script&gt;<text:bookmark-end text:name="__DdeLink__11095_16741486303"/></text:p>
      <text:p text:style-name="P7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7">storage </text:span>names or simple patterns (glob pattern).<text:bookmark-end text:name="__DdeLink__12520_16741486302"/></text:p>
      <text:p text:style-name="Option_20_title"><text:alphabetical-index-mark-start text:id="IMark94438601238664"/>--pre-command<text:alphabetical-index-mark-end text:id="IMark94438601238664"/>=&lt;command&gt;</text:p>
      <text:p text:style-name="Option_20_Start">Command to execute before a job is started.</text:p>
      <text:p text:style-name="Option_20_Start"><text:soft-page-break/>Available macros: %name.</text:p>
      <text:p text:style-name="Option_20_title"><text:alphabetical-index-mark-start text:id="IMark94438626538152"/>--post-command<text:alphabetical-index-mark-end text:id="IMark94438626538152"/>=&lt;command&gt;</text:p>
      <text:p text:style-name="Option_20_Start">Command to execute after a job terminated.</text:p>
      <text:p text:style-name="Option_20_Start">Available macros: %name.</text:p>
      <text:p text:style-name="Option_20_title"><text:alphabetical-index-mark-start text:id="IMark94438600274024"/>--mount<text:alphabetical-index-mark-end text:id="IMark94438600274024"/>=&lt;name&gt;<text:span text:style-name="T120">[,&lt;device&gt;]</text:span></text:p>
      <text:p text:style-name="Option_20_Start">Device to mount before a job is started and to unmount after the job terminated. <text:span text:style-name="T120">If </text:span><text:span text:style-name="Option"><text:span text:style-name="T120">&lt;device&gt;</text:span></text:span><text:span text:style-name="T120"> is given mount that device.</text:span></text:p>
      <text:p text:style-name="Option_20_title"><text:alphabetical-index-mark-start text:id="IMark94438602364760"/><text:span text:style-name="T121">--mount-command</text:span><text:alphabetical-index-mark-end text:id="IMark94438602364760"/><text:span text:style-name="T121">=&lt;command&gt;</text:span></text:p>
      <text:p text:style-name="Option_20_Start">Command to mount a device via a mount point.</text:p>
      <text:p text:style-name="Option_20_Start">Available macros: %directory</text:p>
      <text:p text:style-name="Option_20_title"><text:alphabetical-index-mark-start text:id="IMark94438599525336"/><text:span text:style-name="T121">--mount-device-command</text:span><text:alphabetical-index-mark-end text:id="IMark94438599525336"/><text:span text:style-name="T121">=&lt;command&gt;</text:span></text:p>
      <text:p text:style-name="Option_20_Start">Command to mount a device.</text:p>
      <text:p text:style-name="Option_20_Start">Available macros: %directory, %device</text:p>
      <text:p text:style-name="Option_20_title"><text:alphabetical-index-mark-start text:id="IMark94438602430072"/>--unmount-command<text:alphabetical-index-mark-end text:id="IMark94438602430072"/><text:span text:style-name="T121">=&lt;command&gt;</text:span></text:p>
      <text:p text:style-name="P81">Command to <text:span text:style-name="T122">un</text:span>mount a device via a mount point.</text:p>
      <text:p text:style-name="P112">Available macros: %directory</text:p>
      <text:p text:style-name="Option_20_title"><text:alphabetical-index-mark-start text:id="IMark94438600273048"/><text:span text:style-name="T160">--comment</text:span><text:alphabetical-index-mark-end text:id="IMark94438600273048"/><text:span text:style-name="T160">=&lt;text&gt;</text:span></text:p>
      <text:p text:style-name="Option_20_Start">Add comment to archive.</text:p>
      <text:p text:style-name="Option_20_title"><text:alphabetical-index-mark-start text:id="IMark94438597436024"/>--<text:span text:style-name="T162">info</text:span><text:alphabetical-index-mark-end text:id="IMark9443859743602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438599968856"/>--include<text:alphabetical-index-mark-end text:id="IMark94438599968856"/>=&lt;pattern&gt;, <text:alphabetical-index-mark-start text:id="IMark94438594714904"/>-#<text:alphabetical-index-mark-end text:id="IMark9443859471490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438597221624"/><text:span text:style-name="T116">--include-file-list</text:span><text:alphabetical-index-mark-end text:id="IMark94438597221624"/>=&lt;file name&gt;</text:p>
      <text:p text:style-name="P78">Define the name of a file <text:span text:style-name="T115">from which </text:span>names or simple patterns (glob pattern) <text:span text:style-name="T115">are read </text:span>which <text:soft-page-break/>must match to entries which are included into the created archive.</text:p>
      <text:p text:style-name="Option_20_title"><text:alphabetical-index-mark-start text:id="IMark94438599639912"/>--include-<text:span text:style-name="T116">file </text:span>command<text:bookmark-start text:name="__DdeLink__11102_1674148630"/><text:alphabetical-index-mark-end text:id="IMark9443859963991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438601238664"/><text:span text:style-name="T116">--include-image-list</text:span><text:alphabetical-index-mark-end text:id="IMark9443860123866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438593225544"/>--<text:span text:style-name="T116">include-image-command</text:span><text:alphabetical-index-mark-end text:id="IMark94438593225544"/>=<text:bookmark-start text:name="__DdeLink__11095_16741486302"/>&lt;command|script&gt;<text:bookmark-end text:name="__DdeLink__11095_16741486302"/></text:p>
      <text:p text:style-name="P80"><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438577548712"/>--exclude<text:alphabetical-index-mark-end text:id="IMark94438577548712"/>=&lt;pattern&gt;, <text:alphabetical-index-mark-start text:id="IMark94438602364760"/>-!<text:alphabetical-index-mark-end text:id="IMark944386023647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438600798408"/>--<text:span text:style-name="T161">exclude-list</text:span><text:alphabetical-index-mark-end text:id="IMark94438600798408"/><text:span text:style-name="T161">=&lt;file name&gt;</text:span></text:p>
      <text:p text:style-name="P88">Define the name of a file from which names or simple patterns (glob pattern) are read which must not match to files and are excluded from the created archive.</text:p>
      <text:p text:style-name="Option_20_title"><text:alphabetical-index-mark-start text:id="IMark94438601597624"/>--exclude-command<text:alphabetical-index-mark-end text:id="IMark9443860159762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438600526760"/>--<text:span text:style-name="T170">storage-list</text:span><text:alphabetical-index-mark-end text:id="IMark94438600526760"/><text:span text:style-name="T170">=&lt;file name&gt;</text:span></text:p>
      <text:p text:style-name="P91">Define the name of a file from which <text:span text:style-name="T170">storage </text:span>names or simple patterns (glob pattern) are read.</text:p>
      <text:p text:style-name="Option_20_title"><text:alphabetical-index-mark-start text:id="IMark94438597321800"/>--<text:span text:style-name="T170">storage-command</text:span><text:alphabetical-index-mark-end text:id="IMark94438597321800"/><text:span text:style-name="T170">=&lt;command|script&gt;</text:span></text:p>
      <text:p text:style-name="P91">Define a command or script to execute<text:bookmark-start text:name="__DdeLink__11461_167414863031"/> <text:bookmark-end text:name="__DdeLink__11461_167414863031"/><text:span text:style-name="T170">to get a list of storages</text:span>. The output (stdout) of the command or script define names or simple patterns (glob pattern) <text:span text:style-name="T170">of storage names</text:span>.</text:p>
      <text:h text:style-name="P149" text:outline-level="3"><text:bookmark-start text:name="__RefHeading__16294_1510295094"/>Incremental/Differential archives<text:bookmark-end text:name="__RefHeading__16294_1510295094"/></text:h>
      <text:p text:style-name="P41"><text:alphabetical-index-mark-start text:id="IMark94438571750648"/>--normal<text:alphabetical-index-mark-end text:id="IMark94438571750648"/></text:p>
      <text:p text:style-name="Option_20_Start">Create a normal archive. No incremental data is used or stored.</text:p>
      <text:p text:style-name="Option_20_title"><text:alphabetical-index-mark-start text:id="IMark94438579392568"/><text:span text:style-name="T15">--full</text:span><text:alphabetical-index-mark-end text:id="IMark94438579392568"/><text:span text:style-name="T15">, </text:span><text:alphabetical-index-mark-start text:id="IMark94438626559848"/><text:span text:style-name="T15">-f</text:span><text:alphabetical-index-mark-end text:id="IMark94438626559848"/></text:p>
      <text:p text:style-name="Option_20_Start">Create a full archive and store incremental data.</text:p>
      <text:p text:style-name="Option_20_title"><text:soft-page-break/><text:alphabetical-index-mark-start text:id="IMark94438600274024"/><text:span text:style-name="T15">--incremental</text:span><text:alphabetical-index-mark-end text:id="IMark94438600274024"/><text:span text:style-name="T15">, </text:span><text:alphabetical-index-mark-start text:id="IMark94438600007992"/><text:span text:style-name="T15">-i</text:span><text:alphabetical-index-mark-end text:id="IMark944386000079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5">See option </text:span><text:span text:style-name="Option"><text:span text:style-name="T15">‑‑incremental-list-file</text:span></text:span><text:span text:style-name="T15"> to specify the incremental data file to use.</text:span></text:p>
      <text:p text:style-name="Option_20_title"><text:alphabetical-index-mark-start text:id="IMark94438600525864"/><text:span text:style-name="T15">--incremental-list-file</text:span><text:alphabetical-index-mark-end text:id="IMark94438600525864"/><text:span text:style-name="T1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1"><text:alphabetical-index-mark-start text:id="IMark94438601437928"/>--differential<text:alphabetical-index-mark-end text:id="IMark94438601437928"/></text:p>
      <text:p text:style-name="Option_20_Start"><text:span text:style-name="T15">Create an differential archive by using stored differential data. All files, directories, links, hard links or special files which changed since the incremental data was collected are stored in the archive. The incremental data is </text:span><text:span text:style-name="T24">not</text:span><text:span text:style-name="T15"> updated after creating an differential archive.</text:span></text:p>
      <text:p text:style-name="Option_20_Start"><text:span text:style-name="T15">See option </text:span><text:span text:style-name="Option"><text:span text:style-name="T15">‑‑incremental-list-file</text:span></text:span><text:span text:style-name="T1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438571750648"/>--compress-algorithm<text:alphabetical-index-mark-end text:id="IMark94438571750648"/>, <text:alphabetical-index-mark-start text:id="IMark94438626538152"/>-z<text:alphabetical-index-mark-end text:id="IMark9443862653815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6">Zstandard [</text:span><text:span text:style-name="T96"><text:reference-ref text:reference-format="text" text:ref-name="Zstd">Zstandard</text:reference-ref></text:span><text:span text:style-name="T96">],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438597321800"/>--compress-min-size<text:alphabetical-index-mark-end text:id="IMark944385973218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438626559848"/>--compress-exclude<text:alphabetical-index-mark-end text:id="IMark944386265598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438601238664"/>--<text:span text:style-name="T161">delta-source</text:span><text:alphabetical-index-mark-end text:id="IMark94438601238664"/><text:span text:style-name="T161">=&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438626559848"/>--crypt-algorithm<text:alphabetical-index-mark-end text:id="IMark94438626559848"/>, <text:alphabetical-index-mark-start text:id="IMark94438599525336"/>-y<text:alphabetical-index-mark-end text:id="IMark9443859952533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438583611880"/>--crypt-type<text:alphabetical-index-mark-end text:id="IMark9443858361188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438599525336"/>--crypt-password<text:alphabetical-index-mark-end text:id="IMark9443859952533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438600857560"/><text:alphabetical-index-mark-start text:id="IMark94438601238664"/><text:span text:style-name="T78">--crypt-new-password</text:span><text:alphabetical-index-mark-end text:id="IMark94438601238664"/><text:alphabetical-index-mark-end text:id="IMark94438600857560"/><text:span text:style-name="T78">=&lt;password&gt;</text:span></text:p>
      <text:p text:style-name="P72"><text:span text:style-name="T78">New </text:span>crypt password phrase to use <text:span text:style-name="T159">when converting an archive</text:span>.</text:p>
      <text:p text:style-name="P96">Note:<text:tab/>Use this option with care! Password phrases specified on the command line may be stored in the history of your shell, thus can be recovered by displaying the command history.</text:p>
      <text:p text:style-name="Option_20_title"><text:alphabetical-index-mark-start text:id="IMark94438626694920"/>--crypt-public-key<text:alphabetical-index-mark-end text:id="IMark94438626694920"/>=&lt;file name&gt;</text:p>
      <text:p text:style-name="Option_20_Start">Name of file with the RSA encryption public key. <text:span text:style-name="T98">The encryption public key is use to encrypt an archive.</text:span></text:p>
      <text:p text:style-name="Option_20_title"><text:soft-page-break/><text:alphabetical-index-mark-start text:id="IMark94438572582648"/>--crypt-private-key<text:alphabetical-index-mark-end text:id="IMark94438572582648"/>=&lt;file name&gt;</text:p>
      <text:p text:style-name="Option_20_Start">Name of file with the RSA encryption private key. <text:span text:style-name="T9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50" text:outline-level="3"><text:bookmark-start text:name="__RefHeading__12412_1972768539"/>Signatures<text:bookmark-end text:name="__RefHeading__12412_1972768539"/></text:h>
      <text:p text:style-name="Option_20_title"><text:alphabetical-index-mark-start text:id="IMark94438601597624"/>--signatures-public-key<text:alphabetical-index-mark-end text:id="IMark94438601597624"/>=&lt;file name&gt;</text:p>
      <text:p text:style-name="P73">Name of file with the RSA signature public key. The signature public key is used to verify the data integrity of an archive.</text:p>
      <text:p text:style-name="Option_20_title"><text:alphabetical-index-mark-start text:id="IMark94438600965784"/>--signature-private-key<text:alphabetical-index-mark-end text:id="IMark94438600965784"/>=&lt;file name&gt;</text:p>
      <text:p text:style-name="P73">Name of file with the RSA encryption private key. The signature public key is used to add a signature to an archive.</text:p>
      <text:p text:style-name="P9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438597436024"/>--force-verify-signatures<text:alphabetical-index-mark-end text:id="IMark94438597436024"/></text:p>
      <text:p text:style-name="P97">Force verification of signatures. If the signature public key is not available or the signature is invalid an error is reported. If this option is not given only a warning may be shown.</text:p>
      <text:p text:style-name="Option_20_title"><text:alphabetical-index-mark-start text:id="IMark94438572765688"/>--skip-verify-signatures<text:alphabetical-index-mark-end text:id="IMark94438572765688"/></text:p>
      <text:p text:style-name="P97">Skip verification of signatures and do not show an error or a warning.</text:p>
      <text:p text:style-name="Option_20_title"><text:alphabetical-index-mark-start text:id="IMark94438599920376"/>--<text:span text:style-name="T99">no-signatures</text:span><text:alphabetical-index-mark-end text:id="IMark94438599920376"/></text:p>
      <text:p text:style-name="P98">Do not <text:span text:style-name="T100">add a </text:span>signature <text:span text:style-name="T10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438599525336"/>--archive-part-size<text:alphabetical-index-mark-end text:id="IMark94438599525336"/>=&lt;size&gt;, <text:alphabetical-index-mark-start text:id="IMark94438601597624"/>-s<text:alphabetical-index-mark-end text:id="IMark94438601597624"/>=&lt;size&gt;</text:p>
      <text:p text:style-name="P6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438601239560"/>--fragment-size<text:alphabetical-index-mark-end text:id="IMark94438601239560"/>=&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438600798408"/>--file-write-pre-command<text:alphabetical-index-mark-end text:id="IMark9443860079840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438597321800"/>--file-write-post-command<text:alphabetical-index-mark-end text:id="IMark9443859732180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438600965784"/>--ftp-login-name<text:alphabetical-index-mark-end text:id="IMark94438600965784"/>=&lt;name&gt;</text:p>
      <text:p text:style-name="Option_20_Start">Specify the general FTP login name.</text:p>
      <text:p text:style-name="Option_20_title"><text:alphabetical-index-mark-start text:id="IMark94438599968856"/>--ftp-password<text:alphabetical-index-mark-end text:id="IMark9443859996885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438626694920"/>--ftp-max-connections<text:alphabetical-index-mark-end text:id="IMark94438626694920"/>=&lt;n&gt;</text:p>
      <text:p text:style-name="Option_20_note">Specify the max. number of concurrent connections for this FTP server.</text:p>
      <text:p text:style-name="Option_20_title"><text:bookmark-end text:name="__DdeLink__10735_1674148630"/><text:alphabetical-index-mark-start text:id="IMark94438626538152"/>--ftp-write-pre-command<text:alphabetical-index-mark-end text:id="IMark94438626538152"/>=&lt;command&gt;</text:p>
      <text:p text:style-name="Option_20_Start">Command to execute before file is transmitted to FTP server.</text:p>
      <text:p text:style-name="Option_20_Start">Available macros: %file, %number.</text:p>
      <text:p text:style-name="Option_20_title"><text:alphabetical-index-mark-start text:id="IMark94438601910760"/>--ftp-write-post-command<text:alphabetical-index-mark-end text:id="IMark9443860191076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438601239560"/>--ssh-port<text:alphabetical-index-mark-end text:id="IMark94438601239560"/>=&lt;n&gt;</text:p>
      <text:p text:style-name="Option_20_Start">Specify ssh port to use. Default is 22.</text:p>
      <text:p text:style-name="Option_20_title"><text:alphabetical-index-mark-start text:id="IMark94438577548712"/>--ssh-login-name<text:alphabetical-index-mark-end text:id="IMark94438577548712"/>=&lt;name&gt;</text:p>
      <text:p text:style-name="Option_20_Start">Specify the default ssh login name.</text:p>
      <text:p text:style-name="Option_20_title"><text:alphabetical-index-mark-start text:id="IMark94438602430072"/>--ssh-password<text:alphabetical-index-mark-end text:id="IMark94438602430072"/>=&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438600857560"/>--ssh-public-key<text:alphabetical-index-mark-end text:id="IMark94438600857560"/>=&lt;file name&gt;</text:p>
      <text:p text:style-name="Option_20_Start">Specify the file name with the ssh public key.</text:p>
      <text:p text:style-name="Option_20_title"><text:alphabetical-index-mark-start text:id="IMark94438607401016"/>--ssh-private-key<text:alphabetical-index-mark-end text:id="IMark9443860740101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438626559848"/>--ssh-max-connections<text:alphabetical-index-mark-end text:id="IMark94438626559848"/>=&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438600274024"/>--scp-write-pre-command<text:alphabetical-index-mark-end text:id="IMark9443860027402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438600429320"/>--scp-write-post-command<text:alphabetical-index-mark-end text:id="IMark9443860042932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438601437928"/>--sftp-write-pre-command<text:alphabetical-index-mark-end text:id="IMark9443860143792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438601239560"/>--sftp-write-post-command<text:alphabetical-index-mark-end text:id="IMark944386012395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438600798408"/>--webdav-login<text:alphabetical-index-mark-end text:id="IMark94438600798408"/>=&lt;name&gt;</text:p>
      <text:p text:style-name="Option_20_Start">Specify the default WebDAV login name.</text:p>
      <text:p text:style-name="Option_20_title"><text:alphabetical-index-mark-start text:id="IMark94438626538152"/>--webdav-password<text:alphabetical-index-mark-end text:id="IMark9443862653815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438601910760"/>--webdav-max-connections<text:alphabetical-index-mark-end text:id="IMark94438601910760"/>=&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438599525336"/>--webdav-write-pre-command<text:alphabetical-index-mark-end text:id="IMark9443859952533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438600525864"/>--webdav-write-post-command<text:alphabetical-index-mark-end text:id="IMark9443860052586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438571750648"/>--cd-device<text:alphabetical-index-mark-end text:id="IMark94438571750648"/>=&lt;device name&gt;, <text:alphabetical-index-mark-start text:id="IMark94438600274024"/>--dvd-device<text:alphabetical-index-mark-end text:id="IMark94438600274024"/>=&lt;device name&gt;, <text:alphabetical-index-mark-start text:id="IMark94438626666360"/>--bd-device<text:alphabetical-index-mark-end text:id="IMark94438626666360"/>=&lt;device name&gt;</text:p>
      <text:p text:style-name="Option_20_Start">Default device name for creating CDs/BDs/DVDs.</text:p>
      <text:p text:style-name="Option_20_title"><text:alphabetical-index-mark-start text:id="IMark94438569594664"/>--cd-request-volume-command<text:alphabetical-index-mark-end text:id="IMark94438569594664"/>=&lt;command&gt;, <text:alphabetical-index-mark-start text:id="IMark94438599639912"/>--dvd-request-volume-command<text:alphabetical-index-mark-end text:id="IMark94438599639912"/>=&lt;command&gt;, <text:alphabetical-index-mark-start text:id="IMark94438579392568"/>--bd-request-volume-command<text:alphabetical-index-mark-end text:id="IMark9443857939256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438601597624"/>--cd-unload-volume-command<text:alphabetical-index-mark-end text:id="IMark94438601597624"/>=&lt;command&gt;, <text:alphabetical-index-mark-start text:id="IMark94438600798408"/>--dvd-unload-volume-command<text:alphabetical-index-mark-end text:id="IMark94438600798408"/>=&lt;command&gt;, <text:alphabetical-index-mark-start text:id="IMark94438601910760"/>--bd-unload-volume-command<text:alphabetical-index-mark-end text:id="IMark9443860191076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438626538152"/>--cd-load-volume-command<text:alphabetical-index-mark-end text:id="IMark94438626538152"/>=&lt;command&gt;, <text:alphabetical-index-mark-start text:id="IMark94438597436024"/>--dvd-load-volume-command<text:alphabetical-index-mark-end text:id="IMark94438597436024"/>=&lt;command&gt;, <text:alphabetical-index-mark-start text:id="IMark94438593225544"/>--bd-load-volume-command<text:alphabetical-index-mark-end text:id="IMark9443859322554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438600526760"/>--cd-volume-size<text:alphabetical-index-mark-end text:id="IMark94438600526760"/>=<text:bookmark-start text:name="__DdeLink__5568_1180582065"/>&lt;n&gt;[G|M|K], <text:alphabetical-index-mark-start text:id="IMark94438600429320"/>--dvd-volume-size<text:alphabetical-index-mark-end text:id="IMark94438600429320"/>=&lt;n&gt;[G|M|K], <text:alphabetical-index-mark-start text:id="IMark94438607401016"/>--bd-volume-size<text:alphabetical-index-mark-end text:id="IMark9443860740101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438600274024"/>--cd-image-pre-command<text:alphabetical-index-mark-end text:id="IMark94438600274024"/>=&lt;command&gt;, <text:alphabetical-index-mark-start text:id="IMark94438600273048"/>--dvd-image-pre-command<text:alphabetical-index-mark-end text:id="IMark94438600273048"/>=&lt;command&gt;, <text:alphabetical-index-mark-start text:id="IMark94438626538152"/>--bd-image-pre-command<text:alphabetical-index-mark-end text:id="IMark94438626538152"/>=&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438546594808"/>--cd-image-post-command<text:alphabetical-index-mark-end text:id="IMark94438546594808"/>=&lt;command&gt;, <text:alphabetical-index-mark-start text:id="IMark94438572582648"/>--dvd-image-post-command<text:alphabetical-index-mark-end text:id="IMark94438572582648"/>=&lt;command&gt;, <text:alphabetical-index-mark-start text:id="IMark94438626694920"/>--bd-image-post-command<text:alphabetical-index-mark-end text:id="IMark9443862669492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438571750648"/>--cd-image-command<text:alphabetical-index-mark-end text:id="IMark94438571750648"/>=&lt;command&gt;, <text:alphabetical-index-mark-start text:id="IMark94438597436024"/>--dvd-image-command<text:alphabetical-index-mark-end text:id="IMark94438597436024"/>=&lt;command&gt;, <text:alphabetical-index-mark-start text:id="IMark94438602430072"/>--bd-image-command<text:alphabetical-index-mark-end text:id="IMark94438602430072"/>=&lt;command&gt;</text:p>
      <text:p text:style-name="Option_20_Start">Command to create a CD/DVD/BD image. Default is <text:span text:style-name="Command"><text:span text:style-name="T15">mkisofs</text:span></text:span>.</text:p>
      <text:p text:style-name="P85">Available macros: %device, %file, %image, %sectors, %number, %j, %j1.</text:p>
      <text:p text:style-name="P99"><text:span text:style-name="T131">Note:<text:tab/></text:span>%i is the number of available CPU cores, %j1 is the number of available CPU cores minus 1, but at least 1.</text:p>
      <text:p text:style-name="Option_20_title"><text:alphabetical-index-mark-start text:id="IMark94438600274024"/>--cd-ecc-pre-command<text:alphabetical-index-mark-end text:id="IMark94438600274024"/>=&lt;command&gt;, <text:alphabetical-index-mark-start text:id="IMark94438569594664"/>--dvd-ecc-pre-command<text:alphabetical-index-mark-end text:id="IMark94438569594664"/>=&lt;command&gt;, <text:alphabetical-index-mark-start text:id="IMark94438600857560"/>--bd-ecc-pre-command<text:alphabetical-index-mark-end text:id="IMark94438600857560"/>=&lt;command&gt;</text:p>
      <text:p text:style-name="Option_20_Start">Command to execute before error correction codes (ecc) are added to a CD/DVD/BD image.</text:p>
      <text:p text:style-name="Option_20_title"><text:alphabetical-index-mark-start text:id="IMark94438599968856"/>--cd-ecc-post-command<text:alphabetical-index-mark-end text:id="IMark94438599968856"/>=&lt;command&gt;, <text:alphabetical-index-mark-start text:id="IMark94438577548712"/>--dvd-ecc-post-command<text:alphabetical-index-mark-end text:id="IMark94438577548712"/>=&lt;command&gt;, <text:alphabetical-index-mark-start text:id="IMark94438626538152"/>--bd-ecc-post-command<text:alphabetical-index-mark-end text:id="IMark94438626538152"/>=&lt;command&gt;</text:p>
      <text:p text:style-name="Option_20_Start">Command to execute after error correction codes (ecc) are added to a CD/DVD/BD image.</text:p>
      <text:p text:style-name="Option_20_title"><text:alphabetical-index-mark-start text:id="IMark94438599525336"/>--cd-ecc-command<text:alphabetical-index-mark-end text:id="IMark94438599525336"/>=&lt;command&gt;, <text:alphabetical-index-mark-start text:id="IMark94438600273048"/>--dvd-ecc-command<text:alphabetical-index-mark-end text:id="IMark94438600273048"/>=&lt;command&gt;, <text:alphabetical-index-mark-start text:id="IMark94438626694920"/>--bd-ecc-command<text:alphabetical-index-mark-end text:id="IMark94438626694920"/>=&lt;command&gt;</text:p>
      <text:p text:style-name="Option_20_Start">Command to added error correction codes (ecc) to a CD/DVD/BD image. A useful command is <text:span text:style-name="Command">dvdisaster</text:span> to add Reed-Solomon codes to the CD/DVD/BD image.</text:p>
      <text:p text:style-name="P84">Available macros: %device, %file, %image, %sectors, %number, %j, %j1.</text:p>
      <text:p text:style-name="P100"><text:span text:style-name="T131">Note:<text:tab/></text:span>%i is the number of available CPU cores, %j1 is the number of available CPU cores minus 1, but at least 1.</text:p>
      <text:p text:style-name="Option_20_title"><text:alphabetical-index-mark-start text:id="IMark94438600274024"/><text:span text:style-name="T69">--cd‑blank-command</text:span><text:alphabetical-index-mark-end text:id="IMark94438600274024"/><text:span text:style-name="T69">=&lt;command&gt;, </text:span><text:alphabetical-index-mark-start text:id="IMark94438572582648"/><text:span text:style-name="T69">--dvd-blank-command</text:span><text:alphabetical-index-mark-end text:id="IMark94438572582648"/><text:span text:style-name="T69">=&lt;command&gt;, </text:span><text:alphabetical-index-mark-start text:id="IMark94438602430072"/><text:span text:style-name="T69">--bd-blank-command</text:span><text:alphabetical-index-mark-end text:id="IMark94438602430072"/><text:span text:style-name="T69">=&lt;command&gt;</text:span></text:p>
      <text:p text:style-name="Option_20_Start">Command to blank a CD/DVD/BD medium before writing.</text:p>
      <text:p text:style-name="Option_20_title"><text:alphabetical-index-mark-start text:id="IMark94438546594808"/>--cd-write-pre-command<text:alphabetical-index-mark-end text:id="IMark94438546594808"/>=&lt;command&gt;, <text:alphabetical-index-mark-start text:id="IMark94438597436024"/>--dvd-write-pre-command<text:alphabetical-index-mark-end text:id="IMark94438597436024"/>=&lt;command&gt;, <text:alphabetical-index-mark-start text:id="IMark94438600857560"/>--bd-write-pre-command<text:alphabetical-index-mark-end text:id="IMark94438600857560"/>=&lt;command&gt;</text:p>
      <text:p text:style-name="Option_20_Start">Command to execute before CD/DVD/BD image is written.</text:p>
      <text:p text:style-name="Option_20_title"><text:alphabetical-index-mark-start text:id="IMark94438601437928"/>--cd-write-post-command<text:alphabetical-index-mark-end text:id="IMark94438601437928"/>=&lt;command&gt;, <text:alphabetical-index-mark-start text:id="IMark94438569594664"/>--dvd-write-post-command<text:alphabetical-index-mark-end text:id="IMark94438569594664"/>=&lt;command&gt;, <text:alphabetical-index-mark-start text:id="IMark94438572582648"/>--bd-write-post-command<text:alphabetical-index-mark-end text:id="IMark94438572582648"/>=&lt;command&gt;</text:p>
      <text:p text:style-name="Option_20_Start">Command to execute after CD/DVD/BD image is written.</text:p>
      <text:p text:style-name="Option_20_title"><text:alphabetical-index-mark-start text:id="IMark94438599968856"/>--cd-write-command<text:alphabetical-index-mark-end text:id="IMark94438599968856"/>=&lt;command&gt;, <text:alphabetical-index-mark-start text:id="IMark94438602430072"/>--dvd-write-command<text:alphabetical-index-mark-end text:id="IMark94438602430072"/>=&lt;command&gt;, <text:alphabetical-index-mark-start text:id="IMark94438626694920"/>--bd-write-command<text:alphabetical-index-mark-end text:id="IMark94438626694920"/>=&lt;command&gt;</text:p>
      <text:p text:style-name="Option_20_Start">Command to write on CD/DVD/BD.</text:p>
      <text:p text:style-name="P84"><text:soft-page-break/>Available macros: %device, %file, %image, %sectors, %number, %j, %j1.</text:p>
      <text:p text:style-name="P100"><text:span text:style-name="T131">Note:<text:tab/></text:span>%i is the number of available CPU cores, %j1 is the number of available CPU cores minus 1, but at least 1.</text:p>
      <text:p text:style-name="Option_20_title"><text:alphabetical-index-mark-start text:id="IMark94438546594808"/>--cd-write-image-command<text:alphabetical-index-mark-end text:id="IMark94438546594808"/>=&lt;command&gt;, <text:alphabetical-index-mark-start text:id="IMark94438600273048"/>--dvd-write-image-command<text:alphabetical-index-mark-end text:id="IMark94438600273048"/>=&lt;command&gt;, <text:alphabetical-index-mark-start text:id="IMark94438602364760"/>--bd-write-image-command<text:alphabetical-index-mark-end text:id="IMark94438602364760"/>=&lt;command&gt;</text:p>
      <text:p text:style-name="Option_20_Start">Command to write a CD/DVD/BD image.</text:p>
      <text:p text:style-name="P84">Available macros: %device, %file, %image, %sectors, %number, %j, %j1.</text:p>
      <text:p text:style-name="P100"><text:span text:style-name="T131">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438601437928"/>--device<text:alphabetical-index-mark-end text:id="IMark94438601437928"/>=&lt;device name&gt;</text:p>
      <text:p text:style-name="Option_20_Start">Specify default device name.</text:p>
      <text:p text:style-name="Option_20_title"><text:alphabetical-index-mark-start text:id="IMark94438579392568"/>--device-request-volume-command<text:alphabetical-index-mark-end text:id="IMark94438579392568"/>=&lt;command&gt;</text:p>
      <text:p text:style-name="Option_20_Start">Command to request new volume for device.</text:p>
      <text:p text:style-name="Option_20_title"><text:alphabetical-index-mark-start text:id="IMark94438626666360"/>--device-load-volume-command<text:alphabetical-index-mark-end text:id="IMark94438626666360"/>=&lt;command&gt;</text:p>
      <text:p text:style-name="Option_20_Start">Command to load volume for device.</text:p>
      <text:p text:style-name="Option_20_title"><text:alphabetical-index-mark-start text:id="IMark94438601239560"/>--device-unload-volume-command<text:alphabetical-index-mark-end text:id="IMark94438601239560"/>=&lt;command&gt;</text:p>
      <text:p text:style-name="Option_20_Start">Command to unload volume from device.</text:p>
      <text:p text:style-name="Option_20_title"><text:alphabetical-index-mark-start text:id="IMark94438577548712"/>--device-volume-size<text:alphabetical-index-mark-end text:id="IMark94438577548712"/>=&lt;size&gt;</text:p>
      <text:p text:style-name="P67">Device volume size.<text:bookmark text:name="__DdeLink__5570_1180582065"/></text:p>
      <text:p text:style-name="Option_20_title"><text:alphabetical-index-mark-start text:id="IMark94438600798408"/>--device-image-pre-command<text:alphabetical-index-mark-end text:id="IMark94438600798408"/>=&lt;command&gt;</text:p>
      <text:p text:style-name="Option_20_Start">Pre-process command to execute before creating a device image. This can be some arbitrary command which should always be executed before a new device image is created.</text:p>
      <text:p text:style-name="P84">Available macros: %device, %file, %image, %number, %j, %j1.</text:p>
      <text:p text:style-name="P100"><text:span text:style-name="T131">Note:<text:tab/></text:span>%i is the number of available CPU cores, %j1 is the number of available CPU cores minus 1, but at least 1.</text:p>
      <text:p text:style-name="Option_20_title"><text:alphabetical-index-mark-start text:id="IMark94438626538152"/>--device-image-post-command<text:alphabetical-index-mark-end text:id="IMark94438626538152"/>=&lt;command&gt;</text:p>
      <text:p text:style-name="Option_20_Start">Post-process command to execute after creating a device image. This can be some arbitrary command which should always be executed after a new device image is created.</text:p>
      <text:p text:style-name="P84">Available macros: %device, %file, %image, %number, %j, %j1.</text:p>
      <text:p text:style-name="P100"><text:span text:style-name="T131">Note:<text:tab/></text:span>%i is the number of available CPU cores, %j1 is the number of available CPU cores minus 1, but at least 1.</text:p>
      <text:p text:style-name="Option_20_title"><text:alphabetical-index-mark-start text:id="IMark94438571750648"/>--device-image-command<text:alphabetical-index-mark-end text:id="IMark94438571750648"/>=&lt;command&gt;</text:p>
      <text:p text:style-name="Option_20_Start">Command to create a device image.</text:p>
      <text:p text:style-name="P84"><text:soft-page-break/>Available macros: %device, %file, %image, %number, %j, %j1.</text:p>
      <text:p text:style-name="P100"><text:span text:style-name="T131">Note:<text:tab/></text:span>%i is the number of available CPU cores, %j1 is the number of available CPU cores minus 1, but at least 1.</text:p>
      <text:p text:style-name="Option_20_title"><text:alphabetical-index-mark-start text:id="IMark94438572582648"/>--device-ecc-pre-command<text:alphabetical-index-mark-end text:id="IMark9443857258264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438601238664"/>--device-ecc-post-command<text:alphabetical-index-mark-end text:id="IMark9443860123866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438601910760"/>--device-ecc-command<text:alphabetical-index-mark-end text:id="IMark94438601910760"/>=&lt;command&gt;</text:p>
      <text:p text:style-name="Option_20_Start">Command to added error correction codes (ecc) to a device image.</text:p>
      <text:p text:style-name="Option_20_Start">Note: Still not implemented!</text:p>
      <text:p text:style-name="Option_20_title"><text:alphabetical-index-mark-start text:id="IMark94438597221624"/>--device-blank-command<text:alphabetical-index-mark-end text:id="IMark94438597221624"/>=&lt;command&gt;</text:p>
      <text:p text:style-name="Option_20_Start">Command to blank a device medium before writing.</text:p>
      <text:p text:style-name="Option_20_title"><text:alphabetical-index-mark-start text:id="IMark94438572765688"/>--device-write-pre-command<text:alphabetical-index-mark-end text:id="IMark94438572765688"/>=&lt;command&gt;</text:p>
      <text:p text:style-name="Option_20_Start">Command to execute before device image is written.</text:p>
      <text:p text:style-name="P84">Available macros: %device, %file, %image, %number, %j, %j1.</text:p>
      <text:p text:style-name="P100"><text:span text:style-name="T131">Note:<text:tab/></text:span>%i is the number of available CPU cores, %j1 is the number of available CPU cores minus 1, but at least 1.</text:p>
      <text:p text:style-name="Option_20_title"><text:alphabetical-index-mark-start text:id="IMark94438599920376"/>--device-write-post-command<text:alphabetical-index-mark-end text:id="IMark94438599920376"/>=&lt;command&gt;</text:p>
      <text:p text:style-name="Option_20_Start">Command to execute after device image is written.</text:p>
      <text:p text:style-name="P84">Available macros: %device, %file, %image, %number, %j, %j1.</text:p>
      <text:p text:style-name="P100"><text:span text:style-name="T131">Note:<text:tab/></text:span>%i is the number of available CPU cores, %j1 is the number of available CPU cores minus 1, but at least 1.</text:p>
      <text:p text:style-name="Option_20_title"><text:alphabetical-index-mark-start text:id="IMark94438600857560"/>--device-write-command<text:alphabetical-index-mark-end text:id="IMark94438600857560"/>=&lt;command&gt;</text:p>
      <text:p text:style-name="Option_20_Start">Command to write a device image.</text:p>
      <text:p text:style-name="P84">Available macros: %device, %file, %image, %number, %j, %j1.</text:p>
      <text:p text:style-name="P100"><text:span text:style-name="T131">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438600526760"/>--directory-strip<text:alphabetical-index-mark-end text:id="IMark94438600526760"/>=&lt;n&gt;, <text:alphabetical-index-mark-start text:id="IMark94438600798408"/>-p<text:alphabetical-index-mark-end text:id="IMark94438600798408"/>=&lt;n&gt;</text:p>
      <text:p text:style-name="Option_20_Start">Strip specified number of directory levels from file names of restored files.</text:p>
      <text:p text:style-name="Option_20_title"><text:soft-page-break/><text:alphabetical-index-mark-start text:id="IMark94438600526760"/>--destination<text:alphabetical-index-mark-end text:id="IMark94438600526760"/>=&lt;path&gt;</text:p>
      <text:p text:style-name="Option_20_Start">Restore files into specified path.</text:p>
      <text:p text:style-name="Option_20_title"><text:alphabetical-index-mark-start text:id="IMark94438602364760"/>--owner<text:alphabetical-index-mark-end text:id="IMark94438602364760"/>=&lt;user&gt;:&lt;group&gt;</text:p>
      <text:p text:style-name="Option_20_Start">Set specified user and group for restored <text:span text:style-name="T167">entries</text:span>. &lt;user&gt; is a user name which must exists on the system. &lt;group&gt; is a group name which must exists on the system.</text:p>
      <text:p text:style-name="Option_20_title"><text:alphabetical-index-mark-start text:id="IMark94438593225544"/>--<text:span text:style-name="T167">permissions</text:span><text:alphabetical-index-mark-end text:id="IMark94438593225544"/><text:span text:style-name="T167">=&lt;owner&gt;[:&lt;group&gt;[:&lt;world&gt;]]</text:span></text:p>
      <text:p text:style-name="Option_20_Start">Set permission RWX of <text:span text:style-name="T169">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438626694920"/>--daemon<text:alphabetical-index-mark-end text:id="IMark94438626694920"/></text:p>
      <text:p text:style-name="Option_20_Start">Run <text:span text:style-name="Name">BAR</text:span> in daemon mode (as a server).</text:p>
      <text:p text:style-name="Option_20_title"><text:alphabetical-index-mark-start text:id="IMark94438600798408"/>--no-detach<text:alphabetical-index-mark-end text:id="IMark94438600798408"/>, <text:alphabetical-index-mark-start text:id="IMark94438597436024"/>-D<text:alphabetical-index-mark-end text:id="IMark94438597436024"/></text:p>
      <text:p text:style-name="Option_20_Start">Do not detach process when running in daemon mode.</text:p>
      <text:p text:style-name="Option_20_title"><text:alphabetical-index-mark-start text:id="IMark94438626694920"/>--server-port<text:alphabetical-index-mark-end text:id="IMark94438626694920"/>=&lt;n&gt;<text:note text:id="ftn21" text:note-class="footnote"><text:note-citation>21</text:note-citation><text:note-body><text:p text:style-name="P55">Connections on the server port may also accept SSL encrypted connections.</text:p></text:note-body></text:note></text:p>
      <text:p text:style-name="Option_20_Start">Specify server port to use. Default is: 38523.</text:p>
      <text:p text:style-name="Option_20_title"><text:alphabetical-index-mark-start text:id="IMark94438599968856"/>--server-tls-port<text:alphabetical-index-mark-end text:id="IMark94438599968856"/>=&lt;n&gt;<text:span text:style-name="T19"><text:note-ref text:note-class="footnote" text:reference-format="text" text:ref-name="ftn21">21</text:note-ref></text:span></text:p>
      <text:p text:style-name="Option_20_Start">Specify TLS (SSL) server port to use. Default is: 38524.</text:p>
      <text:p text:style-name="Option_20_title"><text:alphabetical-index-mark-start text:id="IMark94438601910760"/>--server-ca-file<text:alphabetical-index-mark-end text:id="IMark94438601910760"/>=&lt;file name&gt;</text:p>
      <text:p text:style-name="Option_20_Start">Specify TLS (SSL) server certificate authority file (CA file) to use. Default is <text:span text:style-name="Filename"><text:span text:style-name="T15">/etc/ssl/certs/bar‑ca.pem</text:span></text:span><text:span text:style-name="T1">.</text:span></text:p>
      <text:p text:style-name="Option_20_title"><text:alphabetical-index-mark-start text:id="IMark94438602430072"/>--server-cert-file<text:alphabetical-index-mark-end text:id="IMark94438602430072"/>=&lt;file name&gt;</text:p>
      <text:p text:style-name="Option_20_Start">Specify TLS (SSL) server certificate file to use. Default is: <text:span text:style-name="Filename"><text:span text:style-name="T15">/etc/ssl/certs/bar‑server‑cert.pem</text:span></text:span><text:span text:style-name="T1">.</text:span></text:p>
      <text:p text:style-name="Option_20_title"><text:alphabetical-index-mark-start text:id="IMark94438600798408"/>--server-key-file<text:alphabetical-index-mark-end text:id="IMark94438600798408"/>=&lt;file name&gt;</text:p>
      <text:p text:style-name="Option_20_Start">Specify TLS (SSL) server key file to use. Default is: <text:span text:style-name="Filename"><text:span text:style-name="T15">/etc/ssl/private/bar‑server‑key.pem</text:span></text:span><text:span text:style-name="T4">.</text:span></text:p>
      <text:p text:style-name="Option_20_title"><text:alphabetical-index-mark-start text:id="IMark94438626538152"/>--server-password<text:alphabetical-index-mark-end text:id="IMark9443862653815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438597321800"/>--<text:span text:style-name="T169">server-max-connections</text:span><text:alphabetical-index-mark-end text:id="IMark94438597321800"/><text:span text:style-name="T169">=&lt;n&gt;</text:span></text:p>
      <text:p text:style-name="Option_20_Start">Specify the max. concurrent connections to the server. <text:span text:style-name="T170">The default is 8 concurrent connections.</text:span></text:p>
      <text:p text:style-name="Option_20_title"><text:alphabetical-index-mark-start text:id="IMark94438600965784"/>--<text:span text:style-name="T169">server-mode</text:span><text:alphabetical-index-mark-end text:id="IMark94438600965784"/><text:span text:style-name="T169">=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438571750648"/>--jobs-directory<text:alphabetical-index-mark-end text:id="IMark94438571750648"/>=&lt;path name&gt;</text:p>
      <text:p text:style-name="Option_20_Start">Specify jobs directory. Default is: <text:span text:style-name="Filename"><text:span text:style-name="T15">/etc/bar/jobs</text:span></text:span>.</text:p>
      <text:p text:style-name="Option_20_title"><text:alphabetical-index-mark-start text:id="IMark94438599968856"/>--nice-level<text:alphabetical-index-mark-end text:id="IMark94438599968856"/>=&lt;n&gt;</text:p>
      <text:p text:style-name="Option_20_Start">Specify the nice-level the server should run. On Linux the nice level may be 0 (not nice) to 19 (very nice).</text:p>
      <text:p text:style-name="Option_20_title"><text:alphabetical-index-mark-start text:id="IMark94438583611880"/>--max-band-width<text:alphabetical-index-mark-end text:id="IMark94438583611880"/>=<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101226606" text:style-name="L10">
        <text:list-item>
          <text:p text:style-name="P181"><text:bookmark-start text:name="__DdeLink__7433_664228686"/>year: four digit year</text:p>
        </text:list-item>
        <text:list-item>
          <text:p text:style-name="P181">month: 1..12 or names Jan, Feb, Mar, Apr, May, Jun, Jul, Aug, Sept, Oct, Nov, Dec</text:p>
        </text:list-item>
        <text:list-item>
          <text:p text:style-name="P181">day: 1..31</text:p>
        </text:list-item>
        <text:list-item>
          <text:p text:style-name="P181">week day names: Mon, Tue, Wed, Thu, Fri, Sat, Sun</text:p>
        </text:list-item>
        <text:list-item>
          <text:p text:style-name="P181">hour: 00..23</text:p>
        </text:list-item>
        <text:list-item>
          <text:p text:style-name="P181">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438600273048"/>--remote-bar-executable<text:alphabetical-index-mark-end text:id="IMark9443860027304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438607401016"/>--index-database<text:alphabetical-index-mark-end text:id="IMark94438607401016"/>=&lt;file name&gt;</text:p>
      <text:p text:style-name="Option_20_Start">Specify the file name of the internal index database. Default is: <text:span text:style-name="Filename">/var/lib/bar/index.db</text:span>.</text:p>
      <text:p text:style-name="Option_20_title"><text:soft-page-break/><text:alphabetical-index-mark-start text:id="IMark94438597436024"/>--index-database-auto-update<text:alphabetical-index-mark-end text:id="IMark94438597436024"/></text:p>
      <text:p text:style-name="Option_20_Start">Enable automatically update index database with archives found on the file system or some remote server.</text:p>
      <text:p text:style-name="Option_20_title"><text:alphabetical-index-mark-start text:id="IMark94438626559848"/>--index-database-max-band-width<text:alphabetical-index-mark-end text:id="IMark9443862655984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4054191378380" text:continue-list="list11405403727928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438583611880"/>--index-database-keep-time<text:alphabetical-index-mark-end text:id="IMark9443858361188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438599968856"/>--no-index-database<text:alphabetical-index-mark-end text:id="IMark94438599968856"/></text:p>
      <text:p text:style-name="Option_20_Start">Do not store index database for created archives.</text:p>
      <text:h text:style-name="P151" text:outline-level="3"><text:bookmark-start text:name="__RefHeading__10437_873480820"/><text:span text:style-name="T31">Continuous</text:span> database<text:bookmark-end text:name="__RefHeading__10437_873480820"/></text:h>
      <text:p text:style-name="Option_20_title"><text:alphabetical-index-mark-start text:id="IMark94438599968856"/>--<text:span text:style-name="T31">continuous-database</text:span><text:alphabetical-index-mark-end text:id="IMark94438599968856"/><text:span text:style-name="T31">=&lt;file name&gt;</text:span></text:p>
      <text:p text:style-name="P67">Specify the file name of the internal <text:span text:style-name="T31">continuous</text:span> database. Default is <text:span text:style-name="T31">empty to keep the database file in memory only.</text:span></text:p>
      <text:p text:style-name="Option_20_title"><text:soft-page-break/><text:alphabetical-index-mark-start text:id="IMark94438600798408"/><text:span text:style-name="T31">--continuous-max-size</text:span><text:alphabetical-index-mark-end text:id="IMark94438600798408"/><text:span text:style-name="T31">=&lt;size&gt;</text:span></text:p>
      <text:p text:style-name="Option_20_Start">Specify the max. size of an entry which should be stored during a contin<text:span text:style-name="T32">u</text:span>ous job. Entries (files, images, hard links) which <text:s/>size exceed the limit are skipped.</text:p>
      <text:p text:style-name="Option_20_title"><text:alphabetical-index-mark-start text:id="IMark94438601597624"/><text:span text:style-name="T114">--continuous-min-time-delta</text:span><text:alphabetical-index-mark-end text:id="IMark94438601597624"/><text:span text:style-name="T114">=&lt;time&gt;[weeks|days|h|m|s]</text:span></text:p>
      <text:p text:style-name="Option_20_Start">Min. time delta for storage of continuous entries. <text:span text:style-name="T11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438626538152"/>--log<text:alphabetical-index-mark-end text:id="IMark9443862653815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438569594664"/>--log-file<text:alphabetical-index-mark-end text:id="IMark9443856959466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438571750648"/>--<text:span text:style-name="T162">log-format</text:span><text:alphabetical-index-mark-end text:id="IMark94438571750648"/><text:span text:style-name="T162">=&lt;format&gt;</text:span></text:p>
      <text:p text:style-name="Option_20_Start">Define the format of a log entry. <text:span text:style-name="T163">The log format may contain the macros listed in table </text:span><text:span text:style-name="T163"><text:sequence-ref text:reference-format="value" text:ref-name="refTable9">10</text:sequence-ref></text:span><text:span text:style-name="T163">: </text:span><text:span text:style-name="T163"><text:sequence-ref text:reference-format="caption" text:ref-name="refTable9">Log format macros</text:sequence-ref></text:span><text:span text:style-name="T163">.</text:span></text:p>
      <table:table table:name="Table6" table:style-name="Table6">
        <table:table-column table:style-name="Table6.A"/>
        <table:table-column table:style-name="Table6.B"/>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3">m</text:span></text:p>
          </table:table-cell>
          <table:table-cell table:style-name="Table6.B2" office:value-type="string">
            <text:p text:style-name="P17">month 1..12</text:p>
          </table:table-cell>
        </table:table-row>
        <text:soft-page-break/>
        <table:table-row>
          <table:table-cell table:style-name="Table6.A2" office:value-type="string">
            <text:p text:style-name="P7">%<text:span text:style-name="T163">d</text:span></text:p>
          </table:table-cell>
          <table:table-cell table:style-name="Table6.B2" office:value-type="string">
            <text:p text:style-name="P17">day 1..31</text:p>
          </table:table-cell>
        </table:table-row>
        <table:table-row>
          <table:table-cell table:style-name="Table6.A2" office:value-type="string">
            <text:p text:style-name="P7">%<text:span text:style-name="T163">H</text:span></text:p>
          </table:table-cell>
          <table:table-cell table:style-name="Table6.B2" office:value-type="string">
            <text:p text:style-name="P17">hours 0..23</text:p>
          </table:table-cell>
        </table:table-row>
        <table:table-row>
          <table:table-cell table:style-name="Table6.A2" office:value-type="string">
            <text:p text:style-name="P7">%<text:span text:style-name="T163">M</text:span></text:p>
          </table:table-cell>
          <table:table-cell table:style-name="Table6.B2" office:value-type="string">
            <text:p text:style-name="P17">minutes 0.59</text:p>
          </table:table-cell>
        </table:table-row>
        <table:table-row>
          <table:table-cell table:style-name="Table6.A2" office:value-type="string">
            <text:p text:style-name="P7">%<text:span text:style-name="T163">S</text:span></text:p>
          </table:table-cell>
          <table:table-cell table:style-name="Table6.B2" office:value-type="string">
            <text:p text:style-name="P17">seconds 0.59</text:p>
          </table:table-cell>
        </table:table-row>
        <table:table-row>
          <table:table-cell table:style-name="Table6.A2" office:value-type="string">
            <text:p text:style-name="P7">%<text:span text:style-name="T163">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3">b</text:span></text:p>
          </table:table-cell>
          <table:table-cell table:style-name="Table6.B2" office:value-type="string">
            <text:p text:style-name="P17">month name</text:p>
          </table:table-cell>
        </table:table-row>
        <table:table-row>
          <table:table-cell table:style-name="Table6.A2" office:value-type="string">
            <text:p text:style-name="P7">%<text:span text:style-name="T163">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3">I</text:span></text:p>
          </table:table-cell>
          <table:table-cell table:style-name="Table6.B2" office:value-type="string">
            <text:p text:style-name="P17">hours 0..12</text:p>
          </table:table-cell>
        </table:table-row>
        <table:table-row>
          <table:table-cell table:style-name="Table6.A2" office:value-type="string">
            <text:p text:style-name="P7">%<text:span text:style-name="T163">p</text:span></text:p>
          </table:table-cell>
          <table:table-cell table:style-name="Table6.B2" office:value-type="string">
            <text:p text:style-name="P17">AM or PM</text:p>
          </table:table-cell>
        </table:table-row>
        <table:table-row>
          <table:table-cell table:style-name="Table6.A2" office:value-type="string">
            <text:p text:style-name="P7">%<text:span text:style-name="T163">P</text:span></text:p>
          </table:table-cell>
          <table:table-cell table:style-name="Table6.B2" office:value-type="string">
            <text:p text:style-name="P17">am or pm</text:p>
          </table:table-cell>
        </table:table-row>
        <table:table-row>
          <table:table-cell table:style-name="Table6.A2" office:value-type="string">
            <text:p text:style-name="P7">%<text:span text:style-name="T163">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3">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438600525864"/>--log-post-command<text:alphabetical-index-mark-end text:id="IMark9443860052586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438577548712"/>--config<text:alphabetical-index-mark-end text:id="IMark94438577548712"/>=&lt;file name&gt;</text:p>
      <text:p text:style-name="Option_20_Start">Read configuration from the specified file.</text:p>
      <text:p text:style-name="Option_20_title"><text:alphabetical-index-mark-start text:id="IMark94438600798408"/>--tmp-directory<text:alphabetical-index-mark-end text:id="IMark94438600798408"/>=&lt;path&gt;</text:p>
      <text:p text:style-name="Option_20_Start">Use the specified directory for temporary files.</text:p>
      <text:p text:style-name="Option_20_title"><text:alphabetical-index-mark-start text:id="IMark94438601910760"/>--max-tmp-size<text:alphabetical-index-mark-end text:id="IMark94438601910760"/>=&lt;size&gt;</text:p>
      <text:p text:style-name="P67">Use max. specified size for temporary files. If the space is occupied pause creating new <text:span text:style-name="T86">storage </text:span>files.</text:p>
      <text:p text:style-name="Option_20_note">Note: only temporary storage files are taken into account!</text:p>
      <text:p text:style-name="P48"><text:alphabetical-index-mark-start text:id="IMark94438601437928"/>--max-storage-size<text:alphabetical-index-mark-end text:id="IMark94438601437928"/>=&lt;size&gt;</text:p>
      <text:p text:style-name="Option_20_Start">Specify the max. size in bytes to use for storage. <text:span text:style-name="T164">If the storage size is exceeded older archives are deleted.</text:span></text:p>
      <text:p text:style-name="Option_20_title"><text:alphabetical-index-mark-start text:id="IMark94438626666360"/>--<text:span text:style-name="T166">max-threads</text:span><text:alphabetical-index-mark-end text:id="IMark94438626666360"/><text:span text:style-name="T166">=&lt;n&gt;</text:span></text:p>
      <text:p text:style-name="Option_20_Start">Max. number of threads for compress/decompress and encrypt/decrypt entries. Default is number <text:soft-page-break/>of available CPU cores.</text:p>
      <text:p text:style-name="Option_20_title"><text:alphabetical-index-mark-start text:id="IMark94438546594808"/>--directory<text:alphabetical-index-mark-end text:id="IMark94438546594808"/>=&lt;path&gt;, <text:alphabetical-index-mark-start text:id="IMark94438600273048"/>-C<text:alphabetical-index-mark-end text:id="IMark94438600273048"/>=&lt;path&gt;</text:p>
      <text:p text:style-name="Option_20_Start">Change to directory.</text:p>
      <text:p text:style-name="P45"><text:alphabetical-index-mark-start text:id="IMark94438600965784"/>--jobs-directory<text:alphabetical-index-mark-end text:id="IMark94438600965784"/>=&lt;path name&gt;</text:p>
      <text:p text:style-name="P74">Specify jobs directory. Default is: <text:span text:style-name="Filename"><text:span text:style-name="T15">/etc/bar/jobs</text:span></text:span>.</text:p>
      <text:p text:style-name="P45"><text:alphabetical-index-mark-start text:id="IMark94438597221624"/>--<text:span text:style-name="T108">incremental-data</text:span>-directory<text:alphabetical-index-mark-end text:id="IMark94438597221624"/>=&lt;path name&gt;</text:p>
      <text:p text:style-name="P74">Specify directory <text:span text:style-name="T108">to write incremental data in server mode</text:span>. Default is: <text:span text:style-name="Filename"><text:span text:style-name="T15">/</text:span></text:span><text:span text:style-name="Filename"><text:span text:style-name="T17">var/lib/bar</text:span></text:span>.</text:p>
      <text:p text:style-name="P49"><text:alphabetical-index-mark-start text:id="IMark94438601238664"/>--mount<text:alphabetical-index-mark-end text:id="IMark94438601238664"/>=&lt;mount point&gt;[,yes|no]</text:p>
      <text:p text:style-name="P9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438601597624"/>--pid-file<text:alphabetical-index-mark-end text:id="IMark9443860159762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438602364760"/>--<text:span text:style-name="T82">pairing-master-file</text:span><text:alphabetical-index-mark-end text:id="IMark94438602364760"/><text:span text:style-name="T82">=&lt;file name&gt;</text:span></text:p>
      <text:p text:style-name="Option_20_Start">File to enable or clear pairing of <text:span text:style-name="T103">a </text:span>master with slave. Write <text:span text:style-name="Command">start</text:span> into this file or <text:span text:style-name="T103">creating </text:span>an empty will start new pairing of <text:span text:style-name="T103">the </text:span>master, <text:span text:style-name="T103">the content </text:span><text:span text:style-name="Command">clear</text:span> <text:span text:style-name="T103">will </text:span>clear <text:span text:style-name="T103">the </text:span>current paired master.</text:p>
      <text:p text:style-name="Option_20_title"><text:alphabetical-index-mark-start text:id="IMark94438626559848"/>--<text:span text:style-name="T167">pattern-type</text:span><text:alphabetical-index-mark-end text:id="IMark94438626559848"/><text:span text:style-name="T167">=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438594714904"/>--group<text:alphabetical-index-mark-end text:id="IMark94438594714904"/>, <text:alphabetical-index-mark-start text:id="IMark94438569594664"/>-g<text:alphabetical-index-mark-end text:id="IMark94438569594664"/></text:p>
      <text:p text:style-name="Option_20_Start">Group files when listing archive content. </text:p>
      <text:p text:style-name="Option_20_title"><text:alphabetical-index-mark-start text:id="IMark94438600798408"/>--all<text:alphabetical-index-mark-end text:id="IMark94438600798408"/></text:p>
      <text:p text:style-name="Option_20_Start">Show all files, not only the newest version of a file when listing archive content.</text:p>
      <text:p text:style-name="Option_20_title"><text:alphabetical-index-mark-start text:id="IMark94438602430072"/>--long-format<text:alphabetical-index-mark-end text:id="IMark94438602430072"/>, <text:alphabetical-index-mark-start text:id="IMark94438602364760"/>-L<text:alphabetical-index-mark-end text:id="IMark94438602364760"/></text:p>
      <text:p text:style-name="Option_20_Start">Use long output format when listing archive content.</text:p>
      <text:p text:style-name="Option_20_title"><text:alphabetical-index-mark-start text:id="IMark94438571750648"/>--human-format<text:alphabetical-index-mark-end text:id="IMark94438571750648"/>, <text:alphabetical-index-mark-start text:id="IMark94438597436024"/>-H<text:alphabetical-index-mark-end text:id="IMark94438597436024"/></text:p>
      <text:p text:style-name="Option_20_Start">Print sizes in human readable format (number and unit) instead of bytes.</text:p>
      <text:p text:style-name="Option_20_title"><text:alphabetical-index-mark-start text:id="IMark94438607401016"/>--numeric-uid-gid<text:alphabetical-index-mark-end text:id="IMark94438607401016"/></text:p>
      <text:p text:style-name="Option_20_Start">Print user/group ids as numbers instead resolved names.</text:p>
      <text:p text:style-name="Option_20_title"><text:alphabetical-index-mark-start text:id="IMark94438626666360"/>--numeric-permission<text:alphabetical-index-mark-end text:id="IMark94438626666360"/></text:p>
      <text:p text:style-name="Option_20_Start">Print file/directory permissions as octal numbers instead of permission text flags.</text:p>
      <text:p text:style-name="Option_20_title"><text:soft-page-break/><text:alphabetical-index-mark-start text:id="IMark94438607401016"/>--no-header-footer<text:alphabetical-index-mark-end text:id="IMark94438607401016"/></text:p>
      <text:p text:style-name="Option_20_Start">Suppress output of header/footer when listing archive content.</text:p>
      <text:p text:style-name="Option_20_title"><text:alphabetical-index-mark-start text:id="IMark94438626694920"/>--delete-old-archive-files<text:alphabetical-index-mark-end text:id="IMark94438626694920"/></text:p>
      <text:p text:style-name="Option_20_Start">Delete all old archive files after creating new archive files.</text:p>
      <text:p text:style-name="Option_20_title"><text:alphabetical-index-mark-start text:id="IMark94438572582648"/>--ignore-no-backup-file<text:alphabetical-index-mark-end text:id="IMark94438572582648"/></text:p>
      <text:p text:style-name="Option_20_Start">Ignore <text:span text:style-name="Filename">.nobackup</text:span>/<text:span text:style-name="Filename">.NOBACKUP</text:span> file and store directories containing this file, too.</text:p>
      <text:p text:style-name="Option_20_title"><text:alphabetical-index-mark-start text:id="IMark94438600798408"/>--ignore-no-dump<text:alphabetical-index-mark-end text:id="IMark944386007984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438597221624"/>--skip-unreadable <text:alphabetical-index-mark-end text:id="IMark94438597221624"/></text:p>
      <text:p text:style-name="Option_20_Start">Skip unreadable files instead of reporting an error.</text:p>
      <text:p text:style-name="Option_20_title"><text:alphabetical-index-mark-start text:id="IMark94438559911848"/>--force-delta-compression<text:alphabetical-index-mark-end text:id="IMark94438559911848"/></text:p>
      <text:p text:style-name="Option_20_Start">Enable forced delta compression. If no delta compression can be used an error is reported instead of a warning only.</text:p>
      <text:p text:style-name="Option_20_title"><text:alphabetical-index-mark-start text:id="IMark94438600965784"/>--raw-images<text:alphabetical-index-mark-end text:id="IMark9443860096578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438600965784"/>--no-fragments-check<text:alphabetical-index-mark-end text:id="IMark94438600965784"/></text:p>
      <text:p text:style-name="Option_20_Start">Do not check if a fragmented file is complete.</text:p>
      <text:p text:style-name="Option_20_title"><text:alphabetical-index-mark-start text:id="IMark94438597221624"/>--archive-file-mode<text:alphabetical-index-mark-end text:id="IMark9443859722162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1">See also option </text:span><text:span text:style-name="Option"><text:span text:style-name="T41">--overwrite-archive-files</text:span></text:span><text:span text:style-name="T41">.</text:span></text:p>
      <text:p text:style-name="Option_20_title"><text:alphabetical-index-mark-start text:id="IMark94438583611880"/>--overwrite-archive-files<text:alphabetical-index-mark-end text:id="IMark94438583611880"/>, <text:alphabetical-index-mark-start text:id="IMark94438607401016"/>-o<text:alphabetical-index-mark-end text:id="IMark94438607401016"/></text:p>
      <text:p text:style-name="P89">Overwrite existing archive files instead of reporting an error when ab archive file already exists. <text:span text:style-name="T41">See also option –</text:span><text:span text:style-name="Option"><text:span text:style-name="T41">archive-file-mode</text:span></text:span><text:span text:style-name="T41">.</text:span></text:p>
      <text:p text:style-name="Option_20_title"><text:alphabetical-index-mark-start text:id="IMark94438600690440"/>--<text:span text:style-name="T168">restore-entry-mode</text:span><text:alphabetical-index-mark-end text:id="IMark94438600690440"/><text:span text:style-name="T168">=stop|rename|overwrite</text:span></text:p>
      <text:p text:style-name="P90">Select mode when restoring entries which already exists. <text:span text:style-name="T168">R</text:span>estore is <text:span text:style-name="T168">either </text:span>stopped with an error <text:span text:style-name="T168">(</text:span><text:span text:style-name="Option">stop</text:span><text:span text:style-name="T168">)</text:span>, <text:span text:style-name="T168">an </text:span>existing entry is renamed <text:span text:style-name="T168">(</text:span><text:span text:style-name="Option"><text:span text:style-name="T168">rename</text:span></text:span><text:span text:style-name="T168">)</text:span>, on <text:span text:style-name="T168">an </text:span>existing entries is overwritten <text:span text:style-name="T168">(</text:span><text:span text:style-name="Option"><text:span text:style-name="T168">overwrite</text:span></text:span><text:span text:style-name="T168">)</text:span>.</text:p>
      <text:p text:style-name="Option_20_title"><text:alphabetical-index-mark-start text:id="IMark94438626559848"/>--overwrite-files<text:alphabetical-index-mark-end text:id="IMark94438626559848"/></text:p>
      <text:p text:style-name="Option_20_Start">Overwrite existing files when restoring files instead of reporting an error.</text:p>
      <text:p text:style-name="Option_20_title"><text:soft-page-break/><text:alphabetical-index-mark-start text:id="IMark94438583611880"/>--wait-first-volume<text:alphabetical-index-mark-end text:id="IMark9443858361188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438593225544"/>--dry-run<text:alphabetical-index-mark-end text:id="IMark9443859322554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438600525864"/>--no-storage<text:alphabetical-index-mark-end text:id="IMark9443860052586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438572582648"/>--no-bar-on-medium<text:alphabetical-index-mark-end text:id="IMark9443857258264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116"><text:alphabetical-index-mark-start text:id="IMark94438601437928"/>--no-stop-on-error<text:alphabetical-index-mark-end text:id="IMark94438601437928"/></text:p>
      <text:p text:style-name="Option_20_Start">Do not store operation when an error oc<text:span text:style-name="T109">c</text:span>ur. Try to continue with remaining restore.</text:p>
      <text:p text:style-name="Option_20_title"><text:alphabetical-index-mark-start text:id="IMark94438601597624"/>--no-stop-on-attribute-error<text:alphabetical-index-mark-end text:id="IMark94438601597624"/></text:p>
      <text:p text:style-name="P75">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438601597624"/>--no-default-config<text:alphabetical-index-mark-end text:id="IMark94438601597624"/></text:p>
      <text:p text:style-name="Option_20_Start">Do not read personal configuration file <text:span text:style-name="Filename"><text:span text:style-name="T15">~/.bar/bar.cfg</text:span></text:span><text:span text:style-name="T1">.</text:span></text:p>
      <text:p text:style-name="Option_20_title"><text:alphabetical-index-mark-start text:id="IMark94438594714904"/><text:span text:style-name="T1">--volume-size</text:span><text:alphabetical-index-mark-end text:id="IMark94438594714904"/><text:span text:style-name="T1">=</text:span>&lt;n&gt;[G|M|K]</text:p>
      <text:p text:style-name="Option_20_Start"><text:span text:style-name="T23">CD/DVD/BD/device volume size. Specified size may have post fixes </text:span><text:span text:style-name="Option"><text:span text:style-name="T23">G</text:span></text:span><text:span text:style-name="T23"> (1024</text:span><text:span text:style-name="T20">3</text:span><text:span text:style-name="T23">bytes), </text:span><text:span text:style-name="Option"><text:span text:style-name="T23">M</text:span></text:span><text:span text:style-name="T23"> (1024</text:span><text:span text:style-name="T20">2</text:span><text:span text:style-name="T23">bytes), or </text:span><text:span text:style-name="Option"><text:span text:style-name="T23">K</text:span></text:span><text:span text:style-name="T2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438626666360"/>--ecc<text:alphabetical-index-mark-end text:id="IMark94438626666360"/></text:p>
      <text:p text:style-name="Option_20_Start">Enable generation of error correction codes when creating CD/DVD/BD or device images. For CDs/DVDs/BDs the external tool <text:span text:style-name="T1">dvdisaster</text:span><text:span text:style-name="T5"> is required.</text:span></text:p>
      <text:p text:style-name="P42"><text:alphabetical-index-mark-start text:id="IMark94438626538152"/>--always-create-image<text:alphabetical-index-mark-end text:id="IMark94438626538152"/></text:p>
      <text:p text:style-name="Option_20_Start">Enable always generate an image file for CDs/DVDs/BDs or devices. Usually image files are only generated when error correction codes should be added.</text:p>
      <text:p text:style-name="P44"><text:alphabetical-index-mark-start text:id="IMark94438600857560"/>--blank<text:alphabetical-index-mark-end text:id="IMark94438600857560"/></text:p>
      <text:p text:style-name="Option_20_Start">Blank CD/DVD/BD medium before writing.</text:p>
      <text:p text:style-name="Option_20_title"><text:soft-page-break/><text:alphabetical-index-mark-start text:id="IMark94438626538152"/><text:alphabetical-index-mark-start text:id="IMark94438600274024"/>--quiet<text:alphabetical-index-mark-end text:id="IMark94438600274024"/><text:alphabetical-index-mark-end text:id="IMark94438626538152"/></text:p>
      <text:p text:style-name="Option_20_Start">Be quiet and suppress any output.</text:p>
      <text:p text:style-name="Option_20_title"><text:alphabetical-index-mark-start text:id="IMark94438626666360"/>--verbose<text:alphabetical-index-mark-end text:id="IMark94438626666360"/>=&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92">Table <text:sequence text:ref-name="refTable10" text:name="Table" text:formula="ooow:Table+1" style:num-format="1">11</text:sequence>: Verbosity levels</text:p>
      <text:p text:style-name="Note">Note:<text:tab/><text:span text:style-name="T67">I</text:span>n interactive mode the verbose level is independent from the setting in the BAR configuration files and by default 1.</text:p>
      <text:p text:style-name="Option_20_title"><text:alphabetical-index-mark-start text:id="IMark94438600965784"/>--version<text:alphabetical-index-mark-end text:id="IMark94438600965784"/></text:p>
      <text:p text:style-name="Option_20_Start">Output version of <text:span text:style-name="Name">BAR</text:span>.</text:p>
      <text:p text:style-name="Option_20_title"><text:alphabetical-index-mark-start text:id="IMark94438577548712"/>--help<text:alphabetical-index-mark-end text:id="IMark94438577548712"/>, <text:alphabetical-index-mark-start text:id="IMark94438626538152"/>-h<text:alphabetical-index-mark-end text:id="IMark94438626538152"/></text:p>
      <text:p text:style-name="Option_20_Start">Output help to options.</text:p>
      <text:p text:style-name="Option_20_title"><text:alphabetical-index-mark-start text:id="IMark94438600965784"/>--xhelp<text:alphabetical-index-mark-end text:id="IMark94438600965784"/></text:p>
      <text:p text:style-name="Option_20_Start">Output help to extended options.</text:p>
      <text:p text:style-name="Option_20_title"><text:alphabetical-index-mark-start text:id="IMark94438626666360"/>--help-internal<text:alphabetical-index-mark-end text:id="IMark9443862666636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text:soft-page-break/>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438599639912"/>UUID<text:alphabetical-index-mark-end text:id="IMark94438599639912"/>=&lt;uuid&gt;</text:p>
      <text:p text:style-name="Option_20_Start">An unique universal identifier for the job. The UUID is created once when the job is created.</text:p>
      <text:p text:style-name="Option_20_title"><text:alphabetical-index-mark-start text:id="IMark94438600429320"/>archive-name<text:alphabetical-index-mark-end text:id="IMark94438600429320"/>=&lt;name&gt;</text:p>
      <text:p text:style-name="Option_20_Start">Specify the archive name. Usually this configuration entry is only found in job files.</text:p>
      <text:p text:style-name="Option_20_title"><text:alphabetical-index-mark-start text:id="IMark94438600525864"/>archive-type<text:alphabetical-index-mark-end text:id="IMark94438600525864"/>=normal|full|incremental|differential</text:p>
      <text:p text:style-name="Option_20_Start">Specify the archive type to create. Usually this configuration entry is only found in job files.</text:p>
      <text:p text:style-name="Option_20_title"><text:alphabetical-index-mark-start text:id="IMark94438559911848"/>crypt-password-mode<text:alphabetical-index-mark-end text:id="IMark94438559911848"/>=default|ask|config</text:p>
      <text:p text:style-name="Option_20_Start">Specify the password mode. Usually this configuration entry is only found in job files.</text:p>
      <text:p text:style-name="Option_20_title"><text:alphabetical-index-mark-start text:id="IMark94438626559848"/>include-file<text:alphabetical-index-mark-end text:id="IMark94438626559848"/>=&lt;pattern&gt;</text:p>
      <text:p text:style-name="Option_20_Start">Include matching entries into the created archive.</text:p>
      <text:p text:style-name="Option_20_title"><text:alphabetical-index-mark-start text:id="IMark94438600690440"/>include-file-list<text:alphabetical-index-mark-end text:id="IMark94438600690440"/>=&lt;file name&gt;</text:p>
      <text:p text:style-name="P76">Define the name of a file <text:span text:style-name="T115">from which </text:span>names or simple patterns (glob pattern) <text:span text:style-name="T115">are read </text:span>which must match to entries which are included into the created archive.</text:p>
      <text:p text:style-name="Option_20_title"><text:bookmark-start text:name="__DdeLink__12524_1674148630"/><text:alphabetical-index-mark-start text:id="IMark94438626538152"/>include-file-command<text:alphabetical-index-mark-end text:id="IMark9443862653815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438600857560"/>include-image<text:alphabetical-index-mark-end text:id="IMark94438600857560"/>=&lt;pattern&gt;</text:p>
      <text:p text:style-name="Option_20_Start">Include matching devices as disk images into the created archive.</text:p>
      <text:p text:style-name="Option_20_title"><text:alphabetical-index-mark-start text:id="IMark94438599639912"/>include-<text:span text:style-name="T115">image</text:span>-list<text:alphabetical-index-mark-end text:id="IMark94438599639912"/>=&lt;file name&gt;</text:p>
      <text:p text:style-name="P77">Define the name of a file <text:span text:style-name="T115">from which </text:span>names or simple patterns (glob pattern) <text:span text:style-name="T115">are read which must match to devices which are included into the created archive as disk images.</text:span></text:p>
      <text:p text:style-name="Option_20_title"><text:alphabetical-index-mark-start text:id="IMark94438593225544"/>include-image-command<text:alphabetical-index-mark-end text:id="IMark9443859322554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text:soft-page-break/>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438601437928"/>exclude<text:alphabetical-index-mark-end text:id="IMark9443860143792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438600273048"/><text:span text:style-name="T115">exclude</text:span>-list<text:alphabetical-index-mark-end text:id="IMark94438600273048"/>=&lt;file name&gt;</text:p>
      <text:p text:style-name="P77">Define the name of a file <text:span text:style-name="T115">from which </text:span>names or simple patterns (glob pattern) <text:span text:style-name="T115">are read which must not match to files and are excluded from the created archive.</text:span></text:p>
      <text:p text:style-name="Option_20_title"><text:alphabetical-index-mark-start text:id="IMark94438626694920"/>exclude-command<text:alphabetical-index-mark-end text:id="IMark9443862669492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64">command</text:span>&gt;</text:p>
      <text:p text:style-name="Text_20_body_20_indent">file-write-p<text:span text:style-name="T164">ost</text:span>-command=&lt;<text:span text:style-name="T164">command</text:span>&gt;</text:p>
      <text:p text:style-name="Text_20_body">Please see chapter <text:bookmark-ref text:reference-format="text" text:ref-name="__RefHeading__16300_1510295094">File</text:bookmark-ref>, page <text:bookmark-ref text:reference-format="page" text:ref-name="__RefHeading__16300_1510295094">52</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text:soft-page-break/>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64">command</text:span>&gt;</text:p>
      <text:p text:style-name="Text_20_body_20_indent">ftp-write-p<text:span text:style-name="T164">ost</text:span>-command=&lt;<text:span text:style-name="T164">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2</text:bookmark-ref><text:s/>for details to the configuration <text:bookmark-end text:name="__DdeLink__7394_909302912"/>entries.</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5">webdav</text:span>-write-pre-command=&lt;command&gt;</text:p>
      <text:p text:style-name="Text_20_body_20_indent"><text:span text:style-name="T165">webdav</text:span>-write-post-command=&lt;command&gt;</text:p>
      <text:p text:style-name="Text_20_body">Please see chapter <text:bookmark-ref text:reference-format="text" text:ref-name="__RefHeading__7767_909302912">WebDAV</text:bookmark-ref>, page <text:bookmark-ref text:reference-format="page" text:ref-name="__RefHeading__7767_909302912">53</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text:soft-page-break/>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6</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14054214831425" text:continue-list="list4101226606" text:style-name="L10">
        <text:list-item>
          <text:p text:style-name="P182">month names: Jan, Feb, Mar, Apr, May, Jun, Jul, Aug, Sept, Oct, Nov, Dec</text:p>
        </text:list-item>
        <text:list-item>
          <text:p text:style-name="P182">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2"><text:alphabetical-index-mark text:string-value="persistence configuration"/><text:span text:style-name="T124">Persistence</text:span> configuration blocks define <text:span text:style-name="T12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text:soft-page-break/>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9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3">BARC</text:span></text:span><text:span text:style-name="Command">ontrol</text:span> command line options.</text:p>
      <text:p text:style-name="Text_20_body"/>
      <text:p text:style-name="Option_20_title"><text:alphabetical-index-mark-start text:id="IMark94438600526760"/><text:alphabetical-index-mark-start text:id="IMark94438599525336"/>--port<text:alphabetical-index-mark-end text:id="IMark94438599525336"/><text:alphabetical-index-mark-end text:id="IMark94438600526760"/>=&lt;n&gt;, <text:alphabetical-index-mark-start text:id="IMark94438600429320"/><text:alphabetical-index-mark-start text:id="IMark94438572582648"/>-p<text:alphabetical-index-mark-end text:id="IMark94438572582648"/><text:alphabetical-index-mark-end text:id="IMark94438600429320"/>=&lt;n&gt;<text:note text:id="ftn22" text:note-class="footnote"><text:note-citation>22</text:note-citation><text:note-body><text:p text:style-name="P56">A SSL encrypted connection may also be established on the plain server port.</text:p></text:note-body></text:note></text:p>
      <text:p text:style-name="Option_20_Start">Server port. Default is:: 38523.</text:p>
      <text:p text:style-name="Option_20_title"><text:soft-page-break/><text:alphabetical-index-mark-start text:id="IMark94438626538152"/><text:alphabetical-index-mark-start text:id="IMark94438599920376"/>--tls-port<text:alphabetical-index-mark-end text:id="IMark94438599920376"/><text:alphabetical-index-mark-end text:id="IMark94438626538152"/>=&lt;n&gt;</text:p>
      <text:p text:style-name="Option_20_Start">TLS server port. Default is: 38524.</text:p>
      <text:p text:style-name="Option_20_title"><text:alphabetical-index-mark-start text:id="IMark94438600798408"/>--password<text:alphabetical-index-mark-end text:id="IMark9443860079840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438601840728"/>--login-dialog<text:alphabetical-index-mark-end text:id="IMark94438601840728"/></text:p>
      <text:p text:style-name="Option_20_Start">Force to open the login dialog.</text:p>
      <text:p text:style-name="Option_20_title"><text:alphabetical-index-mark-start text:id="IMark94438607401016"/><text:span text:style-name="T125">--ca-file</text:span><text:alphabetical-index-mark-end text:id="IMark94438607401016"/><text:span text:style-name="T125">=&lt;file name&gt;</text:span></text:p>
      <text:p text:style-name="P82"><text:span text:style-name="T126">S</text:span>erver certificate authority file (<text:span text:style-name="T126">PEM format, </text:span>CA file). Default is: <text:span text:style-name="Filename">./bar-</text:span><text:span text:style-name="Filename"><text:span text:style-name="T126">ca</text:span></text:span><text:span text:style-name="Filename">.</text:span><text:span text:style-name="Filename"><text:span text:style-name="T126">pem</text:span></text:span> or <text:span text:style-name="Filename">/home/&lt;HOME&gt;/.bar/bar-</text:span><text:span text:style-name="Filename"><text:span text:style-name="T126">ca</text:span></text:span><text:span text:style-name="Filename">.</text:span><text:span text:style-name="Filename"><text:span text:style-name="T126">pem</text:span></text:span> or <text:span text:style-name="Filename">/etc/bar/bar-</text:span><text:span text:style-name="Filename"><text:span text:style-name="T126">ca</text:span></text:span><text:span text:style-name="Filename">.</text:span><text:span text:style-name="Filename"><text:span text:style-name="T126">pem</text:span></text:span><text:span text:style-name="Filename">.</text:span></text:p>
      <text:p text:style-name="Option_20_title"><text:alphabetical-index-mark-start text:id="IMark94438579392568"/><text:span text:style-name="T125">--cert-file</text:span><text:alphabetical-index-mark-end text:id="IMark94438579392568"/><text:span text:style-name="T125">=&lt;file name&gt;</text:span></text:p>
      <text:p text:style-name="P83"><text:span text:style-name="T125">S</text:span>erver certificate file <text:span text:style-name="T126">(PEM format)</text:span>. Default is: <text:span text:style-name="Filename">./bar-</text:span><text:span text:style-name="Filename"><text:span text:style-name="T126">server-cert</text:span></text:span><text:span text:style-name="Filename">.</text:span><text:span text:style-name="Filename"><text:span text:style-name="T126">pem</text:span></text:span> or <text:span text:style-name="Filename">/home/&lt;HOME&gt;/.bar/bar-</text:span><text:span text:style-name="Filename"><text:span text:style-name="T126">server-cert</text:span></text:span><text:span text:style-name="Filename">.</text:span><text:span text:style-name="Filename"><text:span text:style-name="T126">pem</text:span></text:span> or <text:span text:style-name="Filename">/etc/bar/bar-</text:span><text:span text:style-name="Filename"><text:span text:style-name="T126">server-cert</text:span></text:span><text:span text:style-name="Filename">.</text:span><text:span text:style-name="Filename"><text:span text:style-name="T126">pem</text:span></text:span><text:span text:style-name="Filename">.</text:span></text:p>
      <text:p text:style-name="Option_20_title"><text:alphabetical-index-mark-start text:id="IMark94438602430072"/><text:alphabetical-index-mark-start text:id="IMark94438600857560"/>--key-file<text:alphabetical-index-mark-end text:id="IMark94438600857560"/><text:alphabetical-index-mark-end text:id="IMark94438602430072"/>=&lt;file name&gt;</text:p>
      <text:p text:style-name="Option_20_Start">Key file name <text:span text:style-name="T126">(PEM format)</text:span>. Default is: <text:span text:style-name="Filename">./bar.</text:span><text:span text:style-name="Filename"><text:span text:style-name="T126">pem</text:span></text:span> or <text:span text:style-name="Filename">/home/&lt;HOME&gt;/.bar/bar.</text:span><text:span text:style-name="Filename"><text:span text:style-name="T126">pem</text:span></text:span> or <text:span text:style-name="Filename">/etc/bar/bar.</text:span><text:span text:style-name="Filename"><text:span text:style-name="T126">pem</text:span></text:span><text:span text:style-name="Filename">.</text:span></text:p>
      <text:p text:style-name="Option_20_title"><text:alphabetical-index-mark-start text:id="IMark94438577548712"/><text:span text:style-name="Filename"><text:span text:style-name="T5">--</text:span></text:span><text:span text:style-name="Filename"><text:span text:style-name="T10">force-ssl</text:span></text:span><text:alphabetical-index-mark-end text:id="IMark94438577548712"/></text:p>
      <text:p text:style-name="Option_20_Start"><text:span text:style-name="Filename"><text:span text:style-name="T73">Force SSL connection</text:span></text:span></text:p>
      <text:p text:style-name="Option_20_title"><text:alphabetical-index-mark-start text:id="IMark94438601239560"/>--select-job<text:alphabetical-index-mark-end text:id="IMark94438601239560"/>=&lt;name&gt;</text:p>
      <text:p text:style-name="Option_20_Start">Select a job in the status tab.</text:p>
      <text:p text:style-name="Option_20_title"><text:alphabetical-index-mark-start text:id="IMark94438600273048"/><text:alphabetical-index-mark-start text:id="IMark94438600526760"/>--job<text:alphabetical-index-mark-end text:id="IMark94438600526760"/><text:alphabetical-index-mark-end text:id="IMark94438600273048"/>=&lt;name&gt;, <text:alphabetical-index-mark-start text:id="IMark94438600690440"/><text:alphabetical-index-mark-start text:id="IMark94438599639912"/>-j<text:alphabetical-index-mark-end text:id="IMark94438599639912"/><text:alphabetical-index-mark-end text:id="IMark94438600690440"/>=&lt;name&gt;</text:p>
      <text:p text:style-name="P68">Start execution of job &lt;name&gt; and terminate <text:span text:style-name="Command"><text:span text:style-name="T33">BARC</text:span></text:span><text:span text:style-name="Command">ontrol</text:span>.</text:p>
      <text:p text:style-name="Option_20_title"><text:alphabetical-index-mark-start text:id="IMark94438571750648"/>--archive-type<text:alphabetical-index-mark-end text:id="IMark94438571750648"/>=&lt;mode&gt;</text:p>
      <text:p text:style-name="Option_20_Start">Set job mode: normal, full, incremental, differential. Default is: normal.</text:p>
      <text:p text:style-name="Option_20_title"><text:alphabetical-index-mark-start text:id="IMark94438601597624"/><text:alphabetical-index-mark-start text:id="IMark94438601522088"/>--abort<text:alphabetical-index-mark-end text:id="IMark94438601522088"/><text:alphabetical-index-mark-end text:id="IMark94438601597624"/>=&lt;name&gt;</text:p>
      <text:p text:style-name="P68">Abort execution of job &lt;name&gt; and terminate <text:span text:style-name="Command"><text:span text:style-name="T33">BARC</text:span></text:span><text:span text:style-name="Command">ontrol</text:span>.</text:p>
      <text:p text:style-name="Option_20_title"><text:alphabetical-index-mark-start text:id="IMark94438559911848"/>--ping<text:alphabetical-index-mark-end text:id="IMark94438559911848"/>, <text:alphabetical-index-mark-start text:id="IMark94438593225544"/>-i<text:alphabetical-index-mark-end text:id="IMark94438593225544"/></text:p>
      <text:p text:style-name="P68">Check connection to server and terminate <text:span text:style-name="Command"><text:span text:style-name="T33">BARC</text:span></text:span><text:span text:style-name="Command">ontrol</text:span>.</text:p>
      <text:p text:style-name="P47"><text:alphabetical-index-mark-start text:id="IMark94438601437928"/>--pause<text:alphabetical-index-mark-end text:id="IMark94438601437928"/>=&lt;n&gt;, <text:alphabetical-index-mark-start text:id="IMark94438572582648"/>-t<text:alphabetical-index-mark-end text:id="IMark94438572582648"/>=&lt;n&gt;</text:p>
      <text:p text:style-name="P83">Pause job execution for &lt;n&gt; seconds and terminate <text:span text:style-name="Command"><text:span text:style-name="T33">BARC</text:span></text:span><text:span text:style-name="Command">ontrol</text:span>.</text:p>
      <text:p text:style-name="Option_20_title"><text:alphabetical-index-mark-start text:id="IMark94438607401016"/>--suspend<text:alphabetical-index-mark-end text:id="IMark94438607401016"/>, <text:alphabetical-index-mark-start text:id="IMark94438601437928"/>-s<text:alphabetical-index-mark-end text:id="IMark94438601437928"/></text:p>
      <text:p text:style-name="P68">Suspend job execution and terminate <text:span text:style-name="Command"><text:span text:style-name="T33">BARC</text:span></text:span><text:span text:style-name="Command">ontrol</text:span>.</text:p>
      <text:p text:style-name="Option_20_title"><text:soft-page-break/><text:alphabetical-index-mark-start text:id="IMark94438566954680"/>--continue<text:alphabetical-index-mark-end text:id="IMark94438566954680"/>, <text:alphabetical-index-mark-start text:id="IMark94438626559848"/>-c<text:alphabetical-index-mark-end text:id="IMark94438626559848"/></text:p>
      <text:p text:style-name="P68">Continue job execution and terminate <text:span text:style-name="Command"><text:span text:style-name="T33">BARC</text:span></text:span><text:span text:style-name="Command">ontrol</text:span>.</text:p>
      <text:p text:style-name="Option_20_title"><text:alphabetical-index-mark-start text:id="IMark94438600965784"/>--list<text:alphabetical-index-mark-end text:id="IMark94438600965784"/>, <text:alphabetical-index-mark-start text:id="IMark94438566954680"/>-l<text:alphabetical-index-mark-end text:id="IMark94438566954680"/></text:p>
      <text:p text:style-name="P68">List jobs and terminate <text:span text:style-name="Command"><text:span text:style-name="T33">BARC</text:span></text:span><text:span text:style-name="Command">ontrol</text:span>.</text:p>
      <text:p text:style-name="P43"><text:alphabetical-index-mark-start text:id="IMark94438597436024"/>--index-database-add<text:alphabetical-index-mark-end text:id="IMark94438597436024"/>=<text:span text:style-name="T34">&lt;pattern&gt;</text:span></text:p>
      <text:p text:style-name="P69">Add storage archive to <text:span text:style-name="T34">the </text:span>index database and terminate <text:span text:style-name="Command"><text:span text:style-name="T33">BARC</text:span></text:span><text:span text:style-name="Command">ontrol</text:span>. <text:span text:style-name="T34">If &lt;pattern&gt; is a directory all containing files with the suffix .bar are added to the index database.</text:span></text:p>
      <text:p text:style-name="P43"><text:alphabetical-index-mark-start text:id="IMark94438546594808"/>--index-database-remove<text:alphabetical-index-mark-end text:id="IMark94438546594808"/>=<text:span text:style-name="T34">&lt;pattern&gt;</text:span></text:p>
      <text:p text:style-name="P69">Remove storage archive from <text:span text:style-name="T34">the </text:span>index database and terminate <text:span text:style-name="Command"><text:span text:style-name="T33">BARC</text:span></text:span><text:span text:style-name="Command">ontrol</text:span>.</text:p>
      <text:p text:style-name="P43"><text:alphabetical-index-mark-start text:id="IMark94438600690440"/>--<text:span text:style-name="T34">index-database-refresh</text:span><text:alphabetical-index-mark-end text:id="IMark94438600690440"/><text:span text:style-name="T34">=&lt;pattern&gt;</text:span></text:p>
      <text:p text:style-name="P70">Refresh storage archives in the index database and terminate <text:span text:style-name="Command"><text:span text:style-name="T33">BARC</text:span></text:span><text:span text:style-name="Command">ontrol</text:span>.</text:p>
      <text:p text:style-name="P43"><text:alphabetical-index-mark-start text:id="IMark94438599920376"/>--<text:span text:style-name="T73">index-database-entities-list</text:span><text:alphabetical-index-mark-end text:id="IMark94438599920376"/><text:span text:style-name="T73">=&lt;name&gt;, </text:span><text:alphabetical-index-mark-start text:id="IMark94438559911848"/><text:span text:style-name="T73">-n</text:span><text:alphabetical-index-mark-end text:id="IMark94438559911848"/><text:span text:style-name="T73">=&lt;name&gt;</text:span></text:p>
      <text:p text:style-name="P71">List <text:span text:style-name="T73">entities</text:span> which match to <text:span text:style-name="T34">the names</text:span> &lt;<text:span text:style-name="T34">names</text:span>&gt; and terminate <text:span text:style-name="Command"><text:span text:style-name="T33">BARC</text:span></text:span><text:span text:style-name="Command">ontrol</text:span>.</text:p>
      <text:p text:style-name="P43"><text:alphabetical-index-mark-start text:id="IMark94438597436024"/>--index-database-storage<text:span text:style-name="T73">s</text:span>-list<text:alphabetical-index-mark-end text:id="IMark94438597436024"/>=&lt;<text:span text:style-name="T34">name</text:span>&gt;, <text:alphabetical-index-mark-start text:id="IMark94438599968856"/>-<text:span text:style-name="T34">a</text:span><text:alphabetical-index-mark-end text:id="IMark94438599968856"/><text:span text:style-name="T34">=&lt;names&gt;</text:span></text:p>
      <text:p text:style-name="P69">List storage archives which match to <text:span text:style-name="T34">the names</text:span> &lt;<text:span text:style-name="T34">names</text:span>&gt; and terminate <text:span text:style-name="Command"><text:span text:style-name="T33">BARC</text:span></text:span><text:span text:style-name="Command">ontrol</text:span>.</text:p>
      <text:p text:style-name="P43"><text:alphabetical-index-mark-start text:id="IMark94438600690440"/>--index-database-entries-list<text:alphabetical-index-mark-end text:id="IMark94438600690440"/>=&lt;pattern&gt;, <text:alphabetical-index-mark-start text:id="IMark94438601840728"/>-<text:span text:style-name="T34">e</text:span><text:alphabetical-index-mark-end text:id="IMark94438601840728"/><text:span text:style-name="T34">=&lt;name&gt;</text:span></text:p>
      <text:p text:style-name="P69">List index entries which match to <text:span text:style-name="T34">the names</text:span> &lt;<text:span text:style-name="T34">name</text:span>&gt; and terminate <text:span text:style-name="Command"><text:span text:style-name="T33">BARC</text:span></text:span><text:span text:style-name="Command">ontrol</text:span>.</text:p>
      <text:p text:style-name="Option_20_title"><text:alphabetical-index-mark-start text:id="IMark94438577548712"/>--restore<text:alphabetical-index-mark-end text:id="IMark94438577548712"/>=&lt;name&gt;</text:p>
      <text:p text:style-name="Option_20_Start">Restore storage with name &lt;name&gt;</text:p>
      <text:p text:style-name="Option_20_title"><text:alphabetical-index-mark-start text:id="IMark94438602430072"/>--destination<text:alphabetical-index-mark-end text:id="IMark94438602430072"/>=&lt;directory&gt;</text:p>
      <text:p text:style-name="Option_20_Start">Selected destination directory for restore.</text:p>
      <text:p text:style-name="Option_20_title"><text:alphabetical-index-mark-start text:id="IMark94438600798408"/>--overwrite-entries<text:alphabetical-index-mark-end text:id="IMark94438600798408"/></text:p>
      <text:p text:style-name="Option_20_Start">Enable overwrite existing entries on restore.</text:p>
      <text:p text:style-name="Option_20_title"><text:alphabetical-index-mark-start text:id="IMark94438597221624"/><text:span text:style-name="T126">--role</text:span><text:alphabetical-index-mark-end text:id="IMark94438597221624"/><text:span text:style-name="T12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438601840728"/>--version<text:alphabetical-index-mark-end text:id="IMark94438601840728"/></text:p>
      <text:p text:style-name="P68">Output version of <text:span text:style-name="Command"><text:span text:style-name="T33">BARC</text:span></text:span><text:span text:style-name="Command">ontrol</text:span>.</text:p>
      <text:p text:style-name="Option_20_title"><text:alphabetical-index-mark-start text:id="IMark94438600526760"/>--help<text:alphabetical-index-mark-end text:id="IMark94438600526760"/>, <text:alphabetical-index-mark-start text:id="IMark94438602364760"/>-h<text:alphabetical-index-mark-end text:id="IMark9443860236476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3">BARC</text:span></text:span><text:span text:style-name="Command">ontrol</text:span> also store a few settings into a personal configuration file in <text:span text:style-name="Filename">~/bar/barcontrol.cfg</text:span>. <text:soft-page-break/>Some entries in the file are updated by <text:span text:style-name="Command"><text:span text:style-name="T3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438600525864"/>pause-create<text:alphabetical-index-mark-end text:id="IMark94438600525864"/>=yes|no</text:p>
      <text:p text:style-name="Configuration">Pause creating new archive files when pause-button is pressed.</text:p>
      <text:p text:style-name="Configuration_20_title"><text:alphabetical-index-mark-start text:id="IMark94438607401016"/>pause-storage<text:alphabetical-index-mark-end text:id="IMark94438607401016"/>=yes|no</text:p>
      <text:p text:style-name="Configuration">Pause storage of archive files when pause-button is pressed.</text:p>
      <text:p text:style-name="Configuration_20_title"><text:alphabetical-index-mark-start text:id="IMark94438599920376"/>pause-restore<text:alphabetical-index-mark-end text:id="IMark94438599920376"/>=yes|no</text:p>
      <text:p text:style-name="Configuration">Pause restoring archive files when pause-button is pressed.</text:p>
      <text:p text:style-name="Configuration_20_title"><text:alphabetical-index-mark-start text:id="IMark94438577548712"/>pause-index-database-update<text:alphabetical-index-mark-end text:id="IMark94438577548712"/>=yes|no</text:p>
      <text:p text:style-name="Configuration">Pause automatic update index database when pause-button is pressed.</text:p>
      <text:p text:style-name="Configuration_20_title"><text:alphabetical-index-mark-start text:id="IMark94438602430072"/>server<text:alphabetical-index-mark-end text:id="IMark94438602430072"/>=&lt;name&gt;<text:span text:style-name="T127">[:&lt;port&gt;[:&lt;password&gt;]]</text:span></text:p>
      <text:p text:style-name="Configuration">Name, <text:span text:style-name="T128">optional port number and optional password</text:span> of computer running a <text:span text:style-name="Name">BAR</text:span> server daemon.</text:p>
      <text:p text:style-name="Configuration_20_title"><text:alphabetical-index-mark-start text:id="IMark94438593225544"/>server-ca-file<text:alphabetical-index-mark-end text:id="IMark94438593225544"/>=&lt;filename&gt;</text:p>
      <text:p text:style-name="P110">BAR server certify authority key file name.</text:p>
      <text:p text:style-name="Configuration_20_title"><text:alphabetical-index-mark-start text:id="IMark94438599920376"/>server-cert-file<text:alphabetical-index-mark-end text:id="IMark94438599920376"/>=&lt;filename&gt;</text:p>
      <text:p text:style-name="P110">BAR server certificate key file name.</text:p>
      <text:p text:style-name="Configuration_20_title"><text:alphabetical-index-mark-start text:id="IMark94438577548712"/>server-key-file<text:alphabetical-index-mark-end text:id="IMark94438577548712"/>=&lt;filename&gt;</text:p>
      <text:p text:style-name="P110">BAR server key file name.</text:p>
      <text:p text:style-name="P111"><text:alphabetical-index-mark-start text:id="IMark94438626559848"/>force-ssl<text:alphabetical-index-mark-end text:id="IMark94438626559848"/>=yes|no</text:p>
      <text:p text:style-name="Configuration">Force TLS protected connection to BAR server.</text:p>
      <text:p text:style-name="P111"><text:alphabetical-index-mark-start text:id="IMark94438626666360"/>role<text:alphabetical-index-mark-end text:id="IMark9443862666636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04">The <text:span text:style-name="Name">BAR</text:span> archive format <text:span text:style-name="T128">is a file format only related to <text:s/></text:span><text:span text:style-name="Name"><text:span text:style-name="T128">BAR</text:span></text:span><text:span text:style-name="T128">. It </text:span>is organized in so called <text:alphabetical-index-mark-start text:id="IMark94438626559848"/><text:span text:style-name="T1">chunks</text:span><text:alphabetical-index-mark-end text:id="IMark9443862655984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0</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2948421149" text:style-name="L11">
        <text:list-item>
          <text:p text:style-name="P136">id (4 characters)</text:p>
        </text:list-item>
      </text:list>
      <text:list xml:id="list114053873859178" text:continue-list="list114054191378380" text:style-name="List_20_1">
        <text:list-item>
          <text:p text:style-name="List_20_1">size (uint64)</text:p>
        </text:list-item>
      </text:list>
      <text:list xml:id="list114055080048652" text:continue-list="list2948421149" text:style-name="L11">
        <text:list-item>
          <text:p text:style-name="P12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0">Zst<text:span text:style-name="T96">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3">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29">may </text:span>show on a Linux 64bit system the following output at the end:</text:p>
      <text:p text:style-name="P95">Configuration 0.21:</text:p>
      <text:p text:style-name="P95"><text:s text:c="2"/>Host <text:s text:c="13"/>: x86_64-unknown-linux-gnu</text:p>
      <text:p text:style-name="P95"><text:s text:c="2"/>Dynamic linked <text:s text:c="3"/>: no</text:p>
      <text:p text:style-name="P95"><text:s text:c="2"/>SQLite <text:s text:c="11"/>: yes (3.21.0)</text:p>
      <text:p text:style-name="P95"><text:s text:c="2"/>zip compression <text:s text:c="2"/>: yes (1.2.11)</text:p>
      <text:p text:style-name="P95"><text:s text:c="2"/>bzip2 compression : yes (1.0.6, 6-Sept-2010)</text:p>
      <text:p text:style-name="P95"><text:s text:c="2"/>lzma compression <text:s/>: yes (5.2.4)</text:p>
      <text:p text:style-name="P95"><text:s text:c="2"/>lzo compression <text:s text:c="2"/>: yes (2.09)</text:p>
      <text:p text:style-name="P95"><text:s text:c="2"/>lz4 compression <text:s text:c="2"/>: yes (1.7.1)</text:p>
      <text:p text:style-name="P95"><text:s text:c="2"/>zstd compression <text:s/>: yes (1.3.2)</text:p>
      <text:p text:style-name="P95"><text:s text:c="2"/>xdelta compression: yes</text:p>
      <text:p text:style-name="P95"><text:s text:c="2"/>crypto support <text:s text:c="3"/>: yes (1.8.4)</text:p>
      <text:p text:style-name="P95"><text:s text:c="2"/>FTP support <text:s text:c="6"/>: yes</text:p>
      <text:p text:style-name="P95"><text:s text:c="2"/>curl support <text:s text:c="5"/>: yes (7.62.0)</text:p>
      <text:p text:style-name="P95"><text:s text:c="2"/>SCP/SFTP support <text:s/>: yes (1.8.0)</text:p>
      <text:p text:style-name="P95"><text:s text:c="2"/>TLS/SSL server <text:s text:c="3"/>: yes (OpenSSL 1.1.1 <text:s/>11 Sep 2018, GMP 6.1.2, GnuTLS 3.5.19)</text:p>
      <text:p text:style-name="P95"><text:s text:c="2"/>ISO 9660 support <text:s/>: yes (2.0.0 x86_64-pc-linux-gnu)</text:p>
      <text:p text:style-name="P95"><text:s text:c="2"/>PCRE support <text:s text:c="5"/>: yes (8.40 2017-01-11)</text:p>
      <text:p text:style-name="P95"><text:s text:c="2"/>ICU support <text:s text:c="6"/>: yes (58.2)</text:p>
      <text:p text:style-name="P95"><text:s text:c="2"/>GUI support <text:s text:c="6"/>: yes</text:p>
      <text:p text:style-name="P95"><text:s text:c="2"/>GUI i18n support <text:s/>: yes</text:p>
      <text:p text:style-name="P95"><text:s text:c="2"/>SWT directory <text:s text:c="4"/>: </text:p>
      <text:p text:style-name="P94"/>
      <text:p text:style-name="P95"><text:s text:c="2"/>Debug version <text:s text:c="4"/>: no</text:p>
      <text:p text:style-name="P95"><text:s text:c="2"/>Crash dump support: no</text:p>
      <text:p text:style-name="P95"><text:s text:c="2"/>Stacktrace support: yes</text:p>
      <text:p text:style-name="P94"/>
      <text:p text:style-name="P95"><text:s text:c="2"/>Packages support <text:s/>: no</text:p>
      <text:p text:style-name="P94"/>
      <text:p text:style-name="P95"><text:s text:c="2"/>Install directory : /usr</text:p>
      <text:p text:style-name="P95"><text:s text:c="2"/>Binary directory <text:s/>: /usr/bin</text:p>
      <text:p text:style-name="P95"><text:s text:c="2"/>Config directory <text:s/>: /etc/bar</text:p>
      <text:p text:style-name="P95"><text:s text:c="2"/>Runtime directory : /var/lib/bar</text:p>
      <text:p text:style-name="P95"><text:s text:c="2"/>TLS directory <text:s text:c="4"/>: /etc/ssl</text:p>
      <text:p text:style-name="P94"/>
      <text:p text:style-name="P95"><text:s text:c="2"/>Heapview diretory : </text:p>
      <text:p text:style-name="P94"/>
      <text:p text:style-name="P95">Note: you can download missing additional packages with the script</text:p>
      <text:p text:style-name="P95"><text:s text:c="6"/>'./download-third-party-packages.sh'. Please rerun configure</text:p>
      <text:p text:style-name="P95"><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38372915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0">libdl</text:span></text:span><text:span text:style-name="T130">, </text:span><text:span text:style-name="Filename"><text:span text:style-name="T13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1405380709670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14053908573704" text:continue-list="list11405448239671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14054967031297"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1">lz4</text:span></text:span><text:span text:style-name="Command">, </text:span><text:span text:style-name="Command"><text:span text:style-name="T81">and zstd</text:span></text:span> are faster compression algorithms with the expense of reduced compression results. A higher compression level result <text:span text:style-name="T102">in general </text:span>in a better compression result. <text:span text:style-name="T102">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1">zstd-0</text:span></text:span> or <text:span text:style-name="Option">zip1</text:span>.</text:p>
      <text:list xml:id="list114053246441289"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1405463293600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14053343747066" text:continue-numbering="true" text:style-name="Numbering_20_5">
        <text:list-item>
          <text:p text:style-name="Question">I cannot establish a TLS/SSL connection with BARControl.</text:p>
        </text:list-item>
      </text:list>
      <text:p text:style-name="P62">For the TLS/SSL connection in <text:span text:style-name="Command"><text:span text:style-name="T3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1405397289119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14053264451790" text:continue-numbering="true" text:style-name="Numbering_20_5">
        <text:list-item>
          <text:p text:style-name="Question">I tried to list a *.bid-file, but it does not show anything <text:span text:style-name="T10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14053567799394"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1405422820185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1405478205103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1405468490223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14054264298099"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5</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14054296269875" text:continue-numbering="true" text:style-name="Numbering_20_5">
        <text:list-item>
          <text:p text:style-name="P139">When I create an archive, BAR append a 6-digit number to the archive name. Why is BAR doing this and how can I avoid it?</text:p>
        </text:list-item>
      </text:list>
      <text:p text:style-name="P66">When you enabled to create split archives and there is not a single # in the specified archive name, BAR append internally ###### to the archive name for the part number. The result is a continuous increasing 6-digit-number appended to the name.</text:p>
      <text:p text:style-name="P66">To avoid appending the number either disable splitting archives (see <text:bookmark-ref text:reference-format="text" text:ref-name="__RefHeading__29665410">Splitting</text:bookmark-ref>, page <text:bookmark-ref text:reference-format="page" text:ref-name="__RefHeading__29665410">51</text:bookmark-ref>) or place some # into the archive file name where you want to have the generated part number.</text:p>
      <text:list xml:id="list11405428718175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1405412413981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1405517986138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1405532487958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14053778609749"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14054442497889"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1405468943388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1405450788959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1405470173679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14055281292757"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14054013199729" text:continue-numbering="true" text:style-name="Numbering_20_5">
        <text:list-item>
          <text:p text:style-name="Question">BARControl does not start on my system. I get the error “No more handles [gtk_init_check() failed]”. What is wrong?</text:p>
        </text:list-item>
      </text:list>
      <text:p text:style-name="P62">Probably <text:span text:style-name="Command"><text:span text:style-name="T33">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1405522042835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62">If you start <text:span text:style-name="Command"><text:span text:style-name="T33">BARC</text:span></text:span><text:span text:style-name="Command">ontrol</text:span> then the password to login on a (remote) running <text:span text:style-name="Name">BAR</text:span> is required. This password is defined in <text:span text:style-name="Filename">bar.cfg</text:span> under “server-password”.</text:p>
      <text:list xml:id="list114054034918588" text:continue-numbering="true" text:style-name="Numbering_20_5">
        <text:list-item>
          <text:p text:style-name="Question">Can I automate the login with BARControl?</text:p>
        </text:list-item>
      </text:list>
      <text:p text:style-name="P62">Yes. You can store the login name and password in your personal <text:span text:style-name="Command"><text:span text:style-name="T33">BARC</text:span></text:span><text:span text:style-name="Command">ontrol</text:span> configuration file <text:span text:style-name="Filename">~/.bar/barcontrol.cfg</text:span> under “server-password”. By default <text:span text:style-name="Command"><text:span text:style-name="T3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14054418204135" text:continue-numbering="true" text:style-name="Numbering_20_5">
        <text:list-item>
          <text:p text:style-name="Question">BAR server is running with the Linux root account on my system. Is it required that BARControl is also running as root?</text:p>
        </text:list-item>
      </text:list>
      <text:p text:style-name="P62">No, this is not required. Any user account can be used for starting <text:span text:style-name="Command"><text:span text:style-name="T3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1405452796960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62">When <text:span text:style-name="Name">BAR</text:span> (in daemon mode) is requested by <text:span text:style-name="Command"><text:span text:style-name="T33">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3">BARC</text:span></text:span><text:span text:style-name="Command">ontrol</text:span> is not asking for the pass phrase. If the pass phrase is unknown, <text:span text:style-name="Command"><text:span text:style-name="T33">BARC</text:span></text:span><text:span text:style-name="Command">ontrol</text:span> will ask for the it.</text:p>
      <text:p text:style-name="Answer_20_Note">Note:<text:tab/>The cache is cleared when the <text:span text:style-name="Name">BAR</text:span> daemon is restarted.</text:p>
      <text:list xml:id="list114053775592245" text:continue-numbering="true" text:style-name="Numbering_20_5">
        <text:list-item>
          <text:p text:style-name="Question">Sometimes when I create an archive I see in the progress bars of BARControl numbers over 100%. How can this happen?</text:p>
        </text:list-item>
      </text:list>
      <text:p text:style-name="P62">The numbers shown in the progress bars of <text:span text:style-name="Command"><text:span text:style-name="T3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1405514288121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1405454366091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1405436117010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14054082979788" text:continue-numbering="true" text:style-name="Numbering_20_5">
        <text:list-item>
          <text:p text:style-name="Question"><text:span text:style-name="Command">Is the graphical front end available as a separated package?</text:span></text:p>
        </text:list-item>
      </text:list>
      <text:p text:style-name="P62">Yes. Download <text:span text:style-name="Filename">bar-gui-&lt;version&gt;.zip</text:span>. The archives contain the compiled <text:span text:style-name="Command"><text:span text:style-name="T33">BARC</text:span></text:span><text:span text:style-name="Command">ontrol</text:span> graphical front end for Linux, Windows, Solaris, and MacOSX.</text:p>
      <text:list xml:id="list114053610886150"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1405337290171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1405452837454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14054197305727" text:continue-numbering="true" text:style-name="Numbering_20_5">
        <text:list-item>
          <text:p text:style-name="P140">A full backup is expired and was purged. Is it useful to keep the following incremental backups?</text:p>
        </text:list-item>
      </text:list>
      <text:p text:style-name="P63">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63">Note: if the delta-compress-algorithm is used the original file for the delta-compression must still exists to extract the delta-compressed files, because the archive only contain the differences to the original files.</text:p>
      <text:list xml:id="list114053628794050" text:continue-numbering="true" text:style-name="Numbering_20_5">
        <text:list-item>
          <text:p text:style-name="P141">How can I use BAR on computer with tightly limited resources? I always get the error insufficient disk space when BAR try to create archives.</text:p>
        </text:list-item>
      </text:list>
      <text:p text:style-name="P65">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64"><text:span text:style-name="T87">C</text:span>reate a RAM disk, e. g.:</text:p>
      <text:p text:style-name="Answer_20_Command"><text:s/><text:span text:style-name="Command">mount -t tmpfs -o size=2G none /media/ramdisk</text:span></text:p>
      <text:p text:style-name="P64"><text:span text:style-name="T87">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356938651" text:style-name="L12">
        <text:list-item>
          <text:p text:style-name="P137">version number of <text:span text:style-name="Name">BAR</text:span></text:p>
        </text:list-item>
      </text:list>
      <text:list xml:id="list114055118831246" text:continue-list="list11405387385917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14054770965057" text:continue-list="list3356938651" text:style-name="L12">
        <text:list-item>
          <text:p text:style-name="P125"><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5">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14053629767351" text:continue-list="list114055118831246"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1405494535973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3">BARC</text:span></text:span><text:span text:style-name="Command">ontrol</text:span> is using SWT [<text:reference-ref text:reference-format="text" text:ref-name="SWT">SWT</text:reference-ref>]. SWT is under the "Eclipse Public License" which can be found here:</text:p>
      <text:list xml:id="list11405385997735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5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8"><text:reference-mark-start text:name="Zstd"/>Zst<text:span text:style-name="T96">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7"/>
      <text:p text:style-name="P3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8">--abort<text:tab/>72</text:p>
          <text:p text:style-name="P178">--all<text:tab/>63</text:p>
          <text:p text:style-name="P178">--always-create-image<text:tab/>65</text:p>
          <text:p text:style-name="P178">--archive-file-mode<text:tab/>64</text:p>
          <text:p text:style-name="P178">--archive-part-size<text:tab/>51</text:p>
          <text:p text:style-name="P178">--archive-type<text:tab/>72</text:p>
          <text:p text:style-name="P178">--bd-blank-command<text:tab/>55</text:p>
          <text:p text:style-name="P178">--bd-device<text:tab/>54</text:p>
          <text:p text:style-name="P178">--bd-ecc-command<text:tab/>55</text:p>
          <text:p text:style-name="P178">--bd-ecc-post-command<text:tab/>55</text:p>
          <text:p text:style-name="P178">--bd-ecc-pre-command<text:tab/>55</text:p>
          <text:p text:style-name="P178">--bd-image-command<text:tab/>55</text:p>
          <text:p text:style-name="P178">--bd-image-post-command<text:tab/>55</text:p>
          <text:p text:style-name="P178">--bd-image-pre-command<text:tab/>54</text:p>
          <text:p text:style-name="P178">--bd-load-volume-command<text:tab/>54</text:p>
          <text:p text:style-name="P178">--bd-request-volume-command<text:tab/>54</text:p>
          <text:p text:style-name="P178">--bd-unload-volume-command<text:tab/>54</text:p>
          <text:p text:style-name="P178">--bd-volume-size<text:tab/>54</text:p>
          <text:p text:style-name="P178">--bd-write-command<text:tab/>55</text:p>
          <text:p text:style-name="P178">--bd-write-image-command<text:tab/>56</text:p>
          <text:p text:style-name="P178">--bd-write-post-command<text:tab/>55</text:p>
          <text:p text:style-name="P178">--bd-write-pre-command<text:tab/>55</text:p>
          <text:p text:style-name="P178">--blank<text:tab/>65</text:p>
          <text:p text:style-name="P178">--ca-file<text:tab/>72</text:p>
          <text:p text:style-name="P178">--cd-device<text:tab/>54</text:p>
          <text:p text:style-name="P178">--cd-ecc-command<text:tab/>55</text:p>
          <text:p text:style-name="P178">--cd-ecc-post-command<text:tab/>55</text:p>
          <text:p text:style-name="P178">--cd-ecc-pre-command<text:tab/>55</text:p>
          <text:p text:style-name="P178">--cd-image-command<text:tab/>55</text:p>
          <text:p text:style-name="P178">--cd-image-post-command<text:tab/>55</text:p>
          <text:p text:style-name="P178">--cd-image-pre-command<text:tab/>54</text:p>
          <text:p text:style-name="P178">--cd-load-volume-command<text:tab/>54</text:p>
          <text:p text:style-name="P178">--cd-request-volume-command<text:tab/>54</text:p>
          <text:p text:style-name="P178">--cd-unload-volume-command<text:tab/>54</text:p>
          <text:p text:style-name="P178">--cd-volume-size<text:tab/>54</text:p>
          <text:p text:style-name="P178">--cd-write-command<text:tab/>55</text:p>
          <text:p text:style-name="P178">--cd-write-image-command<text:tab/>56</text:p>
          <text:p text:style-name="P178">--cd-write-post-command<text:tab/>55</text:p>
          <text:p text:style-name="P178">--cd-write-pre-command<text:tab/>55</text:p>
          <text:p text:style-name="P178">--cd‑blank-command<text:tab/>55</text:p>
          <text:p text:style-name="P178">--cert-file<text:tab/>72</text:p>
          <text:p text:style-name="P178">--comment<text:tab/>44</text:p>
          <text:p text:style-name="P178">--compare<text:tab/>11, 42</text:p>
          <text:p text:style-name="P178">--compress-algorithm<text:tab/>13, 46</text:p>
          <text:p text:style-name="P178">--compress-exclude<text:tab/>49</text:p>
          <text:p text:style-name="P178">--compress-min-size<text:tab/>49</text:p>
          <text:p text:style-name="P178">--config<text:tab/>62</text:p>
          <text:p text:style-name="P178">--continue<text:tab/>73</text:p>
          <text:p text:style-name="P178">--continuous-database<text:tab/>60</text:p>
          <text:p text:style-name="P178">--continuous-max-size<text:tab/>61</text:p>
          <text:p text:style-name="P178">--continuous-min-time-delta<text:tab/>61</text:p>
          <text:p text:style-name="P178">--convert<text:tab/>43</text:p>
          <text:p text:style-name="P178">--create<text:tab/>8, 42</text:p>
          <text:p text:style-name="P178">--crypt-algorithm<text:tab/>49</text:p>
          <text:p text:style-name="P178">--crypt-new-password<text:tab/>50</text:p>
          <text:p text:style-name="P178">--crypt-password<text:tab/>50</text:p>
          <text:p text:style-name="P178">--crypt-private-key<text:tab/>51</text:p>
          <text:p text:style-name="P178">--crypt-public-key<text:tab/>50</text:p>
          <text:p text:style-name="P178">--crypt-type<text:tab/>50</text:p>
          <text:p text:style-name="P178">--daemon<text:tab/>58</text:p>
          <text:p text:style-name="P178">--delete-old-archive-files<text:tab/>64</text:p>
          <text:p text:style-name="P178">--delta-source<text:tab/>49</text:p>
          <text:p text:style-name="P178">--destination<text:tab/>58, 73</text:p>
          <text:p text:style-name="P178">--device<text:tab/>56</text:p>
          <text:p text:style-name="P178">--device-blank-command<text:tab/>57</text:p>
          <text:p text:style-name="P178">--device-ecc-command<text:tab/>57</text:p>
          <text:p text:style-name="P178">--device-ecc-post-command<text:tab/>57</text:p>
          <text:p text:style-name="P178">--device-ecc-pre-command<text:tab/>57</text:p>
          <text:p text:style-name="P178">--device-image-command<text:tab/>56</text:p>
          <text:p text:style-name="P178">--device-image-post-command<text:tab/>56</text:p>
          <text:p text:style-name="P178">--device-image-pre-command<text:tab/>56</text:p>
          <text:p text:style-name="P178">--device-load-volume-command<text:tab/>56</text:p>
          <text:p text:style-name="P178">--device-request-volume-command<text:tab/>56</text:p>
          <text:p text:style-name="P178">--device-unload-volume-command<text:tab/>56</text:p>
          <text:p text:style-name="P178">--device-volume-size<text:tab/>56</text:p>
          <text:p text:style-name="P178">--device-write-command<text:tab/>57</text:p>
          <text:p text:style-name="P178">--device-write-post-command<text:tab/>57</text:p>
          <text:p text:style-name="P178">--device-write-pre-command<text:tab/>57</text:p>
          <text:p text:style-name="P178">--differential<text:tab/>46</text:p>
          <text:p text:style-name="P178">--directory<text:tab/>63</text:p>
          <text:p text:style-name="P178">--directory-strip<text:tab/>57</text:p>
          <text:p text:style-name="P178">--dry-run<text:tab/>65</text:p>
          <text:p text:style-name="P178">--dvd-blank-command<text:tab/>55</text:p>
          <text:p text:style-name="P178">--dvd-device<text:tab/>54</text:p>
          <text:p text:style-name="P178">--dvd-ecc-command<text:tab/>55</text:p>
          <text:p text:style-name="P178">--dvd-ecc-post-command<text:tab/>55</text:p>
          <text:p text:style-name="P178">--dvd-ecc-pre-command<text:tab/>55</text:p>
          <text:p text:style-name="P178">--dvd-image-command<text:tab/>55</text:p>
          <text:p text:style-name="P178">--dvd-image-post-command<text:tab/>55</text:p>
          <text:p text:style-name="P178">--dvd-image-pre-command<text:tab/>54</text:p>
          <text:p text:style-name="P178">--dvd-load-volume-command<text:tab/>54</text:p>
          <text:p text:style-name="P178">--dvd-request-volume-command<text:tab/>54</text:p>
          <text:p text:style-name="P178">--dvd-unload-volume-command<text:tab/>54</text:p>
          <text:p text:style-name="P178">--dvd-volume-size<text:tab/>54</text:p>
          <text:p text:style-name="P178"><text:soft-page-break/>--dvd-write-command<text:tab/>55</text:p>
          <text:p text:style-name="P178">--dvd-write-image-command<text:tab/>56</text:p>
          <text:p text:style-name="P178">--dvd-write-post-command<text:tab/>55</text:p>
          <text:p text:style-name="P178">--dvd-write-pre-command<text:tab/>55</text:p>
          <text:p text:style-name="P178">--ecc<text:tab/>65</text:p>
          <text:p text:style-name="P178">--exclude<text:tab/>45</text:p>
          <text:p text:style-name="P178">--exclude-command<text:tab/>45</text:p>
          <text:p text:style-name="P178">--exclude-list<text:tab/>45</text:p>
          <text:p text:style-name="P178">--extract<text:tab/>11, 43</text:p>
          <text:p text:style-name="P178">--file-write-post-command<text:tab/>52</text:p>
          <text:p text:style-name="P178">--file-write-pre-command<text:tab/>52</text:p>
          <text:p text:style-name="P178">--force-delta-compression<text:tab/>64</text:p>
          <text:p text:style-name="P178"><text:span text:style-name="T5">--</text:span><text:span text:style-name="T5">force-ssl</text:span><text:tab/>72</text:p>
          <text:p text:style-name="P178">--force-verify-signatures<text:tab/>51</text:p>
          <text:p text:style-name="P178">--fragment-size<text:tab/>51</text:p>
          <text:p text:style-name="P178">--ftp-login-name<text:tab/>52</text:p>
          <text:p text:style-name="P178">--ftp-max-connections<text:tab/>52</text:p>
          <text:p text:style-name="P178">--ftp-password<text:tab/>52</text:p>
          <text:p text:style-name="P178">--ftp-write-post-command<text:tab/>52</text:p>
          <text:p text:style-name="P178">--ftp-write-pre-command<text:tab/>52</text:p>
          <text:p text:style-name="P178"><text:span text:style-name="T15">--full</text:span><text:tab/>45</text:p>
          <text:p text:style-name="P178">--generate-keys<text:tab/>43</text:p>
          <text:p text:style-name="P178">--generate-keys-bits<text:tab/>43</text:p>
          <text:p text:style-name="P178">--generate-keys-mode<text:tab/>43</text:p>
          <text:p text:style-name="P178">--generate-signature-keys<text:tab/>43</text:p>
          <text:p text:style-name="P178">--group<text:tab/>63</text:p>
          <text:p text:style-name="P178">--help<text:tab/>66, 73</text:p>
          <text:p text:style-name="P178">--help-internal<text:tab/>66</text:p>
          <text:p text:style-name="P178">--human-format<text:tab/>63</text:p>
          <text:p text:style-name="P178">--ignore-no-backup-file<text:tab/>64</text:p>
          <text:p text:style-name="P178">--ignore-no-dump<text:tab/>64</text:p>
          <text:p text:style-name="P178">--image<text:tab/>42</text:p>
          <text:p text:style-name="P178">--include<text:tab/>44</text:p>
          <text:p text:style-name="P178">--include-file command<text:tab/>45</text:p>
          <text:p text:style-name="P178">--include-file-list<text:tab/>44</text:p>
          <text:p text:style-name="P178">--include-image-command<text:tab/>45</text:p>
          <text:p text:style-name="P178">--include-image-list<text:tab/>45</text:p>
          <text:p text:style-name="P178"><text:span text:style-name="T15">--incremental</text:span><text:tab/>46</text:p>
          <text:p text:style-name="P178">--incremental-data-directory<text:tab/>63</text:p>
          <text:p text:style-name="P178"><text:span text:style-name="T15">--incremental-list-file</text:span><text:tab/>46</text:p>
          <text:p text:style-name="P178">--index-database<text:tab/>59</text:p>
          <text:p text:style-name="P178">--index-database-add<text:tab/>73</text:p>
          <text:p text:style-name="P178">--index-database-auto-update<text:tab/>60</text:p>
          <text:p text:style-name="P178">--index-database-entities-list<text:tab/>73</text:p>
          <text:p text:style-name="P178">--index-database-entries-list<text:tab/>73</text:p>
          <text:p text:style-name="P178">--index-database-keep-time<text:tab/>60</text:p>
          <text:p text:style-name="P178">--index-database-max-band-width<text:tab/>60</text:p>
          <text:p text:style-name="P178">--index-database-refresh<text:tab/>73</text:p>
          <text:p text:style-name="P178">--index-database-remove<text:tab/>73</text:p>
          <text:p text:style-name="P178">--index-database-storages-list<text:tab/>73</text:p>
          <text:p text:style-name="P178">--info<text:tab/>44</text:p>
          <text:p text:style-name="P178">--job<text:tab/>72</text:p>
          <text:p text:style-name="P178">--jobs-directory<text:tab/>59, 63</text:p>
          <text:p text:style-name="P178">--key-file<text:tab/>72</text:p>
          <text:p text:style-name="P178">--list<text:tab/>10, 42, 73</text:p>
          <text:p text:style-name="P178">--log<text:tab/>61</text:p>
          <text:p text:style-name="P178">--log-file<text:tab/>61</text:p>
          <text:p text:style-name="P178">--log-format<text:tab/>61</text:p>
          <text:p text:style-name="P178">--log-post-command<text:tab/>62</text:p>
          <text:p text:style-name="P178">--login-dialog<text:tab/>72</text:p>
          <text:p text:style-name="P178">--long-format<text:tab/>63</text:p>
          <text:p text:style-name="P178">--max-band-width<text:tab/>59</text:p>
          <text:p text:style-name="P178">--max-storage-size<text:tab/>62</text:p>
          <text:p text:style-name="P178">--max-threads<text:tab/>62</text:p>
          <text:p text:style-name="P178">--max-tmp-size<text:tab/>62</text:p>
          <text:p text:style-name="P178">--mount<text:tab/>44, 63</text:p>
          <text:p text:style-name="P178">--mount-command<text:tab/>44</text:p>
          <text:p text:style-name="P178">--mount-device-command<text:tab/>44</text:p>
          <text:p text:style-name="P178">--nice-level<text:tab/>59</text:p>
          <text:p text:style-name="P178">--no-bar-on-medium<text:tab/>65</text:p>
          <text:p text:style-name="P178">--no-default-config<text:tab/>65</text:p>
          <text:p text:style-name="P178">--no-detach<text:tab/>58</text:p>
          <text:p text:style-name="P178">--no-fragments-check<text:tab/>64</text:p>
          <text:p text:style-name="P178">--no-header-footer<text:tab/>64</text:p>
          <text:p text:style-name="P178">--no-index-database<text:tab/>60</text:p>
          <text:p text:style-name="P178">--no-signatures<text:tab/>51</text:p>
          <text:p text:style-name="P178">--no-stop-on-attribute-error<text:tab/>65</text:p>
          <text:p text:style-name="P178">--no-stop-on-error<text:tab/>65</text:p>
          <text:p text:style-name="P178">--no-storage<text:tab/>65</text:p>
          <text:p text:style-name="P178">--normal<text:tab/>45</text:p>
          <text:p text:style-name="P178">--numeric-permission<text:tab/>63</text:p>
          <text:p text:style-name="P178">--numeric-uid-gid<text:tab/>63</text:p>
          <text:p text:style-name="P178">--overwrite-archive-files<text:tab/>64</text:p>
          <text:p text:style-name="P178">--overwrite-entries<text:tab/>73</text:p>
          <text:p text:style-name="P178">--overwrite-files<text:tab/>64</text:p>
          <text:p text:style-name="P178">--owner<text:tab/>58</text:p>
          <text:p text:style-name="P178">--pairing-master-file<text:tab/>63</text:p>
          <text:p text:style-name="P178">--password<text:tab/>72</text:p>
          <text:p text:style-name="P178">--pattern-type<text:tab/>63</text:p>
          <text:p text:style-name="P178">--pause<text:tab/>72</text:p>
          <text:p text:style-name="P178">--permissions<text:tab/>58</text:p>
          <text:p text:style-name="P178">--pid-file<text:tab/>63</text:p>
          <text:p text:style-name="P178">--ping<text:tab/>72</text:p>
          <text:p text:style-name="P178">--port<text:tab/>71</text:p>
          <text:p text:style-name="P178">--post-command<text:tab/>44</text:p>
          <text:p text:style-name="P178">--pre-command<text:tab/>43</text:p>
          <text:p text:style-name="P178">--quiet<text:tab/>66</text:p>
          <text:p text:style-name="P178">--raw-images<text:tab/>64</text:p>
          <text:p text:style-name="P178">--remote-bar-executable<text:tab/>59</text:p>
          <text:p text:style-name="P178">--restore<text:tab/>73</text:p>
          <text:p text:style-name="P178"><text:soft-page-break/>--restore-entry-mode<text:tab/>64</text:p>
          <text:p text:style-name="P178">--role<text:tab/>73</text:p>
          <text:p text:style-name="P178">--scp-write-post-command<text:tab/>53</text:p>
          <text:p text:style-name="P178">--scp-write-pre-command<text:tab/>53</text:p>
          <text:p text:style-name="P178">--select-job<text:tab/>72</text:p>
          <text:p text:style-name="P178">--server-ca-file<text:tab/>58</text:p>
          <text:p text:style-name="P178">--server-cert-file<text:tab/>58</text:p>
          <text:p text:style-name="P178">--server-key-file<text:tab/>58</text:p>
          <text:p text:style-name="P178">--server-max-connections<text:tab/>59</text:p>
          <text:p text:style-name="P178">--server-mode<text:tab/>59</text:p>
          <text:p text:style-name="P178">--server-password<text:tab/>58</text:p>
          <text:p text:style-name="P178">--server-port<text:tab/>58</text:p>
          <text:p text:style-name="P178">--server-tls-port<text:tab/>58</text:p>
          <text:p text:style-name="P178">--sftp-write-post-command<text:tab/>53</text:p>
          <text:p text:style-name="P178">--sftp-write-pre-command<text:tab/>53</text:p>
          <text:p text:style-name="P178">--signature-private-key<text:tab/>51</text:p>
          <text:p text:style-name="P178">--signatures-public-key<text:tab/>51</text:p>
          <text:p text:style-name="P178">--skip-unreadable<text:tab/>64</text:p>
          <text:p text:style-name="P178">--skip-verify-signatures<text:tab/>51</text:p>
          <text:p text:style-name="P178">--ssh-login-name<text:tab/>52</text:p>
          <text:p text:style-name="P178">--ssh-max-connections<text:tab/>53</text:p>
          <text:p text:style-name="P178">--ssh-password<text:tab/>52</text:p>
          <text:p text:style-name="P178">--ssh-port<text:tab/>52</text:p>
          <text:p text:style-name="P178">--ssh-private-key<text:tab/>53</text:p>
          <text:p text:style-name="P178">--ssh-public-key<text:tab/>53</text:p>
          <text:p text:style-name="P178">--storage-command<text:tab/>43, 45</text:p>
          <text:p text:style-name="P178">--storage-list<text:tab/>43, 45</text:p>
          <text:p text:style-name="P178">--storage-list-stdin<text:tab/>43</text:p>
          <text:p text:style-name="P178">--suspend<text:tab/>72</text:p>
          <text:p text:style-name="P178">--test<text:tab/>10, 42</text:p>
          <text:p text:style-name="P178">--tls-port<text:tab/>72</text:p>
          <text:p text:style-name="P178">--tmp-directory<text:tab/>62</text:p>
          <text:p text:style-name="P178">--unmount-command<text:tab/>44</text:p>
          <text:p text:style-name="P178">--verbose<text:tab/>66</text:p>
          <text:p text:style-name="P178">--version<text:tab/>66, 73</text:p>
          <text:p text:style-name="P178"><text:span text:style-name="T1">--volume-size</text:span><text:tab/>65</text:p>
          <text:p text:style-name="P178">--wait-first-volume<text:tab/>65</text:p>
          <text:p text:style-name="P178">--webdav-login<text:tab/>53</text:p>
          <text:p text:style-name="P178">--webdav-max-connections<text:tab/>53</text:p>
          <text:p text:style-name="P178">--webdav-password<text:tab/>53</text:p>
          <text:p text:style-name="P178">--webdav-write-post-command<text:tab/>54</text:p>
          <text:p text:style-name="P178">--webdav-write-pre-command<text:tab/>54</text:p>
          <text:p text:style-name="P178">--xhelp<text:tab/>66</text:p>
          <text:p text:style-name="P178">-!<text:tab/>45</text:p>
          <text:p text:style-name="P178">-#<text:tab/>44</text:p>
          <text:p text:style-name="P178">-a<text:tab/>73</text:p>
          <text:p text:style-name="P178">-c<text:tab/>42, 73</text:p>
          <text:p text:style-name="P178">-C<text:tab/>63</text:p>
          <text:p text:style-name="P178">-d<text:tab/>42</text:p>
          <text:p text:style-name="P178">-D<text:tab/>58</text:p>
          <text:p text:style-name="P178">-e<text:tab/>73</text:p>
          <text:p text:style-name="P178"><text:span text:style-name="T15">-f</text:span><text:tab/>45</text:p>
          <text:p text:style-name="P178">-g<text:tab/>63</text:p>
          <text:p text:style-name="P178">-h<text:tab/>66, 73</text:p>
          <text:p text:style-name="P178">-H<text:tab/>63</text:p>
          <text:p text:style-name="P178">-i<text:tab/>46, 72</text:p>
          <text:p text:style-name="P178">-j<text:tab/>72</text:p>
          <text:p text:style-name="P178">-l<text:tab/>42, 73</text:p>
          <text:p text:style-name="P178">-L<text:tab/>63</text:p>
          <text:p text:style-name="P178">-m<text:tab/>42</text:p>
          <text:p text:style-name="P178">-n<text:tab/>73</text:p>
          <text:p text:style-name="P178">-o<text:tab/>64</text:p>
          <text:p text:style-name="P178">-p<text:tab/>57, 71</text:p>
          <text:p text:style-name="P178">-s<text:tab/>16, 51, 72</text:p>
          <text:p text:style-name="P178">-t<text:tab/>42, 72</text:p>
          <text:p text:style-name="P178">-T<text:tab/>43</text:p>
          <text:p text:style-name="P178">-x<text:tab/>43</text:p>
          <text:p text:style-name="P178">-y<text:tab/>49</text:p>
          <text:p text:style-name="P178">-z<text:tab/>13, 46</text:p>
          <text:p text:style-name="P117">A</text:p>
          <text:p text:style-name="P178">archive-name<text:tab/>67</text:p>
          <text:p text:style-name="P178">archive-type<text:tab/>67</text:p>
          <text:p text:style-name="P178">atime<text:tab/>9</text:p>
          <text:p text:style-name="P117">B</text:p>
          <text:p text:style-name="P178">bar-keygen<text:tab/>7</text:p>
          <text:p text:style-name="P178">basic commands<text:tab/>42</text:p>
          <text:p text:style-name="P117">C</text:p>
          <text:p text:style-name="P178">chunks<text:tab/>75</text:p>
          <text:p text:style-name="P178">compare archive<text:tab/>11</text:p>
          <text:p text:style-name="P178">compress archive<text:tab/>13</text:p>
          <text:p text:style-name="P178">compression<text:tab/>46</text:p>
          <text:p text:style-name="P178">creating archive<text:tab/>8</text:p>
          <text:p text:style-name="P178">crypt-password-mode<text:tab/>67</text:p>
          <text:p text:style-name="P117">D</text:p>
          <text:p text:style-name="P178">device configuration<text:tab/>69</text:p>
          <text:p text:style-name="P178">differential archive<text:tab/>12</text:p>
          <text:p text:style-name="P117">E</text:p>
          <text:p text:style-name="P178">encryption<text:tab/>49</text:p>
          <text:p text:style-name="P178">exclude<text:tab/>68</text:p>
          <text:p text:style-name="P178">exclude-command<text:tab/>68</text:p>
          <text:p text:style-name="P178">exclude-list<text:tab/>68</text:p>
          <text:p text:style-name="P178">extract archive<text:tab/>11</text:p>
          <text:p text:style-name="P117">F</text:p>
          <text:p text:style-name="P178">file format<text:tab/>75</text:p>
          <text:p text:style-name="P178">force-ssl<text:tab/>74</text:p>
          <text:p text:style-name="P178">ftp server configuration<text:tab/>68</text:p>
          <text:p text:style-name="P117">G</text:p>
          <text:p text:style-name="P178">graphical front end<text:tab/>23</text:p>
          <text:p text:style-name="P117">I</text:p>
          <text:p text:style-name="P178">include-file<text:tab/>67</text:p>
          <text:p text:style-name="P178"><text:soft-page-break/>include-file-command<text:tab/>67</text:p>
          <text:p text:style-name="P178">include-file-list<text:tab/>67</text:p>
          <text:p text:style-name="P178">include-image<text:tab/>67</text:p>
          <text:p text:style-name="P178">include-image-command<text:tab/>67</text:p>
          <text:p text:style-name="P178">include-image-list<text:tab/>67</text:p>
          <text:p text:style-name="P178">include/exclude files<text:tab/>44</text:p>
          <text:p text:style-name="P178">incremental archive<text:tab/>12</text:p>
          <text:p text:style-name="P117">L</text:p>
          <text:p text:style-name="P178">list archive<text:tab/>10</text:p>
          <text:p text:style-name="P117">P</text:p>
          <text:p text:style-name="P178">pause-create<text:tab/>74</text:p>
          <text:p text:style-name="P178">pause-index-database-update<text:tab/>74</text:p>
          <text:p text:style-name="P178">pause-restore<text:tab/>74</text:p>
          <text:p text:style-name="P178">pause-storage<text:tab/>74</text:p>
          <text:p text:style-name="P178">persistence configuration<text:tab/>70</text:p>
          <text:p text:style-name="P117">R</text:p>
          <text:p text:style-name="P178">role<text:tab/>74</text:p>
          <text:p text:style-name="P117">S</text:p>
          <text:p text:style-name="P178">schedule configuration<text:tab/>70</text:p>
          <text:p text:style-name="P178">server<text:tab/>19, 58, 74</text:p>
          <text:p text:style-name="P178">server-ca-file<text:tab/>74</text:p>
          <text:p text:style-name="P178">server-cert-file<text:tab/>74</text:p>
          <text:p text:style-name="P178">server-key-file<text:tab/>74</text:p>
          <text:p text:style-name="P178">split archives<text:tab/>16, 51</text:p>
          <text:p text:style-name="P178">ssh/scp/sftp server configuration<text:tab/>69</text:p>
          <text:p text:style-name="P178">store archives<text:tab/>16, 52</text:p>
          <text:p text:style-name="P117">T</text:p>
          <text:p text:style-name="P178">test archive<text:tab/>10</text:p>
          <text:p text:style-name="P117">U</text:p>
          <text:p text:style-name="P178">URI<text:tab/>16</text:p>
          <text:p text:style-name="P178">UUID<text:tab/>67</text:p>
        </text:index-body>
      </text:alphabetical-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0-03-30T11:40:50.737457568</dc:date>
    <meta:editing-duration>P343DT16H20M19S</meta:editing-duration>
    <meta:editing-cycles>657</meta:editing-cycles>
    <meta:generator>LibreOffice/6.0.7.3$Linux_X86_64 LibreOffice_project/00m0$Build-3</meta:generator>
    <meta:document-statistic meta:table-count="15" meta:image-count="20" meta:object-count="0" meta:page-count="91" meta:paragraph-count="2727" meta:word-count="25136" meta:character-count="158236" meta:non-whitespace-character-count="136357"/>
  </office:meta>
</office:document-meta>
</file>